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268994">
            <text:p>0.7268994</text:p>
          </table:table-cell>
          <table:table-cell office:value-type="float" office:value="0.7020944">
            <text:p>0.7020944</text:p>
          </table:table-cell>
          <table:table-cell office:value-type="float" office:value="0.6868617">
            <text:p>0.6868617</text:p>
          </table:table-cell>
          <table:table-cell office:value-type="float" office:value="0.6479452">
            <text:p>0.6479452</text:p>
          </table:table-cell>
          <table:table-cell office:value-type="float" office:value="0.658272">
            <text:p>0.658272</text:p>
          </table:table-cell>
          <table:table-cell office:value-type="float" office:value="0.6361868">
            <text:p>0.6361868</text:p>
          </table:table-cell>
          <table:table-cell office:value-type="float" office:value="0.6298119">
            <text:p>0.6298119</text:p>
          </table:table-cell>
          <table:table-cell office:value-type="float" office:value="0.6279457">
            <text:p>0.6279457</text:p>
          </table:table-cell>
          <table:table-cell office:value-type="float" office:value="0.6212469">
            <text:p>0.6212469</text:p>
          </table:table-cell>
          <table:table-cell office:value-type="float" office:value="0.6175069">
            <text:p>0.6175069</text:p>
          </table:table-cell>
          <table:table-cell office:value-type="float" office:value="0.6100434">
            <text:p>0.6100434</text:p>
          </table:table-cell>
          <table:table-cell office:value-type="float" office:value="0.6110662">
            <text:p>0.6110662</text:p>
          </table:table-cell>
          <table:table-cell office:value-type="float" office:value="0.6133382">
            <text:p>0.6133382</text:p>
          </table:table-cell>
          <table:table-cell office:value-type="float" office:value="0.6234942">
            <text:p>0.6234942</text:p>
          </table:table-cell>
          <table:table-cell office:value-type="float" office:value="0.6192552">
            <text:p>0.6192552</text:p>
          </table:table-cell>
          <table:table-cell office:value-type="float" office:value="0.6319901">
            <text:p>0.6319901</text:p>
          </table:table-cell>
          <table:table-cell office:value-type="float" office:value="0.7068411">
            <text:p>0.7068411</text:p>
          </table:table-cell>
          <table:table-cell office:value-type="float" office:value="0.712153">
            <text:p>0.712153</text:p>
          </table:table-cell>
          <table:table-cell office:value-type="float" office:value="0.7283666">
            <text:p>0.7283666</text:p>
          </table:table-cell>
          <table:table-cell office:value-type="float" office:value="0.73073">
            <text:p>0.73073</text:p>
          </table:table-cell>
          <table:table-cell office:value-type="float" office:value="0.7652551">
            <text:p>0.7652551</text:p>
          </table:table-cell>
          <table:table-cell office:value-type="float" office:value="0.8193355">
            <text:p>0.8193355</text:p>
          </table:table-cell>
          <table:table-cell office:value-type="float" office:value="0.8707323">
            <text:p>0.8707323</text:p>
          </table:table-cell>
          <table:table-cell office:value-type="float" office:value="0.913305">
            <text:p>0.913305</text:p>
          </table:table-cell>
          <table:table-cell office:value-type="float" office:value="0.9927415">
            <text:p>0.9927415</text:p>
          </table:table-cell>
          <table:table-cell office:value-type="float" office:value="0.9692249">
            <text:p>0.9692249</text:p>
          </table:table-cell>
          <table:table-cell office:value-type="float" office:value="1.0057708">
            <text:p>1.0057708</text:p>
          </table:table-cell>
          <table:table-cell office:value-type="float" office:value="1.0342368">
            <text:p>1.0342368</text:p>
          </table:table-cell>
          <table:table-cell office:value-type="float" office:value="1.051484">
            <text:p>1.051484</text:p>
          </table:table-cell>
          <table:table-cell office:value-type="float" office:value="1.1097845">
            <text:p>1.1097845</text:p>
          </table:table-cell>
          <table:table-cell office:value-type="float" office:value="1.1605889">
            <text:p>1.1605889</text:p>
          </table:table-cell>
          <table:table-cell office:value-type="float" office:value="1.1738207">
            <text:p>1.1738207</text:p>
          </table:table-cell>
          <table:table-cell office:value-type="float" office:value="1.1930517">
            <text:p>1.1930517</text:p>
          </table:table-cell>
          <table:table-cell office:value-type="float" office:value="1.1569564">
            <text:p>1.1569564</text:p>
          </table:table-cell>
          <table:table-cell office:value-type="float" office:value="1.1750489">
            <text:p>1.1750489</text:p>
          </table:table-cell>
          <table:table-cell office:value-type="float" office:value="1.1455709">
            <text:p>1.1455709</text:p>
          </table:table-cell>
          <table:table-cell office:value-type="float" office:value="1.1907698">
            <text:p>1.1907698</text:p>
          </table:table-cell>
          <table:table-cell office:value-type="float" office:value="1.2039858">
            <text:p>1.2039858</text:p>
          </table:table-cell>
          <table:table-cell office:value-type="float" office:value="1.2586395">
            <text:p>1.2586395</text:p>
          </table:table-cell>
          <table:table-cell office:value-type="float" office:value="1.2397093">
            <text:p>1.2397093</text:p>
          </table:table-cell>
          <table:table-cell office:value-type="float" office:value="1.1997377">
            <text:p>1.1997377</text:p>
          </table:table-cell>
          <table:table-cell office:value-type="float" office:value="1.1502218">
            <text:p>1.1502218</text:p>
          </table:table-cell>
          <table:table-cell office:value-type="float" office:value="1.1524721">
            <text:p>1.1524721</text:p>
          </table:table-cell>
          <table:table-cell office:value-type="float" office:value="1.1499997">
            <text:p>1.1499997</text:p>
          </table:table-cell>
          <table:table-cell office:value-type="float" office:value="1.1655079">
            <text:p>1.1655079</text:p>
          </table:table-cell>
          <table:table-cell office:value-type="float" office:value="1.1292586">
            <text:p>1.1292586</text:p>
          </table:table-cell>
          <table:table-cell office:value-type="float" office:value="1.1569184">
            <text:p>1.1569184</text:p>
          </table:table-cell>
          <table:table-cell office:value-type="float" office:value="1.1489772">
            <text:p>1.1489772</text:p>
          </table:table-cell>
          <table:table-cell office:value-type="float" office:value="1.1079577">
            <text:p>1.1079577</text:p>
          </table:table-cell>
          <table:table-cell office:value-type="float" office:value="1.0888914">
            <text:p>1.0888914</text:p>
          </table:table-cell>
          <table:table-cell office:value-type="float" office:value="1.0997771">
            <text:p>1.0997771</text:p>
          </table:table-cell>
          <table:table-cell office:value-type="float" office:value="1.1222847">
            <text:p>1.1222847</text:p>
          </table:table-cell>
          <table:table-cell office:value-type="float" office:value="1.1082168">
            <text:p>1.1082168</text:p>
          </table:table-cell>
          <table:table-cell office:value-type="float" office:value="1.0762737">
            <text:p>1.0762737</text:p>
          </table:table-cell>
          <table:table-cell office:value-type="float" office:value="1.0748887">
            <text:p>1.0748887</text:p>
          </table:table-cell>
          <table:table-cell office:value-type="float" office:value="1.104375">
            <text:p>1.104375</text:p>
          </table:table-cell>
          <table:table-cell office:value-type="float" office:value="1.1256056">
            <text:p>1.1256056</text:p>
          </table:table-cell>
          <table:table-cell office:value-type="float" office:value="1.1067779">
            <text:p>1.1067779</text:p>
          </table:table-cell>
          <table:table-cell office:value-type="float" office:value="1.1102135">
            <text:p>1.1102135</text:p>
          </table:table-cell>
          <table:table-cell office:value-type="float" office:value="1.0922343">
            <text:p>1.0922343</text:p>
          </table:table-cell>
          <table:table-cell office:value-type="float" office:value="1.0549595">
            <text:p>1.0549595</text:p>
          </table:table-cell>
          <table:table-cell office:value-type="float" office:value="1.0738531">
            <text:p>1.0738531</text:p>
          </table:table-cell>
          <table:table-cell office:value-type="float" office:value="1.1289696">
            <text:p>1.1289696</text:p>
          </table:table-cell>
          <table:table-cell office:value-type="float" office:value="1.1498104">
            <text:p>1.1498104</text:p>
          </table:table-cell>
          <table:table-cell office:value-type="float" office:value="1.1379877">
            <text:p>1.1379877</text:p>
          </table:table-cell>
          <table:table-cell office:value-type="float" office:value="1.1699507">
            <text:p>1.1699507</text:p>
          </table:table-cell>
          <table:table-cell office:value-type="float" office:value="1.2535747">
            <text:p>1.2535747</text:p>
          </table:table-cell>
          <table:table-cell office:value-type="float" office:value="1.3485919">
            <text:p>1.3485919</text:p>
          </table:table-cell>
          <table:table-cell office:value-type="float" office:value="1.5112219">
            <text:p>1.5112219</text:p>
          </table:table-cell>
          <table:table-cell office:value-type="float" office:value="1.5618975">
            <text:p>1.5618975</text:p>
          </table:table-cell>
          <table:table-cell office:value-type="float" office:value="1.5872256">
            <text:p>1.5872256</text:p>
          </table:table-cell>
          <table:table-cell office:value-type="float" office:value="1.5449458">
            <text:p>1.5449458</text:p>
          </table:table-cell>
          <table:table-cell office:value-type="float" office:value="1.5173125">
            <text:p>1.5173125</text:p>
          </table:table-cell>
          <table:table-cell office:value-type="float" office:value="1.4911479">
            <text:p>1.4911479</text:p>
          </table:table-cell>
          <table:table-cell office:value-type="float" office:value="1.4684026">
            <text:p>1.4684026</text:p>
          </table:table-cell>
          <table:table-cell office:value-type="float" office:value="1.4501363">
            <text:p>1.4501363</text:p>
          </table:table-cell>
          <table:table-cell office:value-type="float" office:value="1.4988074">
            <text:p>1.4988074</text:p>
          </table:table-cell>
          <table:table-cell office:value-type="float" office:value="1.4686259">
            <text:p>1.4686259</text:p>
          </table:table-cell>
          <table:table-cell office:value-type="float" office:value="1.4298246">
            <text:p>1.4298246</text:p>
          </table:table-cell>
          <table:table-cell office:value-type="float" office:value="1.4277593">
            <text:p>1.4277593</text:p>
          </table:table-cell>
          <table:table-cell office:value-type="float" office:value="1.4100405">
            <text:p>1.4100405</text:p>
          </table:table-cell>
          <table:table-cell office:value-type="float" office:value="1.4074241">
            <text:p>1.4074241</text:p>
          </table:table-cell>
          <table:table-cell office:value-type="float" office:value="1.3568586">
            <text:p>1.3568586</text:p>
          </table:table-cell>
          <table:table-cell office:value-type="float" office:value="1.2850829">
            <text:p>1.2850829</text:p>
          </table:table-cell>
          <table:table-cell office:value-type="float" office:value="1.2709959">
            <text:p>1.2709959</text:p>
          </table:table-cell>
          <table:table-cell office:value-type="float" office:value="1.2355193">
            <text:p>1.2355193</text:p>
          </table:table-cell>
          <table:table-cell office:value-type="float" office:value="1.2129133">
            <text:p>1.2129133</text:p>
          </table:table-cell>
          <table:table-cell office:value-type="float" office:value="1.1166708">
            <text:p>1.1166708</text:p>
          </table:table-cell>
          <table:table-cell office:value-type="float" office:value="1.0716192">
            <text:p>1.0716192</text:p>
          </table:table-cell>
          <table:table-cell office:value-type="float" office:value="1.0464604">
            <text:p>1.0464604</text:p>
          </table:table-cell>
          <table:table-cell office:value-type="float" office:value="1.0059209">
            <text:p>1.0059209</text:p>
          </table:table-cell>
          <table:table-cell office:value-type="float" office:value="0.944622">
            <text:p>0.944622</text:p>
          </table:table-cell>
          <table:table-cell office:value-type="float" office:value="0.8947371">
            <text:p>0.8947371</text:p>
          </table:table-cell>
          <table:table-cell office:value-type="float" office:value="0.8430712">
            <text:p>0.8430712</text:p>
          </table:table-cell>
          <table:table-cell office:value-type="float" office:value="0.7871572">
            <text:p>0.7871572</text:p>
          </table:table-cell>
          <table:table-cell office:value-type="float" office:value="0.84">
            <text:p>0.8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9680755">
            <text:p>0.9680755</text:p>
          </table:table-cell>
          <table:table-cell office:value-type="float" office:value="0.9249762">
            <text:p>0.9249762</text:p>
          </table:table-cell>
          <table:table-cell office:value-type="float" office:value="0.9083623">
            <text:p>0.9083623</text:p>
          </table:table-cell>
          <table:table-cell office:value-type="float" office:value="0.8953294">
            <text:p>0.8953294</text:p>
          </table:table-cell>
          <table:table-cell office:value-type="float" office:value="0.862517">
            <text:p>0.862517</text:p>
          </table:table-cell>
          <table:table-cell office:value-type="float" office:value="0.873647">
            <text:p>0.873647</text:p>
          </table:table-cell>
          <table:table-cell office:value-type="float" office:value="0.860384">
            <text:p>0.860384</text:p>
          </table:table-cell>
          <table:table-cell office:value-type="float" office:value="0.8542363">
            <text:p>0.8542363</text:p>
          </table:table-cell>
          <table:table-cell office:value-type="float" office:value="0.8460318">
            <text:p>0.8460318</text:p>
          </table:table-cell>
          <table:table-cell office:value-type="float" office:value="0.8186157">
            <text:p>0.8186157</text:p>
          </table:table-cell>
          <table:table-cell office:value-type="float" office:value="0.8359495">
            <text:p>0.8359495</text:p>
          </table:table-cell>
          <table:table-cell office:value-type="float" office:value="0.8270091">
            <text:p>0.8270091</text:p>
          </table:table-cell>
          <table:table-cell office:value-type="float" office:value="0.8131773">
            <text:p>0.8131773</text:p>
          </table:table-cell>
          <table:table-cell office:value-type="float" office:value="0.8236239">
            <text:p>0.8236239</text:p>
          </table:table-cell>
          <table:table-cell office:value-type="float" office:value="0.836573">
            <text:p>0.836573</text:p>
          </table:table-cell>
          <table:table-cell office:value-type="float" office:value="0.8297445">
            <text:p>0.8297445</text:p>
          </table:table-cell>
          <table:table-cell office:value-type="float" office:value="0.8710057">
            <text:p>0.8710057</text:p>
          </table:table-cell>
          <table:table-cell office:value-type="float" office:value="0.879386">
            <text:p>0.879386</text:p>
          </table:table-cell>
          <table:table-cell office:value-type="float" office:value="0.876717">
            <text:p>0.876717</text:p>
          </table:table-cell>
          <table:table-cell office:value-type="float" office:value="0.9032511">
            <text:p>0.9032511</text:p>
          </table:table-cell>
          <table:table-cell office:value-type="float" office:value="0.9282918">
            <text:p>0.9282918</text:p>
          </table:table-cell>
          <table:table-cell office:value-type="float" office:value="0.9911336">
            <text:p>0.9911336</text:p>
          </table:table-cell>
          <table:table-cell office:value-type="float" office:value="1.0668552">
            <text:p>1.0668552</text:p>
          </table:table-cell>
          <table:table-cell office:value-type="float" office:value="1.2029611">
            <text:p>1.2029611</text:p>
          </table:table-cell>
          <table:table-cell office:value-type="float" office:value="1.3656601">
            <text:p>1.3656601</text:p>
          </table:table-cell>
          <table:table-cell office:value-type="float" office:value="1.3815095">
            <text:p>1.3815095</text:p>
          </table:table-cell>
          <table:table-cell office:value-type="float" office:value="1.4336866">
            <text:p>1.4336866</text:p>
          </table:table-cell>
          <table:table-cell office:value-type="float" office:value="1.5571522">
            <text:p>1.5571522</text:p>
          </table:table-cell>
          <table:table-cell office:value-type="float" office:value="1.7367944">
            <text:p>1.7367944</text:p>
          </table:table-cell>
          <table:table-cell office:value-type="float" office:value="1.8860489">
            <text:p>1.8860489</text:p>
          </table:table-cell>
          <table:table-cell office:value-type="float" office:value="2.087553">
            <text:p>2.087553</text:p>
          </table:table-cell>
          <table:table-cell office:value-type="float" office:value="2.137537">
            <text:p>2.137537</text:p>
          </table:table-cell>
          <table:table-cell office:value-type="float" office:value="2.2788141">
            <text:p>2.2788141</text:p>
          </table:table-cell>
          <table:table-cell office:value-type="float" office:value="2.2432914">
            <text:p>2.2432914</text:p>
          </table:table-cell>
          <table:table-cell office:value-type="float" office:value="2.2754748">
            <text:p>2.2754748</text:p>
          </table:table-cell>
          <table:table-cell office:value-type="float" office:value="2.2357082">
            <text:p>2.2357082</text:p>
          </table:table-cell>
          <table:table-cell office:value-type="float" office:value="2.2465286">
            <text:p>2.2465286</text:p>
          </table:table-cell>
          <table:table-cell office:value-type="float" office:value="2.3102205">
            <text:p>2.3102205</text:p>
          </table:table-cell>
          <table:table-cell office:value-type="float" office:value="2.2293403">
            <text:p>2.2293403</text:p>
          </table:table-cell>
          <table:table-cell office:value-type="float" office:value="1.8981113">
            <text:p>1.8981113</text:p>
          </table:table-cell>
          <table:table-cell office:value-type="float" office:value="1.8888416">
            <text:p>1.8888416</text:p>
          </table:table-cell>
          <table:table-cell office:value-type="float" office:value="1.9544566">
            <text:p>1.9544566</text:p>
          </table:table-cell>
          <table:table-cell office:value-type="float" office:value="1.9649637">
            <text:p>1.9649637</text:p>
          </table:table-cell>
          <table:table-cell office:value-type="float" office:value="1.9248834">
            <text:p>1.9248834</text:p>
          </table:table-cell>
          <table:table-cell office:value-type="float" office:value="2.0571909">
            <text:p>2.0571909</text:p>
          </table:table-cell>
          <table:table-cell office:value-type="float" office:value="2.1163251">
            <text:p>2.1163251</text:p>
          </table:table-cell>
          <table:table-cell office:value-type="float" office:value="2.0962405">
            <text:p>2.0962405</text:p>
          </table:table-cell>
          <table:table-cell office:value-type="float" office:value="2.0666952">
            <text:p>2.0666952</text:p>
          </table:table-cell>
          <table:table-cell office:value-type="float" office:value="2.1015787">
            <text:p>2.1015787</text:p>
          </table:table-cell>
          <table:table-cell office:value-type="float" office:value="2.1154051">
            <text:p>2.1154051</text:p>
          </table:table-cell>
          <table:table-cell office:value-type="float" office:value="2.0819192">
            <text:p>2.0819192</text:p>
          </table:table-cell>
          <table:table-cell office:value-type="float" office:value="2.1175282">
            <text:p>2.1175282</text:p>
          </table:table-cell>
          <table:table-cell office:value-type="float" office:value="2.0702248">
            <text:p>2.0702248</text:p>
          </table:table-cell>
          <table:table-cell office:value-type="float" office:value="2.0534108">
            <text:p>2.0534108</text:p>
          </table:table-cell>
          <table:table-cell office:value-type="float" office:value="1.976735">
            <text:p>1.976735</text:p>
          </table:table-cell>
          <table:table-cell office:value-type="float" office:value="2.0205858">
            <text:p>2.0205858</text:p>
          </table:table-cell>
          <table:table-cell office:value-type="float" office:value="2.0298059">
            <text:p>2.0298059</text:p>
          </table:table-cell>
          <table:table-cell office:value-type="float" office:value="1.8234285">
            <text:p>1.8234285</text:p>
          </table:table-cell>
          <table:table-cell office:value-type="float" office:value="1.7872236">
            <text:p>1.7872236</text:p>
          </table:table-cell>
          <table:table-cell office:value-type="float" office:value="1.8214152">
            <text:p>1.8214152</text:p>
          </table:table-cell>
          <table:table-cell office:value-type="float" office:value="1.7802014">
            <text:p>1.7802014</text:p>
          </table:table-cell>
          <table:table-cell office:value-type="float" office:value="1.7545953">
            <text:p>1.7545953</text:p>
          </table:table-cell>
          <table:table-cell office:value-type="float" office:value="1.7346981">
            <text:p>1.7346981</text:p>
          </table:table-cell>
          <table:table-cell office:value-type="float" office:value="1.8285207">
            <text:p>1.8285207</text:p>
          </table:table-cell>
          <table:table-cell office:value-type="float" office:value="1.9379328">
            <text:p>1.9379328</text:p>
          </table:table-cell>
          <table:table-cell office:value-type="float" office:value="2.0187562">
            <text:p>2.0187562</text:p>
          </table:table-cell>
          <table:table-cell office:value-type="float" office:value="2.130583">
            <text:p>2.130583</text:p>
          </table:table-cell>
          <table:table-cell office:value-type="float" office:value="2.2596495">
            <text:p>2.2596495</text:p>
          </table:table-cell>
          <table:table-cell office:value-type="float" office:value="2.285717">
            <text:p>2.285717</text:p>
          </table:table-cell>
          <table:table-cell office:value-type="float" office:value="2.3892736">
            <text:p>2.3892736</text:p>
          </table:table-cell>
          <table:table-cell office:value-type="float" office:value="2.4405317">
            <text:p>2.4405317</text:p>
          </table:table-cell>
          <table:table-cell office:value-type="float" office:value="2.5271435">
            <text:p>2.5271435</text:p>
          </table:table-cell>
          <table:table-cell office:value-type="float" office:value="2.5269122">
            <text:p>2.5269122</text:p>
          </table:table-cell>
          <table:table-cell office:value-type="float" office:value="2.4631991">
            <text:p>2.4631991</text:p>
          </table:table-cell>
          <table:table-cell office:value-type="float" office:value="2.4311061">
            <text:p>2.4311061</text:p>
          </table:table-cell>
          <table:table-cell office:value-type="float" office:value="2.3548412">
            <text:p>2.3548412</text:p>
          </table:table-cell>
          <table:table-cell office:value-type="float" office:value="2.3108709">
            <text:p>2.3108709</text:p>
          </table:table-cell>
          <table:table-cell office:value-type="float" office:value="2.3013813">
            <text:p>2.3013813</text:p>
          </table:table-cell>
          <table:table-cell office:value-type="float" office:value="2.2963347">
            <text:p>2.2963347</text:p>
          </table:table-cell>
          <table:table-cell office:value-type="float" office:value="2.2940238">
            <text:p>2.2940238</text:p>
          </table:table-cell>
          <table:table-cell office:value-type="float" office:value="2.2505116">
            <text:p>2.2505116</text:p>
          </table:table-cell>
          <table:table-cell office:value-type="float" office:value="2.1793056">
            <text:p>2.1793056</text:p>
          </table:table-cell>
          <table:table-cell office:value-type="float" office:value="2.1616056">
            <text:p>2.1616056</text:p>
          </table:table-cell>
          <table:table-cell office:value-type="float" office:value="2.0496223">
            <text:p>2.0496223</text:p>
          </table:table-cell>
          <table:table-cell office:value-type="float" office:value="1.9946066">
            <text:p>1.9946066</text:p>
          </table:table-cell>
          <table:table-cell office:value-type="float" office:value="1.9789925">
            <text:p>1.9789925</text:p>
          </table:table-cell>
          <table:table-cell office:value-type="float" office:value="1.971663">
            <text:p>1.971663</text:p>
          </table:table-cell>
          <table:table-cell office:value-type="float" office:value="1.9128852">
            <text:p>1.9128852</text:p>
          </table:table-cell>
          <table:table-cell office:value-type="float" office:value="1.7661517">
            <text:p>1.7661517</text:p>
          </table:table-cell>
          <table:table-cell office:value-type="float" office:value="1.6067224">
            <text:p>1.6067224</text:p>
          </table:table-cell>
          <table:table-cell office:value-type="float" office:value="1.5098189">
            <text:p>1.5098189</text:p>
          </table:table-cell>
          <table:table-cell office:value-type="float" office:value="1.5361387">
            <text:p>1.5361387</text:p>
          </table:table-cell>
          <table:table-cell office:value-type="float" office:value="1.5489845">
            <text:p>1.5489845</text:p>
          </table:table-cell>
          <table:table-cell office:value-type="float" office:value="1.5219882">
            <text:p>1.5219882</text:p>
          </table:table-cell>
          <table:table-cell office:value-type="float" office:value="1.4534234">
            <text:p>1.4534234</text:p>
          </table:table-cell>
          <table:table-cell office:value-type="float" office:value="1.52">
            <text:p>1.5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3217">
            <text:p>-0.3217</text:p>
          </table:table-cell>
          <table:table-cell office:value-type="float" office:value="-0.293906">
            <text:p>-0.293906</text:p>
          </table:table-cell>
          <table:table-cell office:value-type="float" office:value="-0.2652383">
            <text:p>-0.2652383</text:p>
          </table:table-cell>
          <table:table-cell office:value-type="float" office:value="-0.2513231">
            <text:p>-0.2513231</text:p>
          </table:table-cell>
          <table:table-cell office:value-type="float" office:value="-0.2559878">
            <text:p>-0.2559878</text:p>
          </table:table-cell>
          <table:table-cell office:value-type="float" office:value="-0.2442176">
            <text:p>-0.2442176</text:p>
          </table:table-cell>
          <table:table-cell office:value-type="float" office:value="-0.2488594">
            <text:p>-0.2488594</text:p>
          </table:table-cell>
          <table:table-cell office:value-type="float" office:value="-0.2509531">
            <text:p>-0.2509531</text:p>
          </table:table-cell>
          <table:table-cell office:value-type="float" office:value="-0.2472196">
            <text:p>-0.2472196</text:p>
          </table:table-cell>
          <table:table-cell office:value-type="float" office:value="-0.2442209">
            <text:p>-0.2442209</text:p>
          </table:table-cell>
          <table:table-cell office:value-type="float" office:value="-0.2346111">
            <text:p>-0.2346111</text:p>
          </table:table-cell>
          <table:table-cell office:value-type="float" office:value="-0.2588632">
            <text:p>-0.2588632</text:p>
          </table:table-cell>
          <table:table-cell office:value-type="float" office:value="-0.2362284">
            <text:p>-0.2362284</text:p>
          </table:table-cell>
          <table:table-cell office:value-type="float" office:value="-0.2453849">
            <text:p>-0.2453849</text:p>
          </table:table-cell>
          <table:table-cell office:value-type="float" office:value="-0.2462101">
            <text:p>-0.2462101</text:p>
          </table:table-cell>
          <table:table-cell office:value-type="float" office:value="-0.2455603">
            <text:p>-0.2455603</text:p>
          </table:table-cell>
          <table:table-cell office:value-type="float" office:value="-0.2474865">
            <text:p>-0.2474865</text:p>
          </table:table-cell>
          <table:table-cell office:value-type="float" office:value="-0.2588209">
            <text:p>-0.2588209</text:p>
          </table:table-cell>
          <table:table-cell office:value-type="float" office:value="-0.2463769">
            <text:p>-0.2463769</text:p>
          </table:table-cell>
          <table:table-cell office:value-type="float" office:value="-0.2559263">
            <text:p>-0.2559263</text:p>
          </table:table-cell>
          <table:table-cell office:value-type="float" office:value="-0.2604848">
            <text:p>-0.2604848</text:p>
          </table:table-cell>
          <table:table-cell office:value-type="float" office:value="-0.2757657">
            <text:p>-0.2757657</text:p>
          </table:table-cell>
          <table:table-cell office:value-type="float" office:value="-0.2978891">
            <text:p>-0.2978891</text:p>
          </table:table-cell>
          <table:table-cell office:value-type="float" office:value="-0.3325858">
            <text:p>-0.3325858</text:p>
          </table:table-cell>
          <table:table-cell office:value-type="float" office:value="-0.3519787">
            <text:p>-0.3519787</text:p>
          </table:table-cell>
          <table:table-cell office:value-type="float" office:value="-0.3728449">
            <text:p>-0.3728449</text:p>
          </table:table-cell>
          <table:table-cell office:value-type="float" office:value="-0.3891629">
            <text:p>-0.3891629</text:p>
          </table:table-cell>
          <table:table-cell office:value-type="float" office:value="-0.4223958">
            <text:p>-0.4223958</text:p>
          </table:table-cell>
          <table:table-cell office:value-type="float" office:value="-0.4302564">
            <text:p>-0.4302564</text:p>
          </table:table-cell>
          <table:table-cell office:value-type="float" office:value="-0.440775">
            <text:p>-0.440775</text:p>
          </table:table-cell>
          <table:table-cell office:value-type="float" office:value="-0.4900915">
            <text:p>-0.4900915</text:p>
          </table:table-cell>
          <table:table-cell office:value-type="float" office:value="-0.4829131">
            <text:p>-0.4829131</text:p>
          </table:table-cell>
          <table:table-cell office:value-type="float" office:value="-0.4722509">
            <text:p>-0.4722509</text:p>
          </table:table-cell>
          <table:table-cell office:value-type="float" office:value="-0.4697331">
            <text:p>-0.4697331</text:p>
          </table:table-cell>
          <table:table-cell office:value-type="float" office:value="-0.4682378">
            <text:p>-0.4682378</text:p>
          </table:table-cell>
          <table:table-cell office:value-type="float" office:value="-0.4713856">
            <text:p>-0.4713856</text:p>
          </table:table-cell>
          <table:table-cell office:value-type="float" office:value="-0.4703361">
            <text:p>-0.4703361</text:p>
          </table:table-cell>
          <table:table-cell office:value-type="float" office:value="-0.4789568">
            <text:p>-0.4789568</text:p>
          </table:table-cell>
          <table:table-cell office:value-type="float" office:value="-0.4923431">
            <text:p>-0.4923431</text:p>
          </table:table-cell>
          <table:table-cell office:value-type="float" office:value="-0.5000865">
            <text:p>-0.5000865</text:p>
          </table:table-cell>
          <table:table-cell office:value-type="float" office:value="-0.4906687">
            <text:p>-0.4906687</text:p>
          </table:table-cell>
          <table:table-cell office:value-type="float" office:value="-0.4800186">
            <text:p>-0.4800186</text:p>
          </table:table-cell>
          <table:table-cell office:value-type="float" office:value="-0.4785146">
            <text:p>-0.4785146</text:p>
          </table:table-cell>
          <table:table-cell office:value-type="float" office:value="-0.494094">
            <text:p>-0.494094</text:p>
          </table:table-cell>
          <table:table-cell office:value-type="float" office:value="-0.4928782">
            <text:p>-0.4928782</text:p>
          </table:table-cell>
          <table:table-cell office:value-type="float" office:value="-0.4801444">
            <text:p>-0.4801444</text:p>
          </table:table-cell>
          <table:table-cell office:value-type="float" office:value="-0.4888016">
            <text:p>-0.4888016</text:p>
          </table:table-cell>
          <table:table-cell office:value-type="float" office:value="-0.4920113">
            <text:p>-0.4920113</text:p>
          </table:table-cell>
          <table:table-cell office:value-type="float" office:value="-0.4938973">
            <text:p>-0.4938973</text:p>
          </table:table-cell>
          <table:table-cell office:value-type="float" office:value="-0.5018407">
            <text:p>-0.5018407</text:p>
          </table:table-cell>
          <table:table-cell office:value-type="float" office:value="-0.50294">
            <text:p>-0.50294</text:p>
          </table:table-cell>
          <table:table-cell office:value-type="float" office:value="-0.5108253">
            <text:p>-0.5108253</text:p>
          </table:table-cell>
          <table:table-cell office:value-type="float" office:value="-0.4890677">
            <text:p>-0.4890677</text:p>
          </table:table-cell>
          <table:table-cell office:value-type="float" office:value="-0.4800167">
            <text:p>-0.4800167</text:p>
          </table:table-cell>
          <table:table-cell office:value-type="float" office:value="-0.4853292">
            <text:p>-0.4853292</text:p>
          </table:table-cell>
          <table:table-cell office:value-type="float" office:value="-0.4851586">
            <text:p>-0.4851586</text:p>
          </table:table-cell>
          <table:table-cell office:value-type="float" office:value="-0.4625241">
            <text:p>-0.4625241</text:p>
          </table:table-cell>
          <table:table-cell office:value-type="float" office:value="-0.463174">
            <text:p>-0.463174</text:p>
          </table:table-cell>
          <table:table-cell office:value-type="float" office:value="-0.4563429">
            <text:p>-0.4563429</text:p>
          </table:table-cell>
          <table:table-cell office:value-type="float" office:value="-0.4734035">
            <text:p>-0.4734035</text:p>
          </table:table-cell>
          <table:table-cell office:value-type="float" office:value="-0.45255">
            <text:p>-0.45255</text:p>
          </table:table-cell>
          <table:table-cell office:value-type="float" office:value="-0.4667032">
            <text:p>-0.4667032</text:p>
          </table:table-cell>
          <table:table-cell office:value-type="float" office:value="-0.4779027">
            <text:p>-0.4779027</text:p>
          </table:table-cell>
          <table:table-cell office:value-type="float" office:value="-0.4642885">
            <text:p>-0.4642885</text:p>
          </table:table-cell>
          <table:table-cell office:value-type="float" office:value="-0.4725686">
            <text:p>-0.4725686</text:p>
          </table:table-cell>
          <table:table-cell office:value-type="float" office:value="-0.4835228">
            <text:p>-0.4835228</text:p>
          </table:table-cell>
          <table:table-cell office:value-type="float" office:value="-0.5237595">
            <text:p>-0.5237595</text:p>
          </table:table-cell>
          <table:table-cell office:value-type="float" office:value="-0.549088">
            <text:p>-0.549088</text:p>
          </table:table-cell>
          <table:table-cell office:value-type="float" office:value="-0.5713102">
            <text:p>-0.5713102</text:p>
          </table:table-cell>
          <table:table-cell office:value-type="float" office:value="-0.5718666">
            <text:p>-0.5718666</text:p>
          </table:table-cell>
          <table:table-cell office:value-type="float" office:value="-0.5885151">
            <text:p>-0.5885151</text:p>
          </table:table-cell>
          <table:table-cell office:value-type="float" office:value="-0.584236">
            <text:p>-0.584236</text:p>
          </table:table-cell>
          <table:table-cell office:value-type="float" office:value="-0.5709934">
            <text:p>-0.5709934</text:p>
          </table:table-cell>
          <table:table-cell office:value-type="float" office:value="-0.5858948">
            <text:p>-0.5858948</text:p>
          </table:table-cell>
          <table:table-cell office:value-type="float" office:value="-0.599455">
            <text:p>-0.599455</text:p>
          </table:table-cell>
          <table:table-cell office:value-type="float" office:value="-0.5995633">
            <text:p>-0.5995633</text:p>
          </table:table-cell>
          <table:table-cell office:value-type="float" office:value="-0.571423">
            <text:p>-0.571423</text:p>
          </table:table-cell>
          <table:table-cell office:value-type="float" office:value="-0.5685828">
            <text:p>-0.5685828</text:p>
          </table:table-cell>
          <table:table-cell office:value-type="float" office:value="-0.5586755">
            <text:p>-0.5586755</text:p>
          </table:table-cell>
          <table:table-cell office:value-type="float" office:value="-0.5777176">
            <text:p>-0.5777176</text:p>
          </table:table-cell>
          <table:table-cell office:value-type="float" office:value="-0.575633">
            <text:p>-0.575633</text:p>
          </table:table-cell>
          <table:table-cell office:value-type="float" office:value="-0.540372">
            <text:p>-0.540372</text:p>
          </table:table-cell>
          <table:table-cell office:value-type="float" office:value="-0.5026577">
            <text:p>-0.5026577</text:p>
          </table:table-cell>
          <table:table-cell office:value-type="float" office:value="-0.4939773">
            <text:p>-0.4939773</text:p>
          </table:table-cell>
          <table:table-cell office:value-type="float" office:value="-0.4960505">
            <text:p>-0.4960505</text:p>
          </table:table-cell>
          <table:table-cell office:value-type="float" office:value="-0.4755344">
            <text:p>-0.4755344</text:p>
          </table:table-cell>
          <table:table-cell office:value-type="float" office:value="-0.4382326">
            <text:p>-0.4382326</text:p>
          </table:table-cell>
          <table:table-cell office:value-type="float" office:value="-0.4252674">
            <text:p>-0.4252674</text:p>
          </table:table-cell>
          <table:table-cell office:value-type="float" office:value="-0.4167968">
            <text:p>-0.4167968</text:p>
          </table:table-cell>
          <table:table-cell office:value-type="float" office:value="-0.4040984">
            <text:p>-0.4040984</text:p>
          </table:table-cell>
          <table:table-cell office:value-type="float" office:value="-0.3992658">
            <text:p>-0.3992658</text:p>
          </table:table-cell>
          <table:table-cell office:value-type="float" office:value="-0.3858061">
            <text:p>-0.3858061</text:p>
          </table:table-cell>
          <table:table-cell office:value-type="float" office:value="-0.3740283">
            <text:p>-0.3740283</text:p>
          </table:table-cell>
          <table:table-cell office:value-type="float" office:value="-0.3475435">
            <text:p>-0.3475435</text:p>
          </table:table-cell>
          <table:table-cell office:value-type="float" office:value="-0.3351922">
            <text:p>-0.3351922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5.1089778">
            <text:p>5.1089778</text:p>
          </table:table-cell>
          <table:table-cell office:value-type="float" office:value="5.1015668">
            <text:p>5.1015668</text:p>
          </table:table-cell>
          <table:table-cell office:value-type="float" office:value="5.0042224">
            <text:p>5.0042224</text:p>
          </table:table-cell>
          <table:table-cell office:value-type="float" office:value="5.0123444">
            <text:p>5.0123444</text:p>
          </table:table-cell>
          <table:table-cell office:value-type="float" office:value="4.838789">
            <text:p>4.838789</text:p>
          </table:table-cell>
          <table:table-cell office:value-type="float" office:value="4.9151888">
            <text:p>4.9151888</text:p>
          </table:table-cell>
          <table:table-cell office:value-type="float" office:value="5.0218334">
            <text:p>5.0218334</text:p>
          </table:table-cell>
          <table:table-cell office:value-type="float" office:value="4.9250331">
            <text:p>4.9250331</text:p>
          </table:table-cell>
          <table:table-cell office:value-type="float" office:value="4.7710443">
            <text:p>4.7710443</text:p>
          </table:table-cell>
          <table:table-cell office:value-type="float" office:value="4.8238888">
            <text:p>4.8238888</text:p>
          </table:table-cell>
          <table:table-cell office:value-type="float" office:value="4.9370446">
            <text:p>4.9370446</text:p>
          </table:table-cell>
          <table:table-cell office:value-type="float" office:value="4.8258891">
            <text:p>4.8258891</text:p>
          </table:table-cell>
          <table:table-cell office:value-type="float" office:value="4.7813778">
            <text:p>4.7813778</text:p>
          </table:table-cell>
          <table:table-cell office:value-type="float" office:value="5.0589776">
            <text:p>5.0589776</text:p>
          </table:table-cell>
          <table:table-cell office:value-type="float" office:value="5.0038333">
            <text:p>5.0038333</text:p>
          </table:table-cell>
          <table:table-cell office:value-type="float" office:value="4.8960114">
            <text:p>4.8960114</text:p>
          </table:table-cell>
          <table:table-cell office:value-type="float" office:value="4.9428444">
            <text:p>4.9428444</text:p>
          </table:table-cell>
          <table:table-cell office:value-type="float" office:value="5.0675778">
            <text:p>5.0675778</text:p>
          </table:table-cell>
          <table:table-cell office:value-type="float" office:value="4.9124889">
            <text:p>4.9124889</text:p>
          </table:table-cell>
          <table:table-cell office:value-type="float" office:value="4.959311">
            <text:p>4.959311</text:p>
          </table:table-cell>
          <table:table-cell office:value-type="float" office:value="5.1400666">
            <text:p>5.1400666</text:p>
          </table:table-cell>
          <table:table-cell office:value-type="float" office:value="5.2052221">
            <text:p>5.2052221</text:p>
          </table:table-cell>
          <table:table-cell office:value-type="float" office:value="5.2773113">
            <text:p>5.2773113</text:p>
          </table:table-cell>
          <table:table-cell office:value-type="float" office:value="5.4320002">
            <text:p>5.4320002</text:p>
          </table:table-cell>
          <table:table-cell office:value-type="float" office:value="5.8095779">
            <text:p>5.8095779</text:p>
          </table:table-cell>
          <table:table-cell office:value-type="float" office:value="5.6712222">
            <text:p>5.6712222</text:p>
          </table:table-cell>
          <table:table-cell office:value-type="float" office:value="5.6469445">
            <text:p>5.6469445</text:p>
          </table:table-cell>
          <table:table-cell office:value-type="float" office:value="5.9626446">
            <text:p>5.9626446</text:p>
          </table:table-cell>
          <table:table-cell office:value-type="float" office:value="6.2927666">
            <text:p>6.2927666</text:p>
          </table:table-cell>
          <table:table-cell office:value-type="float" office:value="6.859911">
            <text:p>6.859911</text:p>
          </table:table-cell>
          <table:table-cell office:value-type="float" office:value="6.9787889">
            <text:p>6.9787889</text:p>
          </table:table-cell>
          <table:table-cell office:value-type="float" office:value="7.1301222">
            <text:p>7.1301222</text:p>
          </table:table-cell>
          <table:table-cell office:value-type="float" office:value="7.1226001">
            <text:p>7.1226001</text:p>
          </table:table-cell>
          <table:table-cell office:value-type="float" office:value="7.181911">
            <text:p>7.181911</text:p>
          </table:table-cell>
          <table:table-cell office:value-type="float" office:value="7.1766887">
            <text:p>7.1766887</text:p>
          </table:table-cell>
          <table:table-cell office:value-type="float" office:value="7.0151668">
            <text:p>7.0151668</text:p>
          </table:table-cell>
          <table:table-cell office:value-type="float" office:value="7.1251998">
            <text:p>7.1251998</text:p>
          </table:table-cell>
          <table:table-cell office:value-type="float" office:value="6.9549665">
            <text:p>6.9549665</text:p>
          </table:table-cell>
          <table:table-cell office:value-type="float" office:value="6.9144669">
            <text:p>6.9144669</text:p>
          </table:table-cell>
          <table:table-cell office:value-type="float" office:value="7.217011">
            <text:p>7.217011</text:p>
          </table:table-cell>
          <table:table-cell office:value-type="float" office:value="7.3895111">
            <text:p>7.3895111</text:p>
          </table:table-cell>
          <table:table-cell office:value-type="float" office:value="7.0490446">
            <text:p>7.0490446</text:p>
          </table:table-cell>
          <table:table-cell office:value-type="float" office:value="6.8848443">
            <text:p>6.8848443</text:p>
          </table:table-cell>
          <table:table-cell office:value-type="float" office:value="6.9974666">
            <text:p>6.9974666</text:p>
          </table:table-cell>
          <table:table-cell office:value-type="float" office:value="6.9848776">
            <text:p>6.9848776</text:p>
          </table:table-cell>
          <table:table-cell office:value-type="float" office:value="7.0265889">
            <text:p>7.0265889</text:p>
          </table:table-cell>
          <table:table-cell office:value-type="float" office:value="7.2237444">
            <text:p>7.2237444</text:p>
          </table:table-cell>
          <table:table-cell office:value-type="float" office:value="7.345511">
            <text:p>7.345511</text:p>
          </table:table-cell>
          <table:table-cell office:value-type="float" office:value="7.150311">
            <text:p>7.150311</text:p>
          </table:table-cell>
          <table:table-cell office:value-type="float" office:value="7.044178">
            <text:p>7.044178</text:p>
          </table:table-cell>
          <table:table-cell office:value-type="float" office:value="7.016511">
            <text:p>7.016511</text:p>
          </table:table-cell>
          <table:table-cell office:value-type="float" office:value="7.1448112">
            <text:p>7.1448112</text:p>
          </table:table-cell>
          <table:table-cell office:value-type="float" office:value="7.1602001">
            <text:p>7.1602001</text:p>
          </table:table-cell>
          <table:table-cell office:value-type="float" office:value="7.2259221">
            <text:p>7.2259221</text:p>
          </table:table-cell>
          <table:table-cell office:value-type="float" office:value="7.0897889">
            <text:p>7.0897889</text:p>
          </table:table-cell>
          <table:table-cell office:value-type="float" office:value="6.8949113">
            <text:p>6.8949113</text:p>
          </table:table-cell>
          <table:table-cell office:value-type="float" office:value="6.8030443">
            <text:p>6.8030443</text:p>
          </table:table-cell>
          <table:table-cell office:value-type="float" office:value="6.5356998">
            <text:p>6.5356998</text:p>
          </table:table-cell>
          <table:table-cell office:value-type="float" office:value="6.5444889">
            <text:p>6.5444889</text:p>
          </table:table-cell>
          <table:table-cell office:value-type="float" office:value="6.5688109">
            <text:p>6.5688109</text:p>
          </table:table-cell>
          <table:table-cell office:value-type="float" office:value="6.5369668">
            <text:p>6.5369668</text:p>
          </table:table-cell>
          <table:table-cell office:value-type="float" office:value="6.8785892">
            <text:p>6.8785892</text:p>
          </table:table-cell>
          <table:table-cell office:value-type="float" office:value="6.9075112">
            <text:p>6.9075112</text:p>
          </table:table-cell>
          <table:table-cell office:value-type="float" office:value="6.9626555">
            <text:p>6.9626555</text:p>
          </table:table-cell>
          <table:table-cell office:value-type="float" office:value="6.8189335">
            <text:p>6.8189335</text:p>
          </table:table-cell>
          <table:table-cell office:value-type="float" office:value="7.0114555">
            <text:p>7.0114555</text:p>
          </table:table-cell>
          <table:table-cell office:value-type="float" office:value="7.1211557">
            <text:p>7.1211557</text:p>
          </table:table-cell>
          <table:table-cell office:value-type="float" office:value="7.4463887">
            <text:p>7.4463887</text:p>
          </table:table-cell>
          <table:table-cell office:value-type="float" office:value="7.6504998">
            <text:p>7.6504998</text:p>
          </table:table-cell>
          <table:table-cell office:value-type="float" office:value="7.5557446">
            <text:p>7.5557446</text:p>
          </table:table-cell>
          <table:table-cell office:value-type="float" office:value="7.5379333">
            <text:p>7.5379333</text:p>
          </table:table-cell>
          <table:table-cell office:value-type="float" office:value="7.6617332">
            <text:p>7.6617332</text:p>
          </table:table-cell>
          <table:table-cell office:value-type="float" office:value="7.5155001">
            <text:p>7.5155001</text:p>
          </table:table-cell>
          <table:table-cell office:value-type="float" office:value="7.3201447">
            <text:p>7.3201447</text:p>
          </table:table-cell>
          <table:table-cell office:value-type="float" office:value="7.1869669">
            <text:p>7.1869669</text:p>
          </table:table-cell>
          <table:table-cell office:value-type="float" office:value="6.9916224">
            <text:p>6.9916224</text:p>
          </table:table-cell>
          <table:table-cell office:value-type="float" office:value="7.2131667">
            <text:p>7.2131667</text:p>
          </table:table-cell>
          <table:table-cell office:value-type="float" office:value="7.4014778">
            <text:p>7.4014778</text:p>
          </table:table-cell>
          <table:table-cell office:value-type="float" office:value="7.2649446">
            <text:p>7.2649446</text:p>
          </table:table-cell>
          <table:table-cell office:value-type="float" office:value="7.2495112">
            <text:p>7.2495112</text:p>
          </table:table-cell>
          <table:table-cell office:value-type="float" office:value="7.2128668">
            <text:p>7.2128668</text:p>
          </table:table-cell>
          <table:table-cell office:value-type="float" office:value="6.8084779">
            <text:p>6.8084779</text:p>
          </table:table-cell>
          <table:table-cell office:value-type="float" office:value="6.9481335">
            <text:p>6.9481335</text:p>
          </table:table-cell>
          <table:table-cell office:value-type="float" office:value="6.8858113">
            <text:p>6.8858113</text:p>
          </table:table-cell>
          <table:table-cell office:value-type="float" office:value="6.6350222">
            <text:p>6.6350222</text:p>
          </table:table-cell>
          <table:table-cell office:value-type="float" office:value="6.4492779">
            <text:p>6.4492779</text:p>
          </table:table-cell>
          <table:table-cell office:value-type="float" office:value="6.2375665">
            <text:p>6.2375665</text:p>
          </table:table-cell>
          <table:table-cell office:value-type="float" office:value="6.349822">
            <text:p>6.349822</text:p>
          </table:table-cell>
          <table:table-cell office:value-type="float" office:value="5.990778">
            <text:p>5.990778</text:p>
          </table:table-cell>
          <table:table-cell office:value-type="float" office:value="5.7217999">
            <text:p>5.7217999</text:p>
          </table:table-cell>
          <table:table-cell office:value-type="float" office:value="5.6281776">
            <text:p>5.6281776</text:p>
          </table:table-cell>
          <table:table-cell office:value-type="float" office:value="5.638689">
            <text:p>5.638689</text:p>
          </table:table-cell>
          <table:table-cell office:value-type="float" office:value="5.4739332">
            <text:p>5.4739332</text:p>
          </table:table-cell>
          <table:table-cell office:value-type="float" office:value="5.3209777">
            <text:p>5.3209777</text:p>
          </table:table-cell>
          <table:table-cell office:value-type="float" office:value="5.3967776">
            <text:p>5.3967776</text:p>
          </table:table-cell>
          <table:table-cell office:value-type="float" office:value="5.25">
            <text:p>5.2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8648007">
            <text:p>2.8648007</text:p>
          </table:table-cell>
          <table:table-cell office:value-type="float" office:value="2.7456501">
            <text:p>2.7456501</text:p>
          </table:table-cell>
          <table:table-cell office:value-type="float" office:value="2.7262552">
            <text:p>2.7262552</text:p>
          </table:table-cell>
          <table:table-cell office:value-type="float" office:value="2.6282134">
            <text:p>2.6282134</text:p>
          </table:table-cell>
          <table:table-cell office:value-type="float" office:value="2.575114">
            <text:p>2.575114</text:p>
          </table:table-cell>
          <table:table-cell office:value-type="float" office:value="2.533545">
            <text:p>2.533545</text:p>
          </table:table-cell>
          <table:table-cell office:value-type="float" office:value="2.5003726">
            <text:p>2.5003726</text:p>
          </table:table-cell>
          <table:table-cell office:value-type="float" office:value="2.4781985">
            <text:p>2.4781985</text:p>
          </table:table-cell>
          <table:table-cell office:value-type="float" office:value="2.4697428">
            <text:p>2.4697428</text:p>
          </table:table-cell>
          <table:table-cell office:value-type="float" office:value="2.4953463">
            <text:p>2.4953463</text:p>
          </table:table-cell>
          <table:table-cell office:value-type="float" office:value="2.4470353">
            <text:p>2.4470353</text:p>
          </table:table-cell>
          <table:table-cell office:value-type="float" office:value="2.4368639">
            <text:p>2.4368639</text:p>
          </table:table-cell>
          <table:table-cell office:value-type="float" office:value="2.3965952">
            <text:p>2.3965952</text:p>
          </table:table-cell>
          <table:table-cell office:value-type="float" office:value="2.4022131">
            <text:p>2.4022131</text:p>
          </table:table-cell>
          <table:table-cell office:value-type="float" office:value="2.4111416">
            <text:p>2.4111416</text:p>
          </table:table-cell>
          <table:table-cell office:value-type="float" office:value="2.4086583">
            <text:p>2.4086583</text:p>
          </table:table-cell>
          <table:table-cell office:value-type="float" office:value="2.556251">
            <text:p>2.556251</text:p>
          </table:table-cell>
          <table:table-cell office:value-type="float" office:value="2.5620463">
            <text:p>2.5620463</text:p>
          </table:table-cell>
          <table:table-cell office:value-type="float" office:value="2.6134329">
            <text:p>2.6134329</text:p>
          </table:table-cell>
          <table:table-cell office:value-type="float" office:value="2.6186945">
            <text:p>2.6186945</text:p>
          </table:table-cell>
          <table:table-cell office:value-type="float" office:value="2.7105267">
            <text:p>2.7105267</text:p>
          </table:table-cell>
          <table:table-cell office:value-type="float" office:value="2.7957942">
            <text:p>2.7957942</text:p>
          </table:table-cell>
          <table:table-cell office:value-type="float" office:value="3.0109146">
            <text:p>3.0109146</text:p>
          </table:table-cell>
          <table:table-cell office:value-type="float" office:value="3.2096572">
            <text:p>3.2096572</text:p>
          </table:table-cell>
          <table:table-cell office:value-type="float" office:value="3.5034831">
            <text:p>3.5034831</text:p>
          </table:table-cell>
          <table:table-cell office:value-type="float" office:value="3.4149029">
            <text:p>3.4149029</text:p>
          </table:table-cell>
          <table:table-cell office:value-type="float" office:value="3.5328715">
            <text:p>3.5328715</text:p>
          </table:table-cell>
          <table:table-cell office:value-type="float" office:value="3.7525456">
            <text:p>3.7525456</text:p>
          </table:table-cell>
          <table:table-cell office:value-type="float" office:value="3.880507">
            <text:p>3.880507</text:p>
          </table:table-cell>
          <table:table-cell office:value-type="float" office:value="4.0141454">
            <text:p>4.0141454</text:p>
          </table:table-cell>
          <table:table-cell office:value-type="float" office:value="4.1982217">
            <text:p>4.1982217</text:p>
          </table:table-cell>
          <table:table-cell office:value-type="float" office:value="4.2881613">
            <text:p>4.2881613</text:p>
          </table:table-cell>
          <table:table-cell office:value-type="float" office:value="4.3188505">
            <text:p>4.3188505</text:p>
          </table:table-cell>
          <table:table-cell office:value-type="float" office:value="4.343627">
            <text:p>4.343627</text:p>
          </table:table-cell>
          <table:table-cell office:value-type="float" office:value="4.4326196">
            <text:p>4.4326196</text:p>
          </table:table-cell>
          <table:table-cell office:value-type="float" office:value="4.3686404">
            <text:p>4.3686404</text:p>
          </table:table-cell>
          <table:table-cell office:value-type="float" office:value="4.3448691">
            <text:p>4.3448691</text:p>
          </table:table-cell>
          <table:table-cell office:value-type="float" office:value="4.3901043">
            <text:p>4.3901043</text:p>
          </table:table-cell>
          <table:table-cell office:value-type="float" office:value="4.3692307">
            <text:p>4.3692307</text:p>
          </table:table-cell>
          <table:table-cell office:value-type="float" office:value="4.3042445">
            <text:p>4.3042445</text:p>
          </table:table-cell>
          <table:table-cell office:value-type="float" office:value="4.2894616">
            <text:p>4.2894616</text:p>
          </table:table-cell>
          <table:table-cell office:value-type="float" office:value="4.2598963">
            <text:p>4.2598963</text:p>
          </table:table-cell>
          <table:table-cell office:value-type="float" office:value="4.2653365">
            <text:p>4.2653365</text:p>
          </table:table-cell>
          <table:table-cell office:value-type="float" office:value="4.355454">
            <text:p>4.355454</text:p>
          </table:table-cell>
          <table:table-cell office:value-type="float" office:value="4.3556314">
            <text:p>4.3556314</text:p>
          </table:table-cell>
          <table:table-cell office:value-type="float" office:value="4.3569312">
            <text:p>4.3569312</text:p>
          </table:table-cell>
          <table:table-cell office:value-type="float" office:value="4.4390063">
            <text:p>4.4390063</text:p>
          </table:table-cell>
          <table:table-cell office:value-type="float" office:value="4.4467521">
            <text:p>4.4467521</text:p>
          </table:table-cell>
          <table:table-cell office:value-type="float" office:value="4.4057746">
            <text:p>4.4057746</text:p>
          </table:table-cell>
          <table:table-cell office:value-type="float" office:value="4.4186063">
            <text:p>4.4186063</text:p>
          </table:table-cell>
          <table:table-cell office:value-type="float" office:value="4.3580546">
            <text:p>4.3580546</text:p>
          </table:table-cell>
          <table:table-cell office:value-type="float" office:value="4.3904004">
            <text:p>4.3904004</text:p>
          </table:table-cell>
          <table:table-cell office:value-type="float" office:value="4.3202701">
            <text:p>4.3202701</text:p>
          </table:table-cell>
          <table:table-cell office:value-type="float" office:value="4.1702518">
            <text:p>4.1702518</text:p>
          </table:table-cell>
          <table:table-cell office:value-type="float" office:value="4.1392674">
            <text:p>4.1392674</text:p>
          </table:table-cell>
          <table:table-cell office:value-type="float" office:value="4.1622696">
            <text:p>4.1622696</text:p>
          </table:table-cell>
          <table:table-cell office:value-type="float" office:value="4.1962113">
            <text:p>4.1962113</text:p>
          </table:table-cell>
          <table:table-cell office:value-type="float" office:value="4.1832619">
            <text:p>4.1832619</text:p>
          </table:table-cell>
          <table:table-cell office:value-type="float" office:value="4.1522765">
            <text:p>4.1522765</text:p>
          </table:table-cell>
          <table:table-cell office:value-type="float" office:value="4.1191626">
            <text:p>4.1191626</text:p>
          </table:table-cell>
          <table:table-cell office:value-type="float" office:value="4.1853309">
            <text:p>4.1853309</text:p>
          </table:table-cell>
          <table:table-cell office:value-type="float" office:value="4.2367172">
            <text:p>4.2367172</text:p>
          </table:table-cell>
          <table:table-cell office:value-type="float" office:value="4.263267">
            <text:p>4.263267</text:p>
          </table:table-cell>
          <table:table-cell office:value-type="float" office:value="4.2516184">
            <text:p>4.2516184</text:p>
          </table:table-cell>
          <table:table-cell office:value-type="float" office:value="4.2825446">
            <text:p>4.2825446</text:p>
          </table:table-cell>
          <table:table-cell office:value-type="float" office:value="4.4540849">
            <text:p>4.4540849</text:p>
          </table:table-cell>
          <table:table-cell office:value-type="float" office:value="4.5081911">
            <text:p>4.5081911</text:p>
          </table:table-cell>
          <table:table-cell office:value-type="float" office:value="4.8348942">
            <text:p>4.8348942</text:p>
          </table:table-cell>
          <table:table-cell office:value-type="float" office:value="5.1720037">
            <text:p>5.1720037</text:p>
          </table:table-cell>
          <table:table-cell office:value-type="float" office:value="5.3476248">
            <text:p>5.3476248</text:p>
          </table:table-cell>
          <table:table-cell office:value-type="float" office:value="5.4736352">
            <text:p>5.4736352</text:p>
          </table:table-cell>
          <table:table-cell office:value-type="float" office:value="5.4679585">
            <text:p>5.4679585</text:p>
          </table:table-cell>
          <table:table-cell office:value-type="float" office:value="5.5492048">
            <text:p>5.5492048</text:p>
          </table:table-cell>
          <table:table-cell office:value-type="float" office:value="5.4928527">
            <text:p>5.4928527</text:p>
          </table:table-cell>
          <table:table-cell office:value-type="float" office:value="5.3423042">
            <text:p>5.3423042</text:p>
          </table:table-cell>
          <table:table-cell office:value-type="float" office:value="5.3285847">
            <text:p>5.3285847</text:p>
          </table:table-cell>
          <table:table-cell office:value-type="float" office:value="5.418879">
            <text:p>5.418879</text:p>
          </table:table-cell>
          <table:table-cell office:value-type="float" office:value="5.387362">
            <text:p>5.387362</text:p>
          </table:table-cell>
          <table:table-cell office:value-type="float" office:value="5.3188272">
            <text:p>5.3188272</text:p>
          </table:table-cell>
          <table:table-cell office:value-type="float" office:value="5.2944655">
            <text:p>5.2944655</text:p>
          </table:table-cell>
          <table:table-cell office:value-type="float" office:value="5.1435614">
            <text:p>5.1435614</text:p>
          </table:table-cell>
          <table:table-cell office:value-type="float" office:value="4.9941359">
            <text:p>4.9941359</text:p>
          </table:table-cell>
          <table:table-cell office:value-type="float" office:value="4.8355446">
            <text:p>4.8355446</text:p>
          </table:table-cell>
          <table:table-cell office:value-type="float" office:value="4.7586141">
            <text:p>4.7586141</text:p>
          </table:table-cell>
          <table:table-cell office:value-type="float" office:value="4.7257953">
            <text:p>4.7257953</text:p>
          </table:table-cell>
          <table:table-cell office:value-type="float" office:value="4.6155734">
            <text:p>4.6155734</text:p>
          </table:table-cell>
          <table:table-cell office:value-type="float" office:value="4.4441509">
            <text:p>4.4441509</text:p>
          </table:table-cell>
          <table:table-cell office:value-type="float" office:value="4.2332277">
            <text:p>4.2332277</text:p>
          </table:table-cell>
          <table:table-cell office:value-type="float" office:value="4.1426392">
            <text:p>4.1426392</text:p>
          </table:table-cell>
          <table:table-cell office:value-type="float" office:value="4.0356097">
            <text:p>4.0356097</text:p>
          </table:table-cell>
          <table:table-cell office:value-type="float" office:value="3.9446645">
            <text:p>3.9446645</text:p>
          </table:table-cell>
          <table:table-cell office:value-type="float" office:value="3.7501819">
            <text:p>3.7501819</text:p>
          </table:table-cell>
          <table:table-cell office:value-type="float" office:value="3.6338093">
            <text:p>3.6338093</text:p>
          </table:table-cell>
          <table:table-cell office:value-type="float" office:value="3.4849744">
            <text:p>3.4849744</text:p>
          </table:table-cell>
          <table:table-cell office:value-type="float" office:value="3.2958715">
            <text:p>3.2958715</text:p>
          </table:table-cell>
          <table:table-cell office:value-type="float" office:value="3.3">
            <text:p>3.3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.2387507">
            <text:p>2.2387507</text:p>
          </table:table-cell>
          <table:table-cell office:value-type="float" office:value="2.2679915">
            <text:p>2.2679915</text:p>
          </table:table-cell>
          <table:table-cell office:value-type="float" office:value="2.1005557">
            <text:p>2.1005557</text:p>
          </table:table-cell>
          <table:table-cell office:value-type="float" office:value="2.1068647">
            <text:p>2.1068647</text:p>
          </table:table-cell>
          <table:table-cell office:value-type="float" office:value="2.0879843">
            <text:p>2.0879843</text:p>
          </table:table-cell>
          <table:table-cell office:value-type="float" office:value="2.1403875">
            <text:p>2.1403875</text:p>
          </table:table-cell>
          <table:table-cell office:value-type="float" office:value="2.07199">
            <text:p>2.07199</text:p>
          </table:table-cell>
          <table:table-cell office:value-type="float" office:value="2.1001065">
            <text:p>2.1001065</text:p>
          </table:table-cell>
          <table:table-cell office:value-type="float" office:value="2.1203823">
            <text:p>2.1203823</text:p>
          </table:table-cell>
          <table:table-cell office:value-type="float" office:value="2.0151253">
            <text:p>2.0151253</text:p>
          </table:table-cell>
          <table:table-cell office:value-type="float" office:value="1.9618675">
            <text:p>1.9618675</text:p>
          </table:table-cell>
          <table:table-cell office:value-type="float" office:value="2.0080066">
            <text:p>2.0080066</text:p>
          </table:table-cell>
          <table:table-cell office:value-type="float" office:value="1.9836752">
            <text:p>1.9836752</text:p>
          </table:table-cell>
          <table:table-cell office:value-type="float" office:value="2.0870843">
            <text:p>2.0870843</text:p>
          </table:table-cell>
          <table:table-cell office:value-type="float" office:value="1.9763316">
            <text:p>1.9763316</text:p>
          </table:table-cell>
          <table:table-cell office:value-type="float" office:value="2.0317981">
            <text:p>2.0317981</text:p>
          </table:table-cell>
          <table:table-cell office:value-type="float" office:value="2.0467129">
            <text:p>2.0467129</text:p>
          </table:table-cell>
          <table:table-cell office:value-type="float" office:value="2.141875">
            <text:p>2.141875</text:p>
          </table:table-cell>
          <table:table-cell office:value-type="float" office:value="2.1469667">
            <text:p>2.1469667</text:p>
          </table:table-cell>
          <table:table-cell office:value-type="float" office:value="2.1442623">
            <text:p>2.1442623</text:p>
          </table:table-cell>
          <table:table-cell office:value-type="float" office:value="2.1671526">
            <text:p>2.1671526</text:p>
          </table:table-cell>
          <table:table-cell office:value-type="float" office:value="2.2141933">
            <text:p>2.2141933</text:p>
          </table:table-cell>
          <table:table-cell office:value-type="float" office:value="2.2981811">
            <text:p>2.2981811</text:p>
          </table:table-cell>
          <table:table-cell office:value-type="float" office:value="2.4245243">
            <text:p>2.4245243</text:p>
          </table:table-cell>
          <table:table-cell office:value-type="float" office:value="2.5131998">
            <text:p>2.5131998</text:p>
          </table:table-cell>
          <table:table-cell office:value-type="float" office:value="2.7210538">
            <text:p>2.7210538</text:p>
          </table:table-cell>
          <table:table-cell office:value-type="float" office:value="2.9029977">
            <text:p>2.9029977</text:p>
          </table:table-cell>
          <table:table-cell office:value-type="float" office:value="3.1404099">
            <text:p>3.1404099</text:p>
          </table:table-cell>
          <table:table-cell office:value-type="float" office:value="3.2508924">
            <text:p>3.2508924</text:p>
          </table:table-cell>
          <table:table-cell office:value-type="float" office:value="3.5045698">
            <text:p>3.5045698</text:p>
          </table:table-cell>
          <table:table-cell office:value-type="float" office:value="3.5898194">
            <text:p>3.5898194</text:p>
          </table:table-cell>
          <table:table-cell office:value-type="float" office:value="3.7349088">
            <text:p>3.7349088</text:p>
          </table:table-cell>
          <table:table-cell office:value-type="float" office:value="3.750767">
            <text:p>3.750767</text:p>
          </table:table-cell>
          <table:table-cell office:value-type="float" office:value="3.7214344">
            <text:p>3.7214344</text:p>
          </table:table-cell>
          <table:table-cell office:value-type="float" office:value="3.7408555">
            <text:p>3.7408555</text:p>
          </table:table-cell>
          <table:table-cell office:value-type="float" office:value="3.7698717">
            <text:p>3.7698717</text:p>
          </table:table-cell>
          <table:table-cell office:value-type="float" office:value="3.9120307">
            <text:p>3.9120307</text:p>
          </table:table-cell>
          <table:table-cell office:value-type="float" office:value="3.8472829">
            <text:p>3.8472829</text:p>
          </table:table-cell>
          <table:table-cell office:value-type="float" office:value="3.7771268">
            <text:p>3.7771268</text:p>
          </table:table-cell>
          <table:table-cell office:value-type="float" office:value="3.7647359">
            <text:p>3.7647359</text:p>
          </table:table-cell>
          <table:table-cell office:value-type="float" office:value="3.9232955">
            <text:p>3.9232955</text:p>
          </table:table-cell>
          <table:table-cell office:value-type="float" office:value="3.6758363">
            <text:p>3.6758363</text:p>
          </table:table-cell>
          <table:table-cell office:value-type="float" office:value="3.7098994">
            <text:p>3.7098994</text:p>
          </table:table-cell>
          <table:table-cell office:value-type="float" office:value="3.6070771">
            <text:p>3.6070771</text:p>
          </table:table-cell>
          <table:table-cell office:value-type="float" office:value="3.6155033">
            <text:p>3.6155033</text:p>
          </table:table-cell>
          <table:table-cell office:value-type="float" office:value="3.591712">
            <text:p>3.591712</text:p>
          </table:table-cell>
          <table:table-cell office:value-type="float" office:value="3.5569723">
            <text:p>3.5569723</text:p>
          </table:table-cell>
          <table:table-cell office:value-type="float" office:value="3.6352389">
            <text:p>3.6352389</text:p>
          </table:table-cell>
          <table:table-cell office:value-type="float" office:value="3.7661774">
            <text:p>3.7661774</text:p>
          </table:table-cell>
          <table:table-cell office:value-type="float" office:value="3.6582186">
            <text:p>3.6582186</text:p>
          </table:table-cell>
          <table:table-cell office:value-type="float" office:value="3.7637899">
            <text:p>3.7637899</text:p>
          </table:table-cell>
          <table:table-cell office:value-type="float" office:value="3.7600052">
            <text:p>3.7600052</text:p>
          </table:table-cell>
          <table:table-cell office:value-type="float" office:value="3.9243324">
            <text:p>3.9243324</text:p>
          </table:table-cell>
          <table:table-cell office:value-type="float" office:value="3.7993855">
            <text:p>3.7993855</text:p>
          </table:table-cell>
          <table:table-cell office:value-type="float" office:value="3.8029907">
            <text:p>3.8029907</text:p>
          </table:table-cell>
          <table:table-cell office:value-type="float" office:value="3.6954823">
            <text:p>3.6954823</text:p>
          </table:table-cell>
          <table:table-cell office:value-type="float" office:value="3.6241548">
            <text:p>3.6241548</text:p>
          </table:table-cell>
          <table:table-cell office:value-type="float" office:value="3.6527216">
            <text:p>3.6527216</text:p>
          </table:table-cell>
          <table:table-cell office:value-type="float" office:value="3.5287662">
            <text:p>3.5287662</text:p>
          </table:table-cell>
          <table:table-cell office:value-type="float" office:value="3.4433808">
            <text:p>3.4433808</text:p>
          </table:table-cell>
          <table:table-cell office:value-type="float" office:value="3.4938908">
            <text:p>3.4938908</text:p>
          </table:table-cell>
          <table:table-cell office:value-type="float" office:value="3.4518518">
            <text:p>3.4518518</text:p>
          </table:table-cell>
          <table:table-cell office:value-type="float" office:value="3.472399">
            <text:p>3.472399</text:p>
          </table:table-cell>
          <table:table-cell office:value-type="float" office:value="3.4932604">
            <text:p>3.4932604</text:p>
          </table:table-cell>
          <table:table-cell office:value-type="float" office:value="3.7456315">
            <text:p>3.7456315</text:p>
          </table:table-cell>
          <table:table-cell office:value-type="float" office:value="3.9123466">
            <text:p>3.9123466</text:p>
          </table:table-cell>
          <table:table-cell office:value-type="float" office:value="4.0297232">
            <text:p>4.0297232</text:p>
          </table:table-cell>
          <table:table-cell office:value-type="float" office:value="4.2375774">
            <text:p>4.2375774</text:p>
          </table:table-cell>
          <table:table-cell office:value-type="float" office:value="4.3652716">
            <text:p>4.3652716</text:p>
          </table:table-cell>
          <table:table-cell office:value-type="float" office:value="4.3531966">
            <text:p>4.3531966</text:p>
          </table:table-cell>
          <table:table-cell office:value-type="float" office:value="4.3513494">
            <text:p>4.3513494</text:p>
          </table:table-cell>
          <table:table-cell office:value-type="float" office:value="4.2897544">
            <text:p>4.2897544</text:p>
          </table:table-cell>
          <table:table-cell office:value-type="float" office:value="4.4791789">
            <text:p>4.4791789</text:p>
          </table:table-cell>
          <table:table-cell office:value-type="float" office:value="4.4345269">
            <text:p>4.4345269</text:p>
          </table:table-cell>
          <table:table-cell office:value-type="float" office:value="4.2899351">
            <text:p>4.2899351</text:p>
          </table:table-cell>
          <table:table-cell office:value-type="float" office:value="4.3317037">
            <text:p>4.3317037</text:p>
          </table:table-cell>
          <table:table-cell office:value-type="float" office:value="4.4870639">
            <text:p>4.4870639</text:p>
          </table:table-cell>
          <table:table-cell office:value-type="float" office:value="4.4233971">
            <text:p>4.4233971</text:p>
          </table:table-cell>
          <table:table-cell office:value-type="float" office:value="4.3550429">
            <text:p>4.3550429</text:p>
          </table:table-cell>
          <table:table-cell office:value-type="float" office:value="4.2020264">
            <text:p>4.2020264</text:p>
          </table:table-cell>
          <table:table-cell office:value-type="float" office:value="4.0414834">
            <text:p>4.0414834</text:p>
          </table:table-cell>
          <table:table-cell office:value-type="float" office:value="3.9296036">
            <text:p>3.9296036</text:p>
          </table:table-cell>
          <table:table-cell office:value-type="float" office:value="3.880986">
            <text:p>3.880986</text:p>
          </table:table-cell>
          <table:table-cell office:value-type="float" office:value="3.5978858">
            <text:p>3.5978858</text:p>
          </table:table-cell>
          <table:table-cell office:value-type="float" office:value="3.5035338">
            <text:p>3.5035338</text:p>
          </table:table-cell>
          <table:table-cell office:value-type="float" office:value="3.3460095">
            <text:p>3.3460095</text:p>
          </table:table-cell>
          <table:table-cell office:value-type="float" office:value="3.1895225">
            <text:p>3.1895225</text:p>
          </table:table-cell>
          <table:table-cell office:value-type="float" office:value="3.0897191">
            <text:p>3.0897191</text:p>
          </table:table-cell>
          <table:table-cell office:value-type="float" office:value="3.1142764">
            <text:p>3.1142764</text:p>
          </table:table-cell>
          <table:table-cell office:value-type="float" office:value="3.0014057">
            <text:p>3.0014057</text:p>
          </table:table-cell>
          <table:table-cell office:value-type="float" office:value="2.84235">
            <text:p>2.84235</text:p>
          </table:table-cell>
          <table:table-cell office:value-type="float" office:value="2.8111238">
            <text:p>2.8111238</text:p>
          </table:table-cell>
          <table:table-cell office:value-type="float" office:value="2.6138597">
            <text:p>2.6138597</text:p>
          </table:table-cell>
          <table:table-cell office:value-type="float" office:value="2.4801269">
            <text:p>2.4801269</text:p>
          </table:table-cell>
          <table:table-cell office:value-type="float" office:value="2.4288054">
            <text:p>2.4288054</text:p>
          </table:table-cell>
          <table:table-cell office:value-type="float" office:value="2.4">
            <text:p>2.4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4301882">
            <text:p>1.4301882</text:p>
          </table:table-cell>
          <table:table-cell office:value-type="float" office:value="1.3988589">
            <text:p>1.3988589</text:p>
          </table:table-cell>
          <table:table-cell office:value-type="float" office:value="1.3921677">
            <text:p>1.3921677</text:p>
          </table:table-cell>
          <table:table-cell office:value-type="float" office:value="1.3746656">
            <text:p>1.3746656</text:p>
          </table:table-cell>
          <table:table-cell office:value-type="float" office:value="1.3653606">
            <text:p>1.3653606</text:p>
          </table:table-cell>
          <table:table-cell office:value-type="float" office:value="1.3329858">
            <text:p>1.3329858</text:p>
          </table:table-cell>
          <table:table-cell office:value-type="float" office:value="1.329325">
            <text:p>1.329325</text:p>
          </table:table-cell>
          <table:table-cell office:value-type="float" office:value="1.3166604">
            <text:p>1.3166604</text:p>
          </table:table-cell>
          <table:table-cell office:value-type="float" office:value="1.3116111">
            <text:p>1.3116111</text:p>
          </table:table-cell>
          <table:table-cell office:value-type="float" office:value="1.3188316">
            <text:p>1.3188316</text:p>
          </table:table-cell>
          <table:table-cell office:value-type="float" office:value="1.3171211">
            <text:p>1.3171211</text:p>
          </table:table-cell>
          <table:table-cell office:value-type="float" office:value="1.2994153">
            <text:p>1.2994153</text:p>
          </table:table-cell>
          <table:table-cell office:value-type="float" office:value="1.2932025">
            <text:p>1.2932025</text:p>
          </table:table-cell>
          <table:table-cell office:value-type="float" office:value="1.2992512">
            <text:p>1.2992512</text:p>
          </table:table-cell>
          <table:table-cell office:value-type="float" office:value="1.2968285">
            <text:p>1.2968285</text:p>
          </table:table-cell>
          <table:table-cell office:value-type="float" office:value="1.3075539">
            <text:p>1.3075539</text:p>
          </table:table-cell>
          <table:table-cell office:value-type="float" office:value="1.3436722">
            <text:p>1.3436722</text:p>
          </table:table-cell>
          <table:table-cell office:value-type="float" office:value="1.3563799">
            <text:p>1.3563799</text:p>
          </table:table-cell>
          <table:table-cell office:value-type="float" office:value="1.336821">
            <text:p>1.336821</text:p>
          </table:table-cell>
          <table:table-cell office:value-type="float" office:value="1.2762409">
            <text:p>1.2762409</text:p>
          </table:table-cell>
          <table:table-cell office:value-type="float" office:value="1.3357326">
            <text:p>1.3357326</text:p>
          </table:table-cell>
          <table:table-cell office:value-type="float" office:value="1.3709508">
            <text:p>1.3709508</text:p>
          </table:table-cell>
          <table:table-cell office:value-type="float" office:value="1.3978426">
            <text:p>1.3978426</text:p>
          </table:table-cell>
          <table:table-cell office:value-type="float" office:value="1.41449">
            <text:p>1.41449</text:p>
          </table:table-cell>
          <table:table-cell office:value-type="float" office:value="1.4999256">
            <text:p>1.4999256</text:p>
          </table:table-cell>
          <table:table-cell office:value-type="float" office:value="1.4995453">
            <text:p>1.4995453</text:p>
          </table:table-cell>
          <table:table-cell office:value-type="float" office:value="1.4917758">
            <text:p>1.4917758</text:p>
          </table:table-cell>
          <table:table-cell office:value-type="float" office:value="1.5361159">
            <text:p>1.5361159</text:p>
          </table:table-cell>
          <table:table-cell office:value-type="float" office:value="1.6999934">
            <text:p>1.6999934</text:p>
          </table:table-cell>
          <table:table-cell office:value-type="float" office:value="1.8951533">
            <text:p>1.8951533</text:p>
          </table:table-cell>
          <table:table-cell office:value-type="float" office:value="1.9687572">
            <text:p>1.9687572</text:p>
          </table:table-cell>
          <table:table-cell office:value-type="float" office:value="1.9862251">
            <text:p>1.9862251</text:p>
          </table:table-cell>
          <table:table-cell office:value-type="float" office:value="1.9902265">
            <text:p>1.9902265</text:p>
          </table:table-cell>
          <table:table-cell office:value-type="float" office:value="2.0250568">
            <text:p>2.0250568</text:p>
          </table:table-cell>
          <table:table-cell office:value-type="float" office:value="2.0530777">
            <text:p>2.0530777</text:p>
          </table:table-cell>
          <table:table-cell office:value-type="float" office:value="2.0466752">
            <text:p>2.0466752</text:p>
          </table:table-cell>
          <table:table-cell office:value-type="float" office:value="2.0839748">
            <text:p>2.0839748</text:p>
          </table:table-cell>
          <table:table-cell office:value-type="float" office:value="2.1113851">
            <text:p>2.1113851</text:p>
          </table:table-cell>
          <table:table-cell office:value-type="float" office:value="2.0965602">
            <text:p>2.0965602</text:p>
          </table:table-cell>
          <table:table-cell office:value-type="float" office:value="2.0126235">
            <text:p>2.0126235</text:p>
          </table:table-cell>
          <table:table-cell office:value-type="float" office:value="1.9862168">
            <text:p>1.9862168</text:p>
          </table:table-cell>
          <table:table-cell office:value-type="float" office:value="2.0484431">
            <text:p>2.0484431</text:p>
          </table:table-cell>
          <table:table-cell office:value-type="float" office:value="2.1134365">
            <text:p>2.1134365</text:p>
          </table:table-cell>
          <table:table-cell office:value-type="float" office:value="2.0725768">
            <text:p>2.0725768</text:p>
          </table:table-cell>
          <table:table-cell office:value-type="float" office:value="2.1510005">
            <text:p>2.1510005</text:p>
          </table:table-cell>
          <table:table-cell office:value-type="float" office:value="2.2488475">
            <text:p>2.2488475</text:p>
          </table:table-cell>
          <table:table-cell office:value-type="float" office:value="2.2005105">
            <text:p>2.2005105</text:p>
          </table:table-cell>
          <table:table-cell office:value-type="float" office:value="2.2291648">
            <text:p>2.2291648</text:p>
          </table:table-cell>
          <table:table-cell office:value-type="float" office:value="2.2072995">
            <text:p>2.2072995</text:p>
          </table:table-cell>
          <table:table-cell office:value-type="float" office:value="2.0643041">
            <text:p>2.0643041</text:p>
          </table:table-cell>
          <table:table-cell office:value-type="float" office:value="2.0509317">
            <text:p>2.0509317</text:p>
          </table:table-cell>
          <table:table-cell office:value-type="float" office:value="2.06111">
            <text:p>2.06111</text:p>
          </table:table-cell>
          <table:table-cell office:value-type="float" office:value="2.0362546">
            <text:p>2.0362546</text:p>
          </table:table-cell>
          <table:table-cell office:value-type="float" office:value="2.0654469">
            <text:p>2.0654469</text:p>
          </table:table-cell>
          <table:table-cell office:value-type="float" office:value="2.0293057">
            <text:p>2.0293057</text:p>
          </table:table-cell>
          <table:table-cell office:value-type="float" office:value="2.0084076">
            <text:p>2.0084076</text:p>
          </table:table-cell>
          <table:table-cell office:value-type="float" office:value="1.921405">
            <text:p>1.921405</text:p>
          </table:table-cell>
          <table:table-cell office:value-type="float" office:value="1.9187709">
            <text:p>1.9187709</text:p>
          </table:table-cell>
          <table:table-cell office:value-type="float" office:value="1.8498703">
            <text:p>1.8498703</text:p>
          </table:table-cell>
          <table:table-cell office:value-type="float" office:value="1.7856196">
            <text:p>1.7856196</text:p>
          </table:table-cell>
          <table:table-cell office:value-type="float" office:value="1.7947119">
            <text:p>1.7947119</text:p>
          </table:table-cell>
          <table:table-cell office:value-type="float" office:value="1.8470632">
            <text:p>1.8470632</text:p>
          </table:table-cell>
          <table:table-cell office:value-type="float" office:value="1.8486449">
            <text:p>1.8486449</text:p>
          </table:table-cell>
          <table:table-cell office:value-type="float" office:value="1.8217002">
            <text:p>1.8217002</text:p>
          </table:table-cell>
          <table:table-cell office:value-type="float" office:value="1.8104537">
            <text:p>1.8104537</text:p>
          </table:table-cell>
          <table:table-cell office:value-type="float" office:value="1.7235787">
            <text:p>1.7235787</text:p>
          </table:table-cell>
          <table:table-cell office:value-type="float" office:value="1.6194621">
            <text:p>1.6194621</text:p>
          </table:table-cell>
          <table:table-cell office:value-type="float" office:value="1.7692891">
            <text:p>1.7692891</text:p>
          </table:table-cell>
          <table:table-cell office:value-type="float" office:value="1.8661939">
            <text:p>1.8661939</text:p>
          </table:table-cell>
          <table:table-cell office:value-type="float" office:value="1.9117697">
            <text:p>1.9117697</text:p>
          </table:table-cell>
          <table:table-cell office:value-type="float" office:value="1.9595358">
            <text:p>1.9595358</text:p>
          </table:table-cell>
          <table:table-cell office:value-type="float" office:value="2.0059292">
            <text:p>2.0059292</text:p>
          </table:table-cell>
          <table:table-cell office:value-type="float" office:value="2.0020974">
            <text:p>2.0020974</text:p>
          </table:table-cell>
          <table:table-cell office:value-type="float" office:value="2.0021236">
            <text:p>2.0021236</text:p>
          </table:table-cell>
          <table:table-cell office:value-type="float" office:value="1.9760133">
            <text:p>1.9760133</text:p>
          </table:table-cell>
          <table:table-cell office:value-type="float" office:value="2.059413">
            <text:p>2.059413</text:p>
          </table:table-cell>
          <table:table-cell office:value-type="float" office:value="2.3620813">
            <text:p>2.3620813</text:p>
          </table:table-cell>
          <table:table-cell office:value-type="float" office:value="2.3437164">
            <text:p>2.3437164</text:p>
          </table:table-cell>
          <table:table-cell office:value-type="float" office:value="2.3014252">
            <text:p>2.3014252</text:p>
          </table:table-cell>
          <table:table-cell office:value-type="float" office:value="2.2725074">
            <text:p>2.2725074</text:p>
          </table:table-cell>
          <table:table-cell office:value-type="float" office:value="2.2848668">
            <text:p>2.2848668</text:p>
          </table:table-cell>
          <table:table-cell office:value-type="float" office:value="2.2317007">
            <text:p>2.2317007</text:p>
          </table:table-cell>
          <table:table-cell office:value-type="float" office:value="2.1941159">
            <text:p>2.1941159</text:p>
          </table:table-cell>
          <table:table-cell office:value-type="float" office:value="2.1741312">
            <text:p>2.1741312</text:p>
          </table:table-cell>
          <table:table-cell office:value-type="float" office:value="2.1089251">
            <text:p>2.1089251</text:p>
          </table:table-cell>
          <table:table-cell office:value-type="float" office:value="2.1058652">
            <text:p>2.1058652</text:p>
          </table:table-cell>
          <table:table-cell office:value-type="float" office:value="2.0309823">
            <text:p>2.0309823</text:p>
          </table:table-cell>
          <table:table-cell office:value-type="float" office:value="1.8984578">
            <text:p>1.8984578</text:p>
          </table:table-cell>
          <table:table-cell office:value-type="float" office:value="1.8444686">
            <text:p>1.8444686</text:p>
          </table:table-cell>
          <table:table-cell office:value-type="float" office:value="1.7673268">
            <text:p>1.7673268</text:p>
          </table:table-cell>
          <table:table-cell office:value-type="float" office:value="1.7328093">
            <text:p>1.7328093</text:p>
          </table:table-cell>
          <table:table-cell office:value-type="float" office:value="1.6507579">
            <text:p>1.6507579</text:p>
          </table:table-cell>
          <table:table-cell office:value-type="float" office:value="1.7241533">
            <text:p>1.7241533</text:p>
          </table:table-cell>
          <table:table-cell office:value-type="float" office:value="1.798444">
            <text:p>1.798444</text:p>
          </table:table-cell>
          <table:table-cell office:value-type="float" office:value="1.7552295">
            <text:p>1.7552295</text:p>
          </table:table-cell>
          <table:table-cell office:value-type="float" office:value="1.76">
            <text:p>1.76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1044959">
            <text:p>-0.1044959</text:p>
          </table:table-cell>
          <table:table-cell office:value-type="float" office:value="-0.1062291">
            <text:p>-0.1062291</text:p>
          </table:table-cell>
          <table:table-cell office:value-type="float" office:value="-0.1125178">
            <text:p>-0.1125178</text:p>
          </table:table-cell>
          <table:table-cell office:value-type="float" office:value="-0.1260146">
            <text:p>-0.1260146</text:p>
          </table:table-cell>
          <table:table-cell office:value-type="float" office:value="-0.1211417">
            <text:p>-0.1211417</text:p>
          </table:table-cell>
          <table:table-cell office:value-type="float" office:value="-0.1242598">
            <text:p>-0.1242598</text:p>
          </table:table-cell>
          <table:table-cell office:value-type="float" office:value="-0.1112637">
            <text:p>-0.1112637</text:p>
          </table:table-cell>
          <table:table-cell office:value-type="float" office:value="-0.124795">
            <text:p>-0.124795</text:p>
          </table:table-cell>
          <table:table-cell office:value-type="float" office:value="-0.1199934">
            <text:p>-0.1199934</text:p>
          </table:table-cell>
          <table:table-cell office:value-type="float" office:value="-0.1241511">
            <text:p>-0.1241511</text:p>
          </table:table-cell>
          <table:table-cell office:value-type="float" office:value="-0.115505">
            <text:p>-0.115505</text:p>
          </table:table-cell>
          <table:table-cell office:value-type="float" office:value="-0.1205726">
            <text:p>-0.1205726</text:p>
          </table:table-cell>
          <table:table-cell office:value-type="float" office:value="-0.1196574">
            <text:p>-0.1196574</text:p>
          </table:table-cell>
          <table:table-cell office:value-type="float" office:value="-0.1169113">
            <text:p>-0.1169113</text:p>
          </table:table-cell>
          <table:table-cell office:value-type="float" office:value="-0.1077815">
            <text:p>-0.1077815</text:p>
          </table:table-cell>
          <table:table-cell office:value-type="float" office:value="-0.1113643">
            <text:p>-0.1113643</text:p>
          </table:table-cell>
          <table:table-cell office:value-type="float" office:value="-0.0469545">
            <text:p>-0.0469545</text:p>
          </table:table-cell>
          <table:table-cell office:value-type="float" office:value="-0.0557878">
            <text:p>-0.0557878</text:p>
          </table:table-cell>
          <table:table-cell office:value-type="float" office:value="-0.0539721">
            <text:p>-0.0539721</text:p>
          </table:table-cell>
          <table:table-cell office:value-type="float" office:value="-0.0617002">
            <text:p>-0.0617002</text:p>
          </table:table-cell>
          <table:table-cell office:value-type="float" office:value="-0.0601703">
            <text:p>-0.0601703</text:p>
          </table:table-cell>
          <table:table-cell office:value-type="float" office:value="-0.0496552">
            <text:p>-0.0496552</text:p>
          </table:table-cell>
          <table:table-cell office:value-type="float" office:value="-0.0290011">
            <text:p>-0.0290011</text:p>
          </table:table-cell>
          <table:table-cell office:value-type="float" office:value="-0.0236549">
            <text:p>-0.0236549</text:p>
          </table:table-cell>
          <table:table-cell office:value-type="float" office:value="-0.0163">
            <text:p>-0.0163</text:p>
          </table:table-cell>
          <table:table-cell office:value-type="float" office:value="-0.0255685">
            <text:p>-0.0255685</text:p>
          </table:table-cell>
          <table:table-cell office:value-type="float" office:value="-0.0297275">
            <text:p>-0.0297275</text:p>
          </table:table-cell>
          <table:table-cell office:value-type="float" office:value="-0.0198951">
            <text:p>-0.0198951</text:p>
          </table:table-cell>
          <table:table-cell office:value-type="float" office:value="-0.0035227">
            <text:p>-0.0035227</text:p>
          </table:table-cell>
          <table:table-cell office:value-type="float" office:value="0.0219499">
            <text:p>0.0219499</text:p>
          </table:table-cell>
          <table:table-cell office:value-type="float" office:value="0.043247">
            <text:p>0.043247</text:p>
          </table:table-cell>
          <table:table-cell office:value-type="float" office:value="0.0496113">
            <text:p>0.0496113</text:p>
          </table:table-cell>
          <table:table-cell office:value-type="float" office:value="0.0737388">
            <text:p>0.0737388</text:p>
          </table:table-cell>
          <table:table-cell office:value-type="float" office:value="0.0816495">
            <text:p>0.0816495</text:p>
          </table:table-cell>
          <table:table-cell office:value-type="float" office:value="0.0781337">
            <text:p>0.0781337</text:p>
          </table:table-cell>
          <table:table-cell office:value-type="float" office:value="0.078232">
            <text:p>0.078232</text:p>
          </table:table-cell>
          <table:table-cell office:value-type="float" office:value="0.0796059">
            <text:p>0.0796059</text:p>
          </table:table-cell>
          <table:table-cell office:value-type="float" office:value="0.0799919">
            <text:p>0.0799919</text:p>
          </table:table-cell>
          <table:table-cell office:value-type="float" office:value="0.1012319">
            <text:p>0.1012319</text:p>
          </table:table-cell>
          <table:table-cell office:value-type="float" office:value="0.0936189">
            <text:p>0.0936189</text:p>
          </table:table-cell>
          <table:table-cell office:value-type="float" office:value="0.0945896">
            <text:p>0.0945896</text:p>
          </table:table-cell>
          <table:table-cell office:value-type="float" office:value="0.070493">
            <text:p>0.070493</text:p>
          </table:table-cell>
          <table:table-cell office:value-type="float" office:value="0.0722249">
            <text:p>0.0722249</text:p>
          </table:table-cell>
          <table:table-cell office:value-type="float" office:value="0.0632767">
            <text:p>0.0632767</text:p>
          </table:table-cell>
          <table:table-cell office:value-type="float" office:value="0.0775912">
            <text:p>0.0775912</text:p>
          </table:table-cell>
          <table:table-cell office:value-type="float" office:value="0.0633414">
            <text:p>0.0633414</text:p>
          </table:table-cell>
          <table:table-cell office:value-type="float" office:value="0.0751659">
            <text:p>0.0751659</text:p>
          </table:table-cell>
          <table:table-cell office:value-type="float" office:value="0.0676584">
            <text:p>0.0676584</text:p>
          </table:table-cell>
          <table:table-cell office:value-type="float" office:value="0.046665">
            <text:p>0.046665</text:p>
          </table:table-cell>
          <table:table-cell office:value-type="float" office:value="0.0384067">
            <text:p>0.0384067</text:p>
          </table:table-cell>
          <table:table-cell office:value-type="float" office:value="0.04182">
            <text:p>0.04182</text:p>
          </table:table-cell>
          <table:table-cell office:value-type="float" office:value="0.0668616">
            <text:p>0.0668616</text:p>
          </table:table-cell>
          <table:table-cell office:value-type="float" office:value="0.0646347">
            <text:p>0.0646347</text:p>
          </table:table-cell>
          <table:table-cell office:value-type="float" office:value="0.0583344">
            <text:p>0.0583344</text:p>
          </table:table-cell>
          <table:table-cell office:value-type="float" office:value="0.0407617">
            <text:p>0.0407617</text:p>
          </table:table-cell>
          <table:table-cell office:value-type="float" office:value="0.0447099">
            <text:p>0.0447099</text:p>
          </table:table-cell>
          <table:table-cell office:value-type="float" office:value="0.0715995">
            <text:p>0.0715995</text:p>
          </table:table-cell>
          <table:table-cell office:value-type="float" office:value="0.078978">
            <text:p>0.078978</text:p>
          </table:table-cell>
          <table:table-cell office:value-type="float" office:value="0.0758942">
            <text:p>0.0758942</text:p>
          </table:table-cell>
          <table:table-cell office:value-type="float" office:value="0.0643635">
            <text:p>0.0643635</text:p>
          </table:table-cell>
          <table:table-cell office:value-type="float" office:value="0.0504438">
            <text:p>0.0504438</text:p>
          </table:table-cell>
          <table:table-cell office:value-type="float" office:value="0.0511376">
            <text:p>0.0511376</text:p>
          </table:table-cell>
          <table:table-cell office:value-type="float" office:value="0.0627721">
            <text:p>0.0627721</text:p>
          </table:table-cell>
          <table:table-cell office:value-type="float" office:value="0.0614505">
            <text:p>0.0614505</text:p>
          </table:table-cell>
          <table:table-cell office:value-type="float" office:value="0.0698272">
            <text:p>0.0698272</text:p>
          </table:table-cell>
          <table:table-cell office:value-type="float" office:value="0.0753849">
            <text:p>0.0753849</text:p>
          </table:table-cell>
          <table:table-cell office:value-type="float" office:value="0.0854781">
            <text:p>0.0854781</text:p>
          </table:table-cell>
          <table:table-cell office:value-type="float" office:value="0.1253512">
            <text:p>0.1253512</text:p>
          </table:table-cell>
          <table:table-cell office:value-type="float" office:value="0.1746954">
            <text:p>0.1746954</text:p>
          </table:table-cell>
          <table:table-cell office:value-type="float" office:value="0.186509">
            <text:p>0.186509</text:p>
          </table:table-cell>
          <table:table-cell office:value-type="float" office:value="0.1673586">
            <text:p>0.1673586</text:p>
          </table:table-cell>
          <table:table-cell office:value-type="float" office:value="0.1423465">
            <text:p>0.1423465</text:p>
          </table:table-cell>
          <table:table-cell office:value-type="float" office:value="0.1180536">
            <text:p>0.1180536</text:p>
          </table:table-cell>
          <table:table-cell office:value-type="float" office:value="0.1098806">
            <text:p>0.1098806</text:p>
          </table:table-cell>
          <table:table-cell office:value-type="float" office:value="0.0871851">
            <text:p>0.0871851</text:p>
          </table:table-cell>
          <table:table-cell office:value-type="float" office:value="0.0713243">
            <text:p>0.0713243</text:p>
          </table:table-cell>
          <table:table-cell office:value-type="float" office:value="0.0747109">
            <text:p>0.0747109</text:p>
          </table:table-cell>
          <table:table-cell office:value-type="float" office:value="0.0613997">
            <text:p>0.0613997</text:p>
          </table:table-cell>
          <table:table-cell office:value-type="float" office:value="0.0536203">
            <text:p>0.0536203</text:p>
          </table:table-cell>
          <table:table-cell office:value-type="float" office:value="0.0461222">
            <text:p>0.0461222</text:p>
          </table:table-cell>
          <table:table-cell office:value-type="float" office:value="0.0434048">
            <text:p>0.0434048</text:p>
          </table:table-cell>
          <table:table-cell office:value-type="float" office:value="0.0478489">
            <text:p>0.0478489</text:p>
          </table:table-cell>
          <table:table-cell office:value-type="float" office:value="0.0242643">
            <text:p>0.0242643</text:p>
          </table:table-cell>
          <table:table-cell office:value-type="float" office:value="0.0205917">
            <text:p>0.0205917</text:p>
          </table:table-cell>
          <table:table-cell office:value-type="float" office:value="0.0232684">
            <text:p>0.0232684</text:p>
          </table:table-cell>
          <table:table-cell office:value-type="float" office:value="0.0210739">
            <text:p>0.0210739</text:p>
          </table:table-cell>
          <table:table-cell office:value-type="float" office:value="0.0121426">
            <text:p>0.0121426</text:p>
          </table:table-cell>
          <table:table-cell office:value-type="float" office:value="0.0023611">
            <text:p>0.0023611</text:p>
          </table:table-cell>
          <table:table-cell office:value-type="float" office:value="-0.000232">
            <text:p>-0.000232</text:p>
          </table:table-cell>
          <table:table-cell office:value-type="float" office:value="-0.0097461">
            <text:p>-0.0097461</text:p>
          </table:table-cell>
          <table:table-cell office:value-type="float" office:value="-0.011892">
            <text:p>-0.011892</text:p>
          </table:table-cell>
          <table:table-cell office:value-type="float" office:value="-0.0560306">
            <text:p>-0.0560306</text:p>
          </table:table-cell>
          <table:table-cell office:value-type="float" office:value="-0.0707652">
            <text:p>-0.0707652</text:p>
          </table:table-cell>
          <table:table-cell office:value-type="float" office:value="-0.0793902">
            <text:p>-0.0793902</text:p>
          </table:table-cell>
          <table:table-cell office:value-type="float" office:value="-0.090492">
            <text:p>-0.090492</text:p>
          </table:table-cell>
          <table:table-cell office:value-type="float" office:value="-0.09">
            <text:p>-0.0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0.3020219">
            <text:p>-0.3020219</text:p>
          </table:table-cell>
          <table:table-cell office:value-type="float" office:value="-0.3114112">
            <text:p>-0.3114112</text:p>
          </table:table-cell>
          <table:table-cell office:value-type="float" office:value="-0.3042763">
            <text:p>-0.3042763</text:p>
          </table:table-cell>
          <table:table-cell office:value-type="float" office:value="-0.3186046">
            <text:p>-0.3186046</text:p>
          </table:table-cell>
          <table:table-cell office:value-type="float" office:value="-0.3189496">
            <text:p>-0.3189496</text:p>
          </table:table-cell>
          <table:table-cell office:value-type="float" office:value="-0.3249606">
            <text:p>-0.3249606</text:p>
          </table:table-cell>
          <table:table-cell office:value-type="float" office:value="-0.3280379">
            <text:p>-0.3280379</text:p>
          </table:table-cell>
          <table:table-cell office:value-type="float" office:value="-0.3333253">
            <text:p>-0.3333253</text:p>
          </table:table-cell>
          <table:table-cell office:value-type="float" office:value="-0.3149396">
            <text:p>-0.3149396</text:p>
          </table:table-cell>
          <table:table-cell office:value-type="float" office:value="-0.3255037">
            <text:p>-0.3255037</text:p>
          </table:table-cell>
          <table:table-cell office:value-type="float" office:value="-0.3287298">
            <text:p>-0.3287298</text:p>
          </table:table-cell>
          <table:table-cell office:value-type="float" office:value="-0.328595">
            <text:p>-0.328595</text:p>
          </table:table-cell>
          <table:table-cell office:value-type="float" office:value="-0.3303511">
            <text:p>-0.3303511</text:p>
          </table:table-cell>
          <table:table-cell office:value-type="float" office:value="-0.3384871">
            <text:p>-0.3384871</text:p>
          </table:table-cell>
          <table:table-cell office:value-type="float" office:value="-0.3246052">
            <text:p>-0.3246052</text:p>
          </table:table-cell>
          <table:table-cell office:value-type="float" office:value="-0.3367897">
            <text:p>-0.3367897</text:p>
          </table:table-cell>
          <table:table-cell office:value-type="float" office:value="-0.306398">
            <text:p>-0.306398</text:p>
          </table:table-cell>
          <table:table-cell office:value-type="float" office:value="-0.3172109">
            <text:p>-0.3172109</text:p>
          </table:table-cell>
          <table:table-cell office:value-type="float" office:value="-0.310773">
            <text:p>-0.310773</text:p>
          </table:table-cell>
          <table:table-cell office:value-type="float" office:value="-0.3067103">
            <text:p>-0.3067103</text:p>
          </table:table-cell>
          <table:table-cell office:value-type="float" office:value="-0.3141467">
            <text:p>-0.3141467</text:p>
          </table:table-cell>
          <table:table-cell office:value-type="float" office:value="-0.2888854">
            <text:p>-0.2888854</text:p>
          </table:table-cell>
          <table:table-cell office:value-type="float" office:value="-0.2601007">
            <text:p>-0.2601007</text:p>
          </table:table-cell>
          <table:table-cell office:value-type="float" office:value="-0.2319777">
            <text:p>-0.2319777</text:p>
          </table:table-cell>
          <table:table-cell office:value-type="float" office:value="-0.2048432">
            <text:p>-0.2048432</text:p>
          </table:table-cell>
          <table:table-cell office:value-type="float" office:value="-0.1579924">
            <text:p>-0.1579924</text:p>
          </table:table-cell>
          <table:table-cell office:value-type="float" office:value="-0.1071659">
            <text:p>-0.1071659</text:p>
          </table:table-cell>
          <table:table-cell office:value-type="float" office:value="-0.0508399">
            <text:p>-0.0508399</text:p>
          </table:table-cell>
          <table:table-cell office:value-type="float" office:value="-0.0014433">
            <text:p>-0.0014433</text:p>
          </table:table-cell>
          <table:table-cell office:value-type="float" office:value="0.0679013">
            <text:p>0.0679013</text:p>
          </table:table-cell>
          <table:table-cell office:value-type="float" office:value="0.1211045">
            <text:p>0.1211045</text:p>
          </table:table-cell>
          <table:table-cell office:value-type="float" office:value="0.1433346">
            <text:p>0.1433346</text:p>
          </table:table-cell>
          <table:table-cell office:value-type="float" office:value="0.1473173">
            <text:p>0.1473173</text:p>
          </table:table-cell>
          <table:table-cell office:value-type="float" office:value="0.1413774">
            <text:p>0.1413774</text:p>
          </table:table-cell>
          <table:table-cell office:value-type="float" office:value="0.1424601">
            <text:p>0.1424601</text:p>
          </table:table-cell>
          <table:table-cell office:value-type="float" office:value="0.140782">
            <text:p>0.140782</text:p>
          </table:table-cell>
          <table:table-cell office:value-type="float" office:value="0.1372921">
            <text:p>0.1372921</text:p>
          </table:table-cell>
          <table:table-cell office:value-type="float" office:value="0.2006353">
            <text:p>0.2006353</text:p>
          </table:table-cell>
          <table:table-cell office:value-type="float" office:value="0.1964687">
            <text:p>0.1964687</text:p>
          </table:table-cell>
          <table:table-cell office:value-type="float" office:value="0.1073373">
            <text:p>0.1073373</text:p>
          </table:table-cell>
          <table:table-cell office:value-type="float" office:value="0.0780752">
            <text:p>0.0780752</text:p>
          </table:table-cell>
          <table:table-cell office:value-type="float" office:value="0.0743131">
            <text:p>0.0743131</text:p>
          </table:table-cell>
          <table:table-cell office:value-type="float" office:value="0.0427095">
            <text:p>0.0427095</text:p>
          </table:table-cell>
          <table:table-cell office:value-type="float" office:value="0.0128731">
            <text:p>0.0128731</text:p>
          </table:table-cell>
          <table:table-cell office:value-type="float" office:value="0.096482">
            <text:p>0.096482</text:p>
          </table:table-cell>
          <table:table-cell office:value-type="float" office:value="0.1401089">
            <text:p>0.1401089</text:p>
          </table:table-cell>
          <table:table-cell office:value-type="float" office:value="0.1295612">
            <text:p>0.1295612</text:p>
          </table:table-cell>
          <table:table-cell office:value-type="float" office:value="0.1120705">
            <text:p>0.1120705</text:p>
          </table:table-cell>
          <table:table-cell office:value-type="float" office:value="0.1018918">
            <text:p>0.1018918</text:p>
          </table:table-cell>
          <table:table-cell office:value-type="float" office:value="0.1255396">
            <text:p>0.1255396</text:p>
          </table:table-cell>
          <table:table-cell office:value-type="float" office:value="0.0925715">
            <text:p>0.0925715</text:p>
          </table:table-cell>
          <table:table-cell office:value-type="float" office:value="0.1170692">
            <text:p>0.1170692</text:p>
          </table:table-cell>
          <table:table-cell office:value-type="float" office:value="0.074292">
            <text:p>0.074292</text:p>
          </table:table-cell>
          <table:table-cell office:value-type="float" office:value="0.1065">
            <text:p>0.1065</text:p>
          </table:table-cell>
          <table:table-cell office:value-type="float" office:value="0.0489806">
            <text:p>0.0489806</text:p>
          </table:table-cell>
          <table:table-cell office:value-type="float" office:value="0.1038554">
            <text:p>0.1038554</text:p>
          </table:table-cell>
          <table:table-cell office:value-type="float" office:value="0.0735045">
            <text:p>0.0735045</text:p>
          </table:table-cell>
          <table:table-cell office:value-type="float" office:value="0.0487363">
            <text:p>0.0487363</text:p>
          </table:table-cell>
          <table:table-cell office:value-type="float" office:value="0.0601062">
            <text:p>0.0601062</text:p>
          </table:table-cell>
          <table:table-cell office:value-type="float" office:value="0.0444805">
            <text:p>0.0444805</text:p>
          </table:table-cell>
          <table:table-cell office:value-type="float" office:value="0.0524651">
            <text:p>0.0524651</text:p>
          </table:table-cell>
          <table:table-cell office:value-type="float" office:value="0.0021391">
            <text:p>0.0021391</text:p>
          </table:table-cell>
          <table:table-cell office:value-type="float" office:value="0.0043662">
            <text:p>0.0043662</text:p>
          </table:table-cell>
          <table:table-cell office:value-type="float" office:value="-0.030899">
            <text:p>-0.030899</text:p>
          </table:table-cell>
          <table:table-cell office:value-type="float" office:value="0.0098642">
            <text:p>0.0098642</text:p>
          </table:table-cell>
          <table:table-cell office:value-type="float" office:value="0.0398355">
            <text:p>0.0398355</text:p>
          </table:table-cell>
          <table:table-cell office:value-type="float" office:value="0.0787128">
            <text:p>0.0787128</text:p>
          </table:table-cell>
          <table:table-cell office:value-type="float" office:value="0.1141915">
            <text:p>0.1141915</text:p>
          </table:table-cell>
          <table:table-cell office:value-type="float" office:value="0.1076296">
            <text:p>0.1076296</text:p>
          </table:table-cell>
          <table:table-cell office:value-type="float" office:value="0.1725628">
            <text:p>0.1725628</text:p>
          </table:table-cell>
          <table:table-cell office:value-type="float" office:value="0.1916099">
            <text:p>0.1916099</text:p>
          </table:table-cell>
          <table:table-cell office:value-type="float" office:value="0.1614477">
            <text:p>0.1614477</text:p>
          </table:table-cell>
          <table:table-cell office:value-type="float" office:value="0.1365927">
            <text:p>0.1365927</text:p>
          </table:table-cell>
          <table:table-cell office:value-type="float" office:value="0.1173842">
            <text:p>0.1173842</text:p>
          </table:table-cell>
          <table:table-cell office:value-type="float" office:value="0.0827596">
            <text:p>0.0827596</text:p>
          </table:table-cell>
          <table:table-cell office:value-type="float" office:value="0.0458656">
            <text:p>0.0458656</text:p>
          </table:table-cell>
          <table:table-cell office:value-type="float" office:value="-0.0071516">
            <text:p>-0.0071516</text:p>
          </table:table-cell>
          <table:table-cell office:value-type="float" office:value="0.0485797">
            <text:p>0.0485797</text:p>
          </table:table-cell>
          <table:table-cell office:value-type="float" office:value="0.0107347">
            <text:p>0.0107347</text:p>
          </table:table-cell>
          <table:table-cell office:value-type="float" office:value="-0.0061463">
            <text:p>-0.0061463</text:p>
          </table:table-cell>
          <table:table-cell office:value-type="float" office:value="-0.0289135">
            <text:p>-0.0289135</text:p>
          </table:table-cell>
          <table:table-cell office:value-type="float" office:value="-0.0411248">
            <text:p>-0.0411248</text:p>
          </table:table-cell>
          <table:table-cell office:value-type="float" office:value="-0.0600698">
            <text:p>-0.0600698</text:p>
          </table:table-cell>
          <table:table-cell office:value-type="float" office:value="-0.1016499">
            <text:p>-0.1016499</text:p>
          </table:table-cell>
          <table:table-cell office:value-type="float" office:value="-0.0821909">
            <text:p>-0.0821909</text:p>
          </table:table-cell>
          <table:table-cell office:value-type="float" office:value="-0.0862325">
            <text:p>-0.0862325</text:p>
          </table:table-cell>
          <table:table-cell office:value-type="float" office:value="-0.1026682">
            <text:p>-0.1026682</text:p>
          </table:table-cell>
          <table:table-cell office:value-type="float" office:value="-0.1375623">
            <text:p>-0.1375623</text:p>
          </table:table-cell>
          <table:table-cell office:value-type="float" office:value="-0.1313616">
            <text:p>-0.1313616</text:p>
          </table:table-cell>
          <table:table-cell office:value-type="float" office:value="-0.1647782">
            <text:p>-0.1647782</text:p>
          </table:table-cell>
          <table:table-cell office:value-type="float" office:value="-0.188568">
            <text:p>-0.188568</text:p>
          </table:table-cell>
          <table:table-cell office:value-type="float" office:value="-0.1449821">
            <text:p>-0.1449821</text:p>
          </table:table-cell>
          <table:table-cell office:value-type="float" office:value="-0.1759731">
            <text:p>-0.1759731</text:p>
          </table:table-cell>
          <table:table-cell office:value-type="float" office:value="-0.1831111">
            <text:p>-0.1831111</text:p>
          </table:table-cell>
          <table:table-cell office:value-type="float" office:value="-0.1999735">
            <text:p>-0.1999735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193095">
            <text:p>0.0193095</text:p>
          </table:table-cell>
          <table:table-cell office:value-type="float" office:value="0.0288011">
            <text:p>0.0288011</text:p>
          </table:table-cell>
          <table:table-cell office:value-type="float" office:value="0.0258251">
            <text:p>0.0258251</text:p>
          </table:table-cell>
          <table:table-cell office:value-type="float" office:value="0.0237438">
            <text:p>0.0237438</text:p>
          </table:table-cell>
          <table:table-cell office:value-type="float" office:value="0.0222026">
            <text:p>0.0222026</text:p>
          </table:table-cell>
          <table:table-cell office:value-type="float" office:value="0.0249626">
            <text:p>0.0249626</text:p>
          </table:table-cell>
          <table:table-cell office:value-type="float" office:value="0.0244737">
            <text:p>0.0244737</text:p>
          </table:table-cell>
          <table:table-cell office:value-type="float" office:value="0.0253332">
            <text:p>0.0253332</text:p>
          </table:table-cell>
          <table:table-cell office:value-type="float" office:value="0.0222318">
            <text:p>0.0222318</text:p>
          </table:table-cell>
          <table:table-cell office:value-type="float" office:value="0.0260451">
            <text:p>0.0260451</text:p>
          </table:table-cell>
          <table:table-cell office:value-type="float" office:value="0.0308126">
            <text:p>0.0308126</text:p>
          </table:table-cell>
          <table:table-cell office:value-type="float" office:value="0.0157215">
            <text:p>0.0157215</text:p>
          </table:table-cell>
          <table:table-cell office:value-type="float" office:value="0.0288474">
            <text:p>0.0288474</text:p>
          </table:table-cell>
          <table:table-cell office:value-type="float" office:value="0.0316479">
            <text:p>0.0316479</text:p>
          </table:table-cell>
          <table:table-cell office:value-type="float" office:value="0.0258331">
            <text:p>0.0258331</text:p>
          </table:table-cell>
          <table:table-cell office:value-type="float" office:value="0.0279819">
            <text:p>0.0279819</text:p>
          </table:table-cell>
          <table:table-cell office:value-type="float" office:value="0.0234578">
            <text:p>0.0234578</text:p>
          </table:table-cell>
          <table:table-cell office:value-type="float" office:value="0.0262733">
            <text:p>0.0262733</text:p>
          </table:table-cell>
          <table:table-cell office:value-type="float" office:value="0.0284879">
            <text:p>0.0284879</text:p>
          </table:table-cell>
          <table:table-cell office:value-type="float" office:value="0.0324589">
            <text:p>0.0324589</text:p>
          </table:table-cell>
          <table:table-cell office:value-type="float" office:value="0.0280273">
            <text:p>0.0280273</text:p>
          </table:table-cell>
          <table:table-cell office:value-type="float" office:value="0.0249661">
            <text:p>0.0249661</text:p>
          </table:table-cell>
          <table:table-cell office:value-type="float" office:value="0.0209855">
            <text:p>0.0209855</text:p>
          </table:table-cell>
          <table:table-cell office:value-type="float" office:value="0.0183826">
            <text:p>0.0183826</text:p>
          </table:table-cell>
          <table:table-cell office:value-type="float" office:value="0.0228332">
            <text:p>0.0228332</text:p>
          </table:table-cell>
          <table:table-cell office:value-type="float" office:value="0.0115788">
            <text:p>0.0115788</text:p>
          </table:table-cell>
          <table:table-cell office:value-type="float" office:value="0.0032691">
            <text:p>0.0032691</text:p>
          </table:table-cell>
          <table:table-cell office:value-type="float" office:value="-0.0099927">
            <text:p>-0.0099927</text:p>
          </table:table-cell>
          <table:table-cell office:value-type="float" office:value="-0.0124491">
            <text:p>-0.0124491</text:p>
          </table:table-cell>
          <table:table-cell office:value-type="float" office:value="-0.0148678">
            <text:p>-0.0148678</text:p>
          </table:table-cell>
          <table:table-cell office:value-type="float" office:value="-0.0477838">
            <text:p>-0.0477838</text:p>
          </table:table-cell>
          <table:table-cell office:value-type="float" office:value="-0.0494391">
            <text:p>-0.0494391</text:p>
          </table:table-cell>
          <table:table-cell office:value-type="float" office:value="-0.0471395">
            <text:p>-0.0471395</text:p>
          </table:table-cell>
          <table:table-cell office:value-type="float" office:value="-0.0479384">
            <text:p>-0.0479384</text:p>
          </table:table-cell>
          <table:table-cell office:value-type="float" office:value="-0.0457281">
            <text:p>-0.0457281</text:p>
          </table:table-cell>
          <table:table-cell office:value-type="float" office:value="-0.048764">
            <text:p>-0.048764</text:p>
          </table:table-cell>
          <table:table-cell office:value-type="float" office:value="-0.051024">
            <text:p>-0.051024</text:p>
          </table:table-cell>
          <table:table-cell office:value-type="float" office:value="-0.0628159">
            <text:p>-0.0628159</text:p>
          </table:table-cell>
          <table:table-cell office:value-type="float" office:value="-0.0904689">
            <text:p>-0.0904689</text:p>
          </table:table-cell>
          <table:table-cell office:value-type="float" office:value="-0.0813358">
            <text:p>-0.0813358</text:p>
          </table:table-cell>
          <table:table-cell office:value-type="float" office:value="-0.0754846">
            <text:p>-0.0754846</text:p>
          </table:table-cell>
          <table:table-cell office:value-type="float" office:value="-0.0695751">
            <text:p>-0.0695751</text:p>
          </table:table-cell>
          <table:table-cell office:value-type="float" office:value="-0.066575">
            <text:p>-0.066575</text:p>
          </table:table-cell>
          <table:table-cell office:value-type="float" office:value="-0.0696438">
            <text:p>-0.0696438</text:p>
          </table:table-cell>
          <table:table-cell office:value-type="float" office:value="-0.0773712">
            <text:p>-0.0773712</text:p>
          </table:table-cell>
          <table:table-cell office:value-type="float" office:value="-0.0816017">
            <text:p>-0.0816017</text:p>
          </table:table-cell>
          <table:table-cell office:value-type="float" office:value="-0.0849872">
            <text:p>-0.0849872</text:p>
          </table:table-cell>
          <table:table-cell office:value-type="float" office:value="-0.0815117">
            <text:p>-0.0815117</text:p>
          </table:table-cell>
          <table:table-cell office:value-type="float" office:value="-0.0761268">
            <text:p>-0.0761268</text:p>
          </table:table-cell>
          <table:table-cell office:value-type="float" office:value="-0.0789604">
            <text:p>-0.0789604</text:p>
          </table:table-cell>
          <table:table-cell office:value-type="float" office:value="-0.0766037">
            <text:p>-0.0766037</text:p>
          </table:table-cell>
          <table:table-cell office:value-type="float" office:value="-0.078531">
            <text:p>-0.078531</text:p>
          </table:table-cell>
          <table:table-cell office:value-type="float" office:value="-0.0783377">
            <text:p>-0.0783377</text:p>
          </table:table-cell>
          <table:table-cell office:value-type="float" office:value="-0.0749296">
            <text:p>-0.0749296</text:p>
          </table:table-cell>
          <table:table-cell office:value-type="float" office:value="-0.0723194">
            <text:p>-0.0723194</text:p>
          </table:table-cell>
          <table:table-cell office:value-type="float" office:value="-0.0673752">
            <text:p>-0.0673752</text:p>
          </table:table-cell>
          <table:table-cell office:value-type="float" office:value="-0.0468888">
            <text:p>-0.0468888</text:p>
          </table:table-cell>
          <table:table-cell office:value-type="float" office:value="-0.0433253">
            <text:p>-0.0433253</text:p>
          </table:table-cell>
          <table:table-cell office:value-type="float" office:value="-0.0538835">
            <text:p>-0.0538835</text:p>
          </table:table-cell>
          <table:table-cell office:value-type="float" office:value="-0.0492462">
            <text:p>-0.0492462</text:p>
          </table:table-cell>
          <table:table-cell office:value-type="float" office:value="-0.0527327">
            <text:p>-0.0527327</text:p>
          </table:table-cell>
          <table:table-cell office:value-type="float" office:value="-0.0427863">
            <text:p>-0.0427863</text:p>
          </table:table-cell>
          <table:table-cell office:value-type="float" office:value="-0.0406213">
            <text:p>-0.0406213</text:p>
          </table:table-cell>
          <table:table-cell office:value-type="float" office:value="-0.0395212">
            <text:p>-0.0395212</text:p>
          </table:table-cell>
          <table:table-cell office:value-type="float" office:value="-0.0372965">
            <text:p>-0.0372965</text:p>
          </table:table-cell>
          <table:table-cell office:value-type="float" office:value="-0.0484501">
            <text:p>-0.0484501</text:p>
          </table:table-cell>
          <table:table-cell office:value-type="float" office:value="-0.0456435">
            <text:p>-0.0456435</text:p>
          </table:table-cell>
          <table:table-cell office:value-type="float" office:value="-0.0460621">
            <text:p>-0.0460621</text:p>
          </table:table-cell>
          <table:table-cell office:value-type="float" office:value="-0.0379482">
            <text:p>-0.0379482</text:p>
          </table:table-cell>
          <table:table-cell office:value-type="float" office:value="-0.0445273">
            <text:p>-0.0445273</text:p>
          </table:table-cell>
          <table:table-cell office:value-type="float" office:value="-0.0488254">
            <text:p>-0.0488254</text:p>
          </table:table-cell>
          <table:table-cell office:value-type="float" office:value="-0.0380457">
            <text:p>-0.0380457</text:p>
          </table:table-cell>
          <table:table-cell office:value-type="float" office:value="-0.0353339">
            <text:p>-0.0353339</text:p>
          </table:table-cell>
          <table:table-cell office:value-type="float" office:value="-0.0343369">
            <text:p>-0.0343369</text:p>
          </table:table-cell>
          <table:table-cell office:value-type="float" office:value="-0.0405987">
            <text:p>-0.0405987</text:p>
          </table:table-cell>
          <table:table-cell office:value-type="float" office:value="-0.042332">
            <text:p>-0.042332</text:p>
          </table:table-cell>
          <table:table-cell office:value-type="float" office:value="-0.0442864">
            <text:p>-0.0442864</text:p>
          </table:table-cell>
          <table:table-cell office:value-type="float" office:value="-0.033559">
            <text:p>-0.033559</text:p>
          </table:table-cell>
          <table:table-cell office:value-type="float" office:value="-0.0351959">
            <text:p>-0.0351959</text:p>
          </table:table-cell>
          <table:table-cell office:value-type="float" office:value="-0.0478102">
            <text:p>-0.0478102</text:p>
          </table:table-cell>
          <table:table-cell office:value-type="float" office:value="-0.0389066">
            <text:p>-0.0389066</text:p>
          </table:table-cell>
          <table:table-cell office:value-type="float" office:value="-0.0366928">
            <text:p>-0.0366928</text:p>
          </table:table-cell>
          <table:table-cell office:value-type="float" office:value="-0.0205123">
            <text:p>-0.0205123</text:p>
          </table:table-cell>
          <table:table-cell office:value-type="float" office:value="-0.0217269">
            <text:p>-0.0217269</text:p>
          </table:table-cell>
          <table:table-cell office:value-type="float" office:value="-0.0210172">
            <text:p>-0.0210172</text:p>
          </table:table-cell>
          <table:table-cell office:value-type="float" office:value="-0.0163836">
            <text:p>-0.0163836</text:p>
          </table:table-cell>
          <table:table-cell office:value-type="float" office:value="-0.0059192">
            <text:p>-0.0059192</text:p>
          </table:table-cell>
          <table:table-cell office:value-type="float" office:value="-0.0029829">
            <text:p>-0.0029829</text:p>
          </table:table-cell>
          <table:table-cell office:value-type="float" office:value="0.003135">
            <text:p>0.003135</text:p>
          </table:table-cell>
          <table:table-cell office:value-type="float" office:value="0.0009236">
            <text:p>0.0009236</text:p>
          </table:table-cell>
          <table:table-cell office:value-type="float" office:value="0.0008553">
            <text:p>0.0008553</text:p>
          </table:table-cell>
          <table:table-cell office:value-type="float" office:value="0.0150835">
            <text:p>0.0150835</text:p>
          </table:table-cell>
          <table:table-cell office:value-type="float" office:value="0.0084295">
            <text:p>0.0084295</text:p>
          </table:table-cell>
          <table:table-cell office:value-type="float" office:value="0.0113209">
            <text:p>0.0113209</text:p>
          </table:table-cell>
          <table:table-cell office:value-type="float" office:value="0.0109857">
            <text:p>0.0109857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7577511">
            <text:p>0.7577511</text:p>
          </table:table-cell>
          <table:table-cell office:value-type="float" office:value="0.7452645">
            <text:p>0.7452645</text:p>
          </table:table-cell>
          <table:table-cell office:value-type="float" office:value="0.6367756">
            <text:p>0.6367756</text:p>
          </table:table-cell>
          <table:table-cell office:value-type="float" office:value="0.5713111">
            <text:p>0.5713111</text:p>
          </table:table-cell>
          <table:table-cell office:value-type="float" office:value="0.5701489">
            <text:p>0.5701489</text:p>
          </table:table-cell>
          <table:table-cell office:value-type="float" office:value="0.6817722">
            <text:p>0.6817722</text:p>
          </table:table-cell>
          <table:table-cell office:value-type="float" office:value="0.7733311">
            <text:p>0.7733311</text:p>
          </table:table-cell>
          <table:table-cell office:value-type="float" office:value="0.6061645">
            <text:p>0.6061645</text:p>
          </table:table-cell>
          <table:table-cell office:value-type="float" office:value="0.5262656">
            <text:p>0.5262656</text:p>
          </table:table-cell>
          <table:table-cell office:value-type="float" office:value="0.5792178">
            <text:p>0.5792178</text:p>
          </table:table-cell>
          <table:table-cell office:value-type="float" office:value="0.7061967">
            <text:p>0.7061967</text:p>
          </table:table-cell>
          <table:table-cell office:value-type="float" office:value="0.5884778">
            <text:p>0.5884778</text:p>
          </table:table-cell>
          <table:table-cell office:value-type="float" office:value="0.5861378">
            <text:p>0.5861378</text:p>
          </table:table-cell>
          <table:table-cell office:value-type="float" office:value="0.7250989">
            <text:p>0.7250989</text:p>
          </table:table-cell>
          <table:table-cell office:value-type="float" office:value="0.7442678">
            <text:p>0.7442678</text:p>
          </table:table-cell>
          <table:table-cell office:value-type="float" office:value="0.7999378">
            <text:p>0.7999378</text:p>
          </table:table-cell>
          <table:table-cell office:value-type="float" office:value="0.6738467">
            <text:p>0.6738467</text:p>
          </table:table-cell>
          <table:table-cell office:value-type="float" office:value="0.7176811">
            <text:p>0.7176811</text:p>
          </table:table-cell>
          <table:table-cell office:value-type="float" office:value="0.6586678">
            <text:p>0.6586678</text:p>
          </table:table-cell>
          <table:table-cell office:value-type="float" office:value="0.6270567">
            <text:p>0.6270567</text:p>
          </table:table-cell>
          <table:table-cell office:value-type="float" office:value="0.6334645">
            <text:p>0.6334645</text:p>
          </table:table-cell>
          <table:table-cell office:value-type="float" office:value="0.6798411">
            <text:p>0.6798411</text:p>
          </table:table-cell>
          <table:table-cell office:value-type="float" office:value="0.7395611">
            <text:p>0.7395611</text:p>
          </table:table-cell>
          <table:table-cell office:value-type="float" office:value="0.6982067">
            <text:p>0.6982067</text:p>
          </table:table-cell>
          <table:table-cell office:value-type="float" office:value="0.7331578">
            <text:p>0.7331578</text:p>
          </table:table-cell>
          <table:table-cell office:value-type="float" office:value="0.7090244">
            <text:p>0.7090244</text:p>
          </table:table-cell>
          <table:table-cell office:value-type="float" office:value="0.7223756">
            <text:p>0.7223756</text:p>
          </table:table-cell>
          <table:table-cell office:value-type="float" office:value="0.7548922">
            <text:p>0.7548922</text:p>
          </table:table-cell>
          <table:table-cell office:value-type="float" office:value="0.9527522">
            <text:p>0.9527522</text:p>
          </table:table-cell>
          <table:table-cell office:value-type="float" office:value="1.1507878">
            <text:p>1.1507878</text:p>
          </table:table-cell>
          <table:table-cell office:value-type="float" office:value="1.2318711">
            <text:p>1.2318711</text:p>
          </table:table-cell>
          <table:table-cell office:value-type="float" office:value="1.3103977">
            <text:p>1.3103977</text:p>
          </table:table-cell>
          <table:table-cell office:value-type="float" office:value="1.3199478">
            <text:p>1.3199478</text:p>
          </table:table-cell>
          <table:table-cell office:value-type="float" office:value="1.3860955">
            <text:p>1.3860955</text:p>
          </table:table-cell>
          <table:table-cell office:value-type="float" office:value="1.20032">
            <text:p>1.20032</text:p>
          </table:table-cell>
          <table:table-cell office:value-type="float" office:value="1.3160489">
            <text:p>1.3160489</text:p>
          </table:table-cell>
          <table:table-cell office:value-type="float" office:value="1.3166977">
            <text:p>1.3166977</text:p>
          </table:table-cell>
          <table:table-cell office:value-type="float" office:value="1.2392844">
            <text:p>1.2392844</text:p>
          </table:table-cell>
          <table:table-cell office:value-type="float" office:value="1.2071934">
            <text:p>1.2071934</text:p>
          </table:table-cell>
          <table:table-cell office:value-type="float" office:value="1.2807811">
            <text:p>1.2807811</text:p>
          </table:table-cell>
          <table:table-cell office:value-type="float" office:value="1.3569111">
            <text:p>1.3569111</text:p>
          </table:table-cell>
          <table:table-cell office:value-type="float" office:value="1.2287366">
            <text:p>1.2287366</text:p>
          </table:table-cell>
          <table:table-cell office:value-type="float" office:value="1.06376">
            <text:p>1.06376</text:p>
          </table:table-cell>
          <table:table-cell office:value-type="float" office:value="1.1919934">
            <text:p>1.1919934</text:p>
          </table:table-cell>
          <table:table-cell office:value-type="float" office:value="1.2796088">
            <text:p>1.2796088</text:p>
          </table:table-cell>
          <table:table-cell office:value-type="float" office:value="1.3041844">
            <text:p>1.3041844</text:p>
          </table:table-cell>
          <table:table-cell office:value-type="float" office:value="1.4893644">
            <text:p>1.4893644</text:p>
          </table:table-cell>
          <table:table-cell office:value-type="float" office:value="1.38841">
            <text:p>1.38841</text:p>
          </table:table-cell>
          <table:table-cell office:value-type="float" office:value="1.2120211">
            <text:p>1.2120211</text:p>
          </table:table-cell>
          <table:table-cell office:value-type="float" office:value="1.2644023">
            <text:p>1.2644023</text:p>
          </table:table-cell>
          <table:table-cell office:value-type="float" office:value="1.2554011">
            <text:p>1.2554011</text:p>
          </table:table-cell>
          <table:table-cell office:value-type="float" office:value="1.3243889">
            <text:p>1.3243889</text:p>
          </table:table-cell>
          <table:table-cell office:value-type="float" office:value="1.3574544">
            <text:p>1.3574544</text:p>
          </table:table-cell>
          <table:table-cell office:value-type="float" office:value="1.3771023">
            <text:p>1.3771023</text:p>
          </table:table-cell>
          <table:table-cell office:value-type="float" office:value="1.2315278">
            <text:p>1.2315278</text:p>
          </table:table-cell>
          <table:table-cell office:value-type="float" office:value="1.1316266">
            <text:p>1.1316266</text:p>
          </table:table-cell>
          <table:table-cell office:value-type="float" office:value="1.1495689">
            <text:p>1.1495689</text:p>
          </table:table-cell>
          <table:table-cell office:value-type="float" office:value="1.0967745">
            <text:p>1.0967745</text:p>
          </table:table-cell>
          <table:table-cell office:value-type="float" office:value="1.0945066">
            <text:p>1.0945066</text:p>
          </table:table-cell>
          <table:table-cell office:value-type="float" office:value="1.0704689">
            <text:p>1.0704689</text:p>
          </table:table-cell>
          <table:table-cell office:value-type="float" office:value="1.0586244">
            <text:p>1.0586244</text:p>
          </table:table-cell>
          <table:table-cell office:value-type="float" office:value="1.1875367">
            <text:p>1.1875367</text:p>
          </table:table-cell>
          <table:table-cell office:value-type="float" office:value="1.17909">
            <text:p>1.17909</text:p>
          </table:table-cell>
          <table:table-cell office:value-type="float" office:value="1.2705899">
            <text:p>1.2705899</text:p>
          </table:table-cell>
          <table:table-cell office:value-type="float" office:value="1.1419489">
            <text:p>1.1419489</text:p>
          </table:table-cell>
          <table:table-cell office:value-type="float" office:value="1.1900533">
            <text:p>1.1900533</text:p>
          </table:table-cell>
          <table:table-cell office:value-type="float" office:value="1.2901566">
            <text:p>1.2901566</text:p>
          </table:table-cell>
          <table:table-cell office:value-type="float" office:value="1.3707511">
            <text:p>1.3707511</text:p>
          </table:table-cell>
          <table:table-cell office:value-type="float" office:value="1.2840577">
            <text:p>1.2840577</text:p>
          </table:table-cell>
          <table:table-cell office:value-type="float" office:value="1.2567412">
            <text:p>1.2567412</text:p>
          </table:table-cell>
          <table:table-cell office:value-type="float" office:value="1.2475878">
            <text:p>1.2475878</text:p>
          </table:table-cell>
          <table:table-cell office:value-type="float" office:value="1.3509477">
            <text:p>1.3509477</text:p>
          </table:table-cell>
          <table:table-cell office:value-type="float" office:value="1.2478489">
            <text:p>1.2478489</text:p>
          </table:table-cell>
          <table:table-cell office:value-type="float" office:value="1.1185911">
            <text:p>1.1185911</text:p>
          </table:table-cell>
          <table:table-cell office:value-type="float" office:value="1.0952845">
            <text:p>1.0952845</text:p>
          </table:table-cell>
          <table:table-cell office:value-type="float" office:value="1.0424389">
            <text:p>1.0424389</text:p>
          </table:table-cell>
          <table:table-cell office:value-type="float" office:value="1.1892378">
            <text:p>1.1892378</text:p>
          </table:table-cell>
          <table:table-cell office:value-type="float" office:value="1.1574711">
            <text:p>1.1574711</text:p>
          </table:table-cell>
          <table:table-cell office:value-type="float" office:value="1.10513">
            <text:p>1.10513</text:p>
          </table:table-cell>
          <table:table-cell office:value-type="float" office:value="1.1644967">
            <text:p>1.1644967</text:p>
          </table:table-cell>
          <table:table-cell office:value-type="float" office:value="1.1766599">
            <text:p>1.1766599</text:p>
          </table:table-cell>
          <table:table-cell office:value-type="float" office:value="0.9478078">
            <text:p>0.9478078</text:p>
          </table:table-cell>
          <table:table-cell office:value-type="float" office:value="1.0331933">
            <text:p>1.0331933</text:p>
          </table:table-cell>
          <table:table-cell office:value-type="float" office:value="1.07122">
            <text:p>1.07122</text:p>
          </table:table-cell>
          <table:table-cell office:value-type="float" office:value="0.9913033">
            <text:p>0.9913033</text:p>
          </table:table-cell>
          <table:table-cell office:value-type="float" office:value="0.9480934">
            <text:p>0.9480934</text:p>
          </table:table-cell>
          <table:table-cell office:value-type="float" office:value="0.8209133">
            <text:p>0.8209133</text:p>
          </table:table-cell>
          <table:table-cell office:value-type="float" office:value="0.9465978">
            <text:p>0.9465978</text:p>
          </table:table-cell>
          <table:table-cell office:value-type="float" office:value="0.7895811">
            <text:p>0.7895811</text:p>
          </table:table-cell>
          <table:table-cell office:value-type="float" office:value="0.6419878">
            <text:p>0.6419878</text:p>
          </table:table-cell>
          <table:table-cell office:value-type="float" office:value="0.6004989">
            <text:p>0.6004989</text:p>
          </table:table-cell>
          <table:table-cell office:value-type="float" office:value="0.6994244">
            <text:p>0.6994244</text:p>
          </table:table-cell>
          <table:table-cell office:value-type="float" office:value="0.6253922">
            <text:p>0.6253922</text:p>
          </table:table-cell>
          <table:table-cell office:value-type="float" office:value="0.5734645">
            <text:p>0.5734645</text:p>
          </table:table-cell>
          <table:table-cell office:value-type="float" office:value="0.6497545">
            <text:p>0.6497545</text:p>
          </table:table-cell>
          <table:table-cell office:value-type="float" office:value="0.62">
            <text:p>0.6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0.6246828">
            <text:p>-0.6246828</text:p>
          </table:table-cell>
          <table:table-cell office:value-type="float" office:value="-0.6641238">
            <text:p>-0.6641238</text:p>
          </table:table-cell>
          <table:table-cell office:value-type="float" office:value="-0.6569097">
            <text:p>-0.6569097</text:p>
          </table:table-cell>
          <table:table-cell office:value-type="float" office:value="-0.6810349">
            <text:p>-0.6810349</text:p>
          </table:table-cell>
          <table:table-cell office:value-type="float" office:value="-0.6855288">
            <text:p>-0.6855288</text:p>
          </table:table-cell>
          <table:table-cell office:value-type="float" office:value="-0.7165138">
            <text:p>-0.7165138</text:p>
          </table:table-cell>
          <table:table-cell office:value-type="float" office:value="-0.7108961">
            <text:p>-0.7108961</text:p>
          </table:table-cell>
          <table:table-cell office:value-type="float" office:value="-0.72154">
            <text:p>-0.72154</text:p>
          </table:table-cell>
          <table:table-cell office:value-type="float" office:value="-0.7162775">
            <text:p>-0.7162775</text:p>
          </table:table-cell>
          <table:table-cell office:value-type="float" office:value="-0.6919742">
            <text:p>-0.6919742</text:p>
          </table:table-cell>
          <table:table-cell office:value-type="float" office:value="-0.6866522">
            <text:p>-0.6866522</text:p>
          </table:table-cell>
          <table:table-cell office:value-type="float" office:value="-0.6980056">
            <text:p>-0.6980056</text:p>
          </table:table-cell>
          <table:table-cell office:value-type="float" office:value="-0.6985376">
            <text:p>-0.6985376</text:p>
          </table:table-cell>
          <table:table-cell office:value-type="float" office:value="-0.7197073">
            <text:p>-0.7197073</text:p>
          </table:table-cell>
          <table:table-cell office:value-type="float" office:value="-0.7314741">
            <text:p>-0.7314741</text:p>
          </table:table-cell>
          <table:table-cell office:value-type="float" office:value="-0.722486">
            <text:p>-0.722486</text:p>
          </table:table-cell>
          <table:table-cell office:value-type="float" office:value="-0.5932242">
            <text:p>-0.5932242</text:p>
          </table:table-cell>
          <table:table-cell office:value-type="float" office:value="-0.6295899">
            <text:p>-0.6295899</text:p>
          </table:table-cell>
          <table:table-cell office:value-type="float" office:value="-0.6310688">
            <text:p>-0.6310688</text:p>
          </table:table-cell>
          <table:table-cell office:value-type="float" office:value="-0.6207799">
            <text:p>-0.6207799</text:p>
          </table:table-cell>
          <table:table-cell office:value-type="float" office:value="-0.6226126">
            <text:p>-0.6226126</text:p>
          </table:table-cell>
          <table:table-cell office:value-type="float" office:value="-0.6046368">
            <text:p>-0.6046368</text:p>
          </table:table-cell>
          <table:table-cell office:value-type="float" office:value="-0.5652551">
            <text:p>-0.5652551</text:p>
          </table:table-cell>
          <table:table-cell office:value-type="float" office:value="-0.5438493">
            <text:p>-0.5438493</text:p>
          </table:table-cell>
          <table:table-cell office:value-type="float" office:value="-0.482116">
            <text:p>-0.482116</text:p>
          </table:table-cell>
          <table:table-cell office:value-type="float" office:value="-0.5964177">
            <text:p>-0.5964177</text:p>
          </table:table-cell>
          <table:table-cell office:value-type="float" office:value="-0.5960623">
            <text:p>-0.5960623</text:p>
          </table:table-cell>
          <table:table-cell office:value-type="float" office:value="-0.5315498">
            <text:p>-0.5315498</text:p>
          </table:table-cell>
          <table:table-cell office:value-type="float" office:value="-0.4768533">
            <text:p>-0.4768533</text:p>
          </table:table-cell>
          <table:table-cell office:value-type="float" office:value="-0.4190816">
            <text:p>-0.4190816</text:p>
          </table:table-cell>
          <table:table-cell office:value-type="float" office:value="-0.3022368">
            <text:p>-0.3022368</text:p>
          </table:table-cell>
          <table:table-cell office:value-type="float" office:value="-0.2080403">
            <text:p>-0.2080403</text:p>
          </table:table-cell>
          <table:table-cell office:value-type="float" office:value="-0.1341848">
            <text:p>-0.1341848</text:p>
          </table:table-cell>
          <table:table-cell office:value-type="float" office:value="-0.1204665">
            <text:p>-0.1204665</text:p>
          </table:table-cell>
          <table:table-cell office:value-type="float" office:value="-0.09433">
            <text:p>-0.09433</text:p>
          </table:table-cell>
          <table:table-cell office:value-type="float" office:value="-0.0788965">
            <text:p>-0.0788965</text:p>
          </table:table-cell>
          <table:table-cell office:value-type="float" office:value="-0.0832722">
            <text:p>-0.0832722</text:p>
          </table:table-cell>
          <table:table-cell office:value-type="float" office:value="-0.0344295">
            <text:p>-0.0344295</text:p>
          </table:table-cell>
          <table:table-cell office:value-type="float" office:value="-0.089304">
            <text:p>-0.089304</text:p>
          </table:table-cell>
          <table:table-cell office:value-type="float" office:value="-0.1005978">
            <text:p>-0.1005978</text:p>
          </table:table-cell>
          <table:table-cell office:value-type="float" office:value="-0.1176875">
            <text:p>-0.1176875</text:p>
          </table:table-cell>
          <table:table-cell office:value-type="float" office:value="-0.0739296">
            <text:p>-0.0739296</text:p>
          </table:table-cell>
          <table:table-cell office:value-type="float" office:value="-0.0803753">
            <text:p>-0.0803753</text:p>
          </table:table-cell>
          <table:table-cell office:value-type="float" office:value="-0.0922611">
            <text:p>-0.0922611</text:p>
          </table:table-cell>
          <table:table-cell office:value-type="float" office:value="-0.1291588">
            <text:p>-0.1291588</text:p>
          </table:table-cell>
          <table:table-cell office:value-type="float" office:value="-0.1731526">
            <text:p>-0.1731526</text:p>
          </table:table-cell>
          <table:table-cell office:value-type="float" office:value="-0.1275029">
            <text:p>-0.1275029</text:p>
          </table:table-cell>
          <table:table-cell office:value-type="float" office:value="-0.1044417">
            <text:p>-0.1044417</text:p>
          </table:table-cell>
          <table:table-cell office:value-type="float" office:value="-0.1202295">
            <text:p>-0.1202295</text:p>
          </table:table-cell>
          <table:table-cell office:value-type="float" office:value="-0.1440002">
            <text:p>-0.1440002</text:p>
          </table:table-cell>
          <table:table-cell office:value-type="float" office:value="-0.1533429">
            <text:p>-0.1533429</text:p>
          </table:table-cell>
          <table:table-cell office:value-type="float" office:value="-0.1169772">
            <text:p>-0.1169772</text:p>
          </table:table-cell>
          <table:table-cell office:value-type="float" office:value="-0.1228312">
            <text:p>-0.1228312</text:p>
          </table:table-cell>
          <table:table-cell office:value-type="float" office:value="-0.158488">
            <text:p>-0.158488</text:p>
          </table:table-cell>
          <table:table-cell office:value-type="float" office:value="-0.1597893">
            <text:p>-0.1597893</text:p>
          </table:table-cell>
          <table:table-cell office:value-type="float" office:value="-0.1758136">
            <text:p>-0.1758136</text:p>
          </table:table-cell>
          <table:table-cell office:value-type="float" office:value="-0.1947361">
            <text:p>-0.1947361</text:p>
          </table:table-cell>
          <table:table-cell office:value-type="float" office:value="-0.1862796">
            <text:p>-0.1862796</text:p>
          </table:table-cell>
          <table:table-cell office:value-type="float" office:value="-0.2307466">
            <text:p>-0.2307466</text:p>
          </table:table-cell>
          <table:table-cell office:value-type="float" office:value="-0.3120533">
            <text:p>-0.3120533</text:p>
          </table:table-cell>
          <table:table-cell office:value-type="float" office:value="-0.2927171">
            <text:p>-0.2927171</text:p>
          </table:table-cell>
          <table:table-cell office:value-type="float" office:value="-0.2816006">
            <text:p>-0.2816006</text:p>
          </table:table-cell>
          <table:table-cell office:value-type="float" office:value="-0.2505557">
            <text:p>-0.2505557</text:p>
          </table:table-cell>
          <table:table-cell office:value-type="float" office:value="-0.2758056">
            <text:p>-0.2758056</text:p>
          </table:table-cell>
          <table:table-cell office:value-type="float" office:value="-0.2996949">
            <text:p>-0.2996949</text:p>
          </table:table-cell>
          <table:table-cell office:value-type="float" office:value="-0.2583616">
            <text:p>-0.2583616</text:p>
          </table:table-cell>
          <table:table-cell office:value-type="float" office:value="-0.2794717">
            <text:p>-0.2794717</text:p>
          </table:table-cell>
          <table:table-cell office:value-type="float" office:value="-0.1191061">
            <text:p>-0.1191061</text:p>
          </table:table-cell>
          <table:table-cell office:value-type="float" office:value="-0.0941525">
            <text:p>-0.0941525</text:p>
          </table:table-cell>
          <table:table-cell office:value-type="float" office:value="-0.0757039">
            <text:p>-0.0757039</text:p>
          </table:table-cell>
          <table:table-cell office:value-type="float" office:value="-0.0762358">
            <text:p>-0.0762358</text:p>
          </table:table-cell>
          <table:table-cell office:value-type="float" office:value="-0.077655">
            <text:p>-0.077655</text:p>
          </table:table-cell>
          <table:table-cell office:value-type="float" office:value="-0.0395745">
            <text:p>-0.0395745</text:p>
          </table:table-cell>
          <table:table-cell office:value-type="float" office:value="-0.0542391">
            <text:p>-0.0542391</text:p>
          </table:table-cell>
          <table:table-cell office:value-type="float" office:value="-0.1039688">
            <text:p>-0.1039688</text:p>
          </table:table-cell>
          <table:table-cell office:value-type="float" office:value="-0.1334757">
            <text:p>-0.1334757</text:p>
          </table:table-cell>
          <table:table-cell office:value-type="float" office:value="-0.1371419">
            <text:p>-0.1371419</text:p>
          </table:table-cell>
          <table:table-cell office:value-type="float" office:value="-0.1619768">
            <text:p>-0.1619768</text:p>
          </table:table-cell>
          <table:table-cell office:value-type="float" office:value="-0.1909506">
            <text:p>-0.1909506</text:p>
          </table:table-cell>
          <table:table-cell office:value-type="float" office:value="-0.2141305">
            <text:p>-0.2141305</text:p>
          </table:table-cell>
          <table:table-cell office:value-type="float" office:value="-0.2499642">
            <text:p>-0.2499642</text:p>
          </table:table-cell>
          <table:table-cell office:value-type="float" office:value="-0.2750361">
            <text:p>-0.2750361</text:p>
          </table:table-cell>
          <table:table-cell office:value-type="float" office:value="-0.3119351">
            <text:p>-0.3119351</text:p>
          </table:table-cell>
          <table:table-cell office:value-type="float" office:value="-0.3200362">
            <text:p>-0.3200362</text:p>
          </table:table-cell>
          <table:table-cell office:value-type="float" office:value="-0.3377159">
            <text:p>-0.3377159</text:p>
          </table:table-cell>
          <table:table-cell office:value-type="float" office:value="-0.3478868">
            <text:p>-0.3478868</text:p>
          </table:table-cell>
          <table:table-cell office:value-type="float" office:value="-0.3779252">
            <text:p>-0.3779252</text:p>
          </table:table-cell>
          <table:table-cell office:value-type="float" office:value="-0.3969658">
            <text:p>-0.3969658</text:p>
          </table:table-cell>
          <table:table-cell office:value-type="float" office:value="-0.3911714">
            <text:p>-0.3911714</text:p>
          </table:table-cell>
          <table:table-cell office:value-type="float" office:value="-0.3820057">
            <text:p>-0.3820057</text:p>
          </table:table-cell>
          <table:table-cell office:value-type="float" office:value="-0.398563">
            <text:p>-0.398563</text:p>
          </table:table-cell>
          <table:table-cell office:value-type="float" office:value="-0.4193776">
            <text:p>-0.4193776</text:p>
          </table:table-cell>
          <table:table-cell office:value-type="float" office:value="-0.4226298">
            <text:p>-0.4226298</text:p>
          </table:table-cell>
          <table:table-cell office:value-type="float" office:value="-0.4591134">
            <text:p>-0.4591134</text:p>
          </table:table-cell>
          <table:table-cell office:value-type="float" office:value="-0.5108535">
            <text:p>-0.510853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-0.5722961">
            <text:p>-0.5722961</text:p>
          </table:table-cell>
          <table:table-cell office:value-type="float" office:value="-0.556841">
            <text:p>-0.556841</text:p>
          </table:table-cell>
          <table:table-cell office:value-type="float" office:value="-0.5811723">
            <text:p>-0.5811723</text:p>
          </table:table-cell>
          <table:table-cell office:value-type="float" office:value="-0.6205536">
            <text:p>-0.6205536</text:p>
          </table:table-cell>
          <table:table-cell office:value-type="float" office:value="-0.531744">
            <text:p>-0.531744</text:p>
          </table:table-cell>
          <table:table-cell office:value-type="float" office:value="-0.570944">
            <text:p>-0.570944</text:p>
          </table:table-cell>
          <table:table-cell office:value-type="float" office:value="-0.5497661">
            <text:p>-0.5497661</text:p>
          </table:table-cell>
          <table:table-cell office:value-type="float" office:value="-0.5925725">
            <text:p>-0.5925725</text:p>
          </table:table-cell>
          <table:table-cell office:value-type="float" office:value="-0.5177758">
            <text:p>-0.5177758</text:p>
          </table:table-cell>
          <table:table-cell office:value-type="float" office:value="-0.5967628">
            <text:p>-0.5967628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5534621">
            <text:p>-0.5534621</text:p>
          </table:table-cell>
          <table:table-cell office:value-type="float" office:value="-0.6242934">
            <text:p>-0.6242934</text:p>
          </table:table-cell>
          <table:table-cell office:value-type="float" office:value="-0.6534459">
            <text:p>-0.6534459</text:p>
          </table:table-cell>
          <table:table-cell office:value-type="float" office:value="-0.564186">
            <text:p>-0.564186</text:p>
          </table:table-cell>
          <table:table-cell office:value-type="float" office:value="-0.5594543">
            <text:p>-0.5594543</text:p>
          </table:table-cell>
          <table:table-cell office:value-type="float" office:value="-0.5711697">
            <text:p>-0.5711697</text:p>
          </table:table-cell>
          <table:table-cell office:value-type="float" office:value="-0.5825241">
            <text:p>-0.5825241</text:p>
          </table:table-cell>
          <table:table-cell office:value-type="float" office:value="-0.6209592">
            <text:p>-0.6209592</text:p>
          </table:table-cell>
          <table:table-cell office:value-type="float" office:value="-0.5651325">
            <text:p>-0.5651325</text:p>
          </table:table-cell>
          <table:table-cell office:value-type="float" office:value="-0.6108208">
            <text:p>-0.6108208</text:p>
          </table:table-cell>
          <table:table-cell office:value-type="float" office:value="-0.5400799">
            <text:p>-0.5400799</text:p>
          </table:table-cell>
          <table:table-cell office:value-type="float" office:value="-0.5722961">
            <text:p>-0.5722961</text:p>
          </table:table-cell>
          <table:table-cell office:value-type="float" office:value="-0.5333655">
            <text:p>-0.5333655</text:p>
          </table:table-cell>
          <table:table-cell office:value-type="float" office:value="-0.515522">
            <text:p>-0.515522</text:p>
          </table:table-cell>
          <table:table-cell office:value-type="float" office:value="-0.4637049">
            <text:p>-0.4637049</text:p>
          </table:table-cell>
          <table:table-cell office:value-type="float" office:value="-0.4141407">
            <text:p>-0.4141407</text:p>
          </table:table-cell>
          <table:table-cell office:value-type="float" office:value="-0.3373168">
            <text:p>-0.3373168</text:p>
          </table:table-cell>
          <table:table-cell office:value-type="float" office:value="-0.3005943">
            <text:p>-0.3005943</text:p>
          </table:table-cell>
          <table:table-cell office:value-type="float" office:value="-0.273109">
            <text:p>-0.273109</text:p>
          </table:table-cell>
          <table:table-cell office:value-type="float" office:value="-0.2938363">
            <text:p>-0.2938363</text:p>
          </table:table-cell>
          <table:table-cell office:value-type="float" office:value="-0.309381">
            <text:p>-0.309381</text:p>
          </table:table-cell>
          <table:table-cell office:value-type="float" office:value="-0.29352">
            <text:p>-0.29352</text:p>
          </table:table-cell>
          <table:table-cell office:value-type="float" office:value="-0.2375131">
            <text:p>-0.2375131</text:p>
          </table:table-cell>
          <table:table-cell office:value-type="float" office:value="-0.2000251">
            <text:p>-0.2000251</text:p>
          </table:table-cell>
          <table:table-cell office:value-type="float" office:value="-0.2130461">
            <text:p>-0.2130461</text:p>
          </table:table-cell>
          <table:table-cell office:value-type="float" office:value="-0.2294491">
            <text:p>-0.2294491</text:p>
          </table:table-cell>
          <table:table-cell office:value-type="float" office:value="-0.2169225">
            <text:p>-0.2169225</text:p>
          </table:table-cell>
          <table:table-cell office:value-type="float" office:value="-0.1948436">
            <text:p>-0.1948436</text:p>
          </table:table-cell>
          <table:table-cell office:value-type="float" office:value="-0.2695049">
            <text:p>-0.2695049</text:p>
          </table:table-cell>
          <table:table-cell office:value-type="float" office:value="-0.2672068">
            <text:p>-0.2672068</text:p>
          </table:table-cell>
          <table:table-cell office:value-type="float" office:value="-0.2680623">
            <text:p>-0.2680623</text:p>
          </table:table-cell>
          <table:table-cell office:value-type="float" office:value="-0.2722073">
            <text:p>-0.2722073</text:p>
          </table:table-cell>
          <table:table-cell office:value-type="float" office:value="-0.2790569">
            <text:p>-0.2790569</text:p>
          </table:table-cell>
          <table:table-cell office:value-type="float" office:value="-0.2995134">
            <text:p>-0.2995134</text:p>
          </table:table-cell>
          <table:table-cell office:value-type="float" office:value="-0.2520216">
            <text:p>-0.2520216</text:p>
          </table:table-cell>
          <table:table-cell office:value-type="float" office:value="-0.247876">
            <text:p>-0.247876</text:p>
          </table:table-cell>
          <table:table-cell office:value-type="float" office:value="-0.2772083">
            <text:p>-0.2772083</text:p>
          </table:table-cell>
          <table:table-cell office:value-type="float" office:value="-0.2653585">
            <text:p>-0.2653585</text:p>
          </table:table-cell>
          <table:table-cell office:value-type="float" office:value="-0.2509858">
            <text:p>-0.2509858</text:p>
          </table:table-cell>
          <table:table-cell office:value-type="float" office:value="-0.1863275">
            <text:p>-0.1863275</text:p>
          </table:table-cell>
          <table:table-cell office:value-type="float" office:value="-0.2587358">
            <text:p>-0.2587358</text:p>
          </table:table-cell>
          <table:table-cell office:value-type="float" office:value="-0.2759029">
            <text:p>-0.2759029</text:p>
          </table:table-cell>
          <table:table-cell office:value-type="float" office:value="-0.2340887">
            <text:p>-0.2340887</text:p>
          </table:table-cell>
          <table:table-cell office:value-type="float" office:value="-0.2843736">
            <text:p>-0.2843736</text:p>
          </table:table-cell>
          <table:table-cell office:value-type="float" office:value="-0.3133007">
            <text:p>-0.3133007</text:p>
          </table:table-cell>
          <table:table-cell office:value-type="float" office:value="-0.3046494">
            <text:p>-0.3046494</text:p>
          </table:table-cell>
          <table:table-cell office:value-type="float" office:value="-0.3789511">
            <text:p>-0.3789511</text:p>
          </table:table-cell>
          <table:table-cell office:value-type="float" office:value="-0.3765624">
            <text:p>-0.3765624</text:p>
          </table:table-cell>
          <table:table-cell office:value-type="float" office:value="-0.3776436">
            <text:p>-0.3776436</text:p>
          </table:table-cell>
          <table:table-cell office:value-type="float" office:value="-0.3477257">
            <text:p>-0.3477257</text:p>
          </table:table-cell>
          <table:table-cell office:value-type="float" office:value="-0.3786809">
            <text:p>-0.3786809</text:p>
          </table:table-cell>
          <table:table-cell office:value-type="float" office:value="-0.3429942">
            <text:p>-0.3429942</text:p>
          </table:table-cell>
          <table:table-cell office:value-type="float" office:value="-0.3326758">
            <text:p>-0.3326758</text:p>
          </table:table-cell>
          <table:table-cell office:value-type="float" office:value="-0.3049197">
            <text:p>-0.3049197</text:p>
          </table:table-cell>
          <table:table-cell office:value-type="float" office:value="-0.2113798">
            <text:p>-0.2113798</text:p>
          </table:table-cell>
          <table:table-cell office:value-type="float" office:value="-0.2519773">
            <text:p>-0.2519773</text:p>
          </table:table-cell>
          <table:table-cell office:value-type="float" office:value="-0.2519321">
            <text:p>-0.2519321</text:p>
          </table:table-cell>
          <table:table-cell office:value-type="float" office:value="-0.2701809">
            <text:p>-0.2701809</text:p>
          </table:table-cell>
          <table:table-cell office:value-type="float" office:value="-0.274552">
            <text:p>-0.274552</text:p>
          </table:table-cell>
          <table:table-cell office:value-type="float" office:value="-0.2706311">
            <text:p>-0.2706311</text:p>
          </table:table-cell>
          <table:table-cell office:value-type="float" office:value="-0.3186184">
            <text:p>-0.3186184</text:p>
          </table:table-cell>
          <table:table-cell office:value-type="float" office:value="-0.3311443">
            <text:p>-0.3311443</text:p>
          </table:table-cell>
          <table:table-cell office:value-type="float" office:value="-0.3482663">
            <text:p>-0.3482663</text:p>
          </table:table-cell>
          <table:table-cell office:value-type="float" office:value="-0.3040645">
            <text:p>-0.3040645</text:p>
          </table:table-cell>
          <table:table-cell office:value-type="float" office:value="-0.3087049">
            <text:p>-0.3087049</text:p>
          </table:table-cell>
          <table:table-cell office:value-type="float" office:value="-0.3161391">
            <text:p>-0.3161391</text:p>
          </table:table-cell>
          <table:table-cell office:value-type="float" office:value="-0.3053254">
            <text:p>-0.3053254</text:p>
          </table:table-cell>
          <table:table-cell office:value-type="float" office:value="-0.3997674">
            <text:p>-0.3997674</text:p>
          </table:table-cell>
          <table:table-cell office:value-type="float" office:value="-0.4326153">
            <text:p>-0.4326153</text:p>
          </table:table-cell>
          <table:table-cell office:value-type="float" office:value="-0.4181958">
            <text:p>-0.4181958</text:p>
          </table:table-cell>
          <table:table-cell office:value-type="float" office:value="-0.4181958">
            <text:p>-0.4181958</text:p>
          </table:table-cell>
          <table:table-cell office:value-type="float" office:value="-0.4851524">
            <text:p>-0.4851524</text:p>
          </table:table-cell>
          <table:table-cell office:value-type="float" office:value="-0.4505488">
            <text:p>-0.4505488</text:p>
          </table:table-cell>
          <table:table-cell office:value-type="float" office:value="-0.4338764">
            <text:p>-0.4338764</text:p>
          </table:table-cell>
          <table:table-cell office:value-type="float" office:value="-0.4417164">
            <text:p>-0.4417164</text:p>
          </table:table-cell>
          <table:table-cell office:value-type="float" office:value="-0.4545593">
            <text:p>-0.4545593</text:p>
          </table:table-cell>
          <table:table-cell office:value-type="float" office:value="-0.4052204">
            <text:p>-0.4052204</text:p>
          </table:table-cell>
          <table:table-cell office:value-type="float" office:value="-0.4466734">
            <text:p>-0.4466734</text:p>
          </table:table-cell>
          <table:table-cell office:value-type="float" office:value="-0.4454572">
            <text:p>-0.4454572</text:p>
          </table:table-cell>
          <table:table-cell office:value-type="float" office:value="-0.5424669">
            <text:p>-0.5424669</text:p>
          </table:table-cell>
          <table:table-cell office:value-type="float" office:value="-0.5236331">
            <text:p>-0.5236331</text:p>
          </table:table-cell>
          <table:table-cell office:value-type="float" office:value="-0.5254801">
            <text:p>-0.5254801</text:p>
          </table:table-cell>
          <table:table-cell office:value-type="float" office:value="-0.55">
            <text:p>-0.5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1053401">
            <text:p>-0.1053401</text:p>
          </table:table-cell>
          <table:table-cell office:value-type="float" office:value="-0.1287121">
            <text:p>-0.1287121</text:p>
          </table:table-cell>
          <table:table-cell office:value-type="float" office:value="-0.1198981">
            <text:p>-0.1198981</text:p>
          </table:table-cell>
          <table:table-cell office:value-type="float" office:value="-0.1207545">
            <text:p>-0.1207545</text:p>
          </table:table-cell>
          <table:table-cell office:value-type="float" office:value="-0.1158179">
            <text:p>-0.1158179</text:p>
          </table:table-cell>
          <table:table-cell office:value-type="float" office:value="-0.1310493">
            <text:p>-0.1310493</text:p>
          </table:table-cell>
          <table:table-cell office:value-type="float" office:value="-0.1376703">
            <text:p>-0.1376703</text:p>
          </table:table-cell>
          <table:table-cell office:value-type="float" office:value="-0.1409272">
            <text:p>-0.1409272</text:p>
          </table:table-cell>
          <table:table-cell office:value-type="float" office:value="-0.1292606">
            <text:p>-0.1292606</text:p>
          </table:table-cell>
          <table:table-cell office:value-type="float" office:value="-0.1286166">
            <text:p>-0.1286166</text:p>
          </table:table-cell>
          <table:table-cell office:value-type="float" office:value="-0.1321222">
            <text:p>-0.1321222</text:p>
          </table:table-cell>
          <table:table-cell office:value-type="float" office:value="-0.1460416">
            <text:p>-0.1460416</text:p>
          </table:table-cell>
          <table:table-cell office:value-type="float" office:value="-0.1443264">
            <text:p>-0.1443264</text:p>
          </table:table-cell>
          <table:table-cell office:value-type="float" office:value="-0.1368288">
            <text:p>-0.1368288</text:p>
          </table:table-cell>
          <table:table-cell office:value-type="float" office:value="-0.1413442">
            <text:p>-0.1413442</text:p>
          </table:table-cell>
          <table:table-cell office:value-type="float" office:value="-0.144669">
            <text:p>-0.144669</text:p>
          </table:table-cell>
          <table:table-cell office:value-type="float" office:value="-0.1185124">
            <text:p>-0.1185124</text:p>
          </table:table-cell>
          <table:table-cell office:value-type="float" office:value="-0.1295674">
            <text:p>-0.1295674</text:p>
          </table:table-cell>
          <table:table-cell office:value-type="float" office:value="-0.1515956">
            <text:p>-0.1515956</text:p>
          </table:table-cell>
          <table:table-cell office:value-type="float" office:value="-0.1729593">
            <text:p>-0.1729593</text:p>
          </table:table-cell>
          <table:table-cell office:value-type="float" office:value="-0.1719034">
            <text:p>-0.1719034</text:p>
          </table:table-cell>
          <table:table-cell office:value-type="float" office:value="-0.1604853">
            <text:p>-0.1604853</text:p>
          </table:table-cell>
          <table:table-cell office:value-type="float" office:value="-0.1483838">
            <text:p>-0.1483838</text:p>
          </table:table-cell>
          <table:table-cell office:value-type="float" office:value="-0.1546212">
            <text:p>-0.1546212</text:p>
          </table:table-cell>
          <table:table-cell office:value-type="float" office:value="-0.146476">
            <text:p>-0.146476</text:p>
          </table:table-cell>
          <table:table-cell office:value-type="float" office:value="-0.1632913">
            <text:p>-0.1632913</text:p>
          </table:table-cell>
          <table:table-cell office:value-type="float" office:value="-0.1636212">
            <text:p>-0.1636212</text:p>
          </table:table-cell>
          <table:table-cell office:value-type="float" office:value="-0.1501205">
            <text:p>-0.1501205</text:p>
          </table:table-cell>
          <table:table-cell office:value-type="float" office:value="-0.1013994">
            <text:p>-0.1013994</text:p>
          </table:table-cell>
          <table:table-cell office:value-type="float" office:value="-0.04998">
            <text:p>-0.04998</text:p>
          </table:table-cell>
          <table:table-cell office:value-type="float" office:value="0.0580591">
            <text:p>0.0580591</text:p>
          </table:table-cell>
          <table:table-cell office:value-type="float" office:value="0.0768731">
            <text:p>0.0768731</text:p>
          </table:table-cell>
          <table:table-cell office:value-type="float" office:value="0.1070404">
            <text:p>0.1070404</text:p>
          </table:table-cell>
          <table:table-cell office:value-type="float" office:value="0.1110916">
            <text:p>0.1110916</text:p>
          </table:table-cell>
          <table:table-cell office:value-type="float" office:value="0.1391159">
            <text:p>0.1391159</text:p>
          </table:table-cell>
          <table:table-cell office:value-type="float" office:value="0.1271095">
            <text:p>0.1271095</text:p>
          </table:table-cell>
          <table:table-cell office:value-type="float" office:value="0.1378992">
            <text:p>0.1378992</text:p>
          </table:table-cell>
          <table:table-cell office:value-type="float" office:value="0.1586418">
            <text:p>0.1586418</text:p>
          </table:table-cell>
          <table:table-cell office:value-type="float" office:value="0.163176">
            <text:p>0.163176</text:p>
          </table:table-cell>
          <table:table-cell office:value-type="float" office:value="0.1760637">
            <text:p>0.1760637</text:p>
          </table:table-cell>
          <table:table-cell office:value-type="float" office:value="0.15311">
            <text:p>0.15311</text:p>
          </table:table-cell>
          <table:table-cell office:value-type="float" office:value="0.1536594">
            <text:p>0.1536594</text:p>
          </table:table-cell>
          <table:table-cell office:value-type="float" office:value="0.1414504">
            <text:p>0.1414504</text:p>
          </table:table-cell>
          <table:table-cell office:value-type="float" office:value="0.1582414">
            <text:p>0.1582414</text:p>
          </table:table-cell>
          <table:table-cell office:value-type="float" office:value="0.1993566">
            <text:p>0.1993566</text:p>
          </table:table-cell>
          <table:table-cell office:value-type="float" office:value="0.2017467">
            <text:p>0.2017467</text:p>
          </table:table-cell>
          <table:table-cell office:value-type="float" office:value="0.1957848">
            <text:p>0.1957848</text:p>
          </table:table-cell>
          <table:table-cell office:value-type="float" office:value="0.2256871">
            <text:p>0.2256871</text:p>
          </table:table-cell>
          <table:table-cell office:value-type="float" office:value="0.2027284">
            <text:p>0.2027284</text:p>
          </table:table-cell>
          <table:table-cell office:value-type="float" office:value="0.1639106">
            <text:p>0.1639106</text:p>
          </table:table-cell>
          <table:table-cell office:value-type="float" office:value="0.1896228">
            <text:p>0.1896228</text:p>
          </table:table-cell>
          <table:table-cell office:value-type="float" office:value="0.1967765">
            <text:p>0.1967765</text:p>
          </table:table-cell>
          <table:table-cell office:value-type="float" office:value="0.1834855">
            <text:p>0.1834855</text:p>
          </table:table-cell>
          <table:table-cell office:value-type="float" office:value="0.174096">
            <text:p>0.174096</text:p>
          </table:table-cell>
          <table:table-cell office:value-type="float" office:value="0.1432219">
            <text:p>0.1432219</text:p>
          </table:table-cell>
          <table:table-cell office:value-type="float" office:value="0.1509612">
            <text:p>0.1509612</text:p>
          </table:table-cell>
          <table:table-cell office:value-type="float" office:value="0.0719366">
            <text:p>0.0719366</text:p>
          </table:table-cell>
          <table:table-cell office:value-type="float" office:value="0.0792484">
            <text:p>0.0792484</text:p>
          </table:table-cell>
          <table:table-cell office:value-type="float" office:value="0.0409295">
            <text:p>0.0409295</text:p>
          </table:table-cell>
          <table:table-cell office:value-type="float" office:value="0.0118332">
            <text:p>0.0118332</text:p>
          </table:table-cell>
          <table:table-cell office:value-type="float" office:value="0.0408266">
            <text:p>0.0408266</text:p>
          </table:table-cell>
          <table:table-cell office:value-type="float" office:value="0.0371013">
            <text:p>0.0371013</text:p>
          </table:table-cell>
          <table:table-cell office:value-type="float" office:value="0.0250367">
            <text:p>0.0250367</text:p>
          </table:table-cell>
          <table:table-cell office:value-type="float" office:value="0.0246076">
            <text:p>0.0246076</text:p>
          </table:table-cell>
          <table:table-cell office:value-type="float" office:value="0.0130362">
            <text:p>0.0130362</text:p>
          </table:table-cell>
          <table:table-cell office:value-type="float" office:value="0.0001397">
            <text:p>0.0001397</text:p>
          </table:table-cell>
          <table:table-cell office:value-type="float" office:value="0.0164754">
            <text:p>0.0164754</text:p>
          </table:table-cell>
          <table:table-cell office:value-type="float" office:value="0.044358">
            <text:p>0.044358</text:p>
          </table:table-cell>
          <table:table-cell office:value-type="float" office:value="0.0388491">
            <text:p>0.0388491</text:p>
          </table:table-cell>
          <table:table-cell office:value-type="float" office:value="0.0607311">
            <text:p>0.0607311</text:p>
          </table:table-cell>
          <table:table-cell office:value-type="float" office:value="0.0828132">
            <text:p>0.0828132</text:p>
          </table:table-cell>
          <table:table-cell office:value-type="float" office:value="0.1016696">
            <text:p>0.1016696</text:p>
          </table:table-cell>
          <table:table-cell office:value-type="float" office:value="0.0976449">
            <text:p>0.0976449</text:p>
          </table:table-cell>
          <table:table-cell office:value-type="float" office:value="0.081559">
            <text:p>0.081559</text:p>
          </table:table-cell>
          <table:table-cell office:value-type="float" office:value="0.0674583">
            <text:p>0.0674583</text:p>
          </table:table-cell>
          <table:table-cell office:value-type="float" office:value="0.0916507">
            <text:p>0.0916507</text:p>
          </table:table-cell>
          <table:table-cell office:value-type="float" office:value="0.125121">
            <text:p>0.125121</text:p>
          </table:table-cell>
          <table:table-cell office:value-type="float" office:value="0.10905">
            <text:p>0.10905</text:p>
          </table:table-cell>
          <table:table-cell office:value-type="float" office:value="0.0879405">
            <text:p>0.0879405</text:p>
          </table:table-cell>
          <table:table-cell office:value-type="float" office:value="0.1013554">
            <text:p>0.1013554</text:p>
          </table:table-cell>
          <table:table-cell office:value-type="float" office:value="0.1118628">
            <text:p>0.1118628</text:p>
          </table:table-cell>
          <table:table-cell office:value-type="float" office:value="0.0944746">
            <text:p>0.0944746</text:p>
          </table:table-cell>
          <table:table-cell office:value-type="float" office:value="0.0885695">
            <text:p>0.0885695</text:p>
          </table:table-cell>
          <table:table-cell office:value-type="float" office:value="0.0985393">
            <text:p>0.0985393</text:p>
          </table:table-cell>
          <table:table-cell office:value-type="float" office:value="0.0899385">
            <text:p>0.0899385</text:p>
          </table:table-cell>
          <table:table-cell office:value-type="float" office:value="0.0754093">
            <text:p>0.0754093</text:p>
          </table:table-cell>
          <table:table-cell office:value-type="float" office:value="0.0422342">
            <text:p>0.0422342</text:p>
          </table:table-cell>
          <table:table-cell office:value-type="float" office:value="0.0345795">
            <text:p>0.0345795</text:p>
          </table:table-cell>
          <table:table-cell office:value-type="float" office:value="0.0264927">
            <text:p>0.0264927</text:p>
          </table:table-cell>
          <table:table-cell office:value-type="float" office:value="0.0033057">
            <text:p>0.0033057</text:p>
          </table:table-cell>
          <table:table-cell office:value-type="float" office:value="-0.0235878">
            <text:p>-0.0235878</text:p>
          </table:table-cell>
          <table:table-cell office:value-type="float" office:value="-0.0432204">
            <text:p>-0.0432204</text:p>
          </table:table-cell>
          <table:table-cell office:value-type="float" office:value="0.0004085">
            <text:p>0.0004085</text:p>
          </table:table-cell>
          <table:table-cell office:value-type="float" office:value="-0.0033465">
            <text:p>-0.0033465</text:p>
          </table:table-cell>
          <table:table-cell office:value-type="float" office:value="-0.003871">
            <text:p>-0.003871</text:p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4.553724874916563">
            <text:p>4.553724874916563</text:p>
          </table:table-cell>
          <table:table-cell office:value-type="float" office:value="4.279200417557257">
            <text:p>4.279200417557257</text:p>
          </table:table-cell>
          <table:table-cell office:value-type="float" office:value="3.9402242733911432">
            <text:p>3.9402242733911432</text:p>
          </table:table-cell>
          <table:table-cell office:value-type="float" office:value="4.104939469956757">
            <text:p>4.104939469956757</text:p>
          </table:table-cell>
          <table:table-cell office:value-type="float" office:value="4.026943570360271">
            <text:p>4.026943570360271</text:p>
          </table:table-cell>
          <table:table-cell office:value-type="float" office:value="4.110577548073247">
            <text:p>4.110577548073247</text:p>
          </table:table-cell>
          <table:table-cell office:value-type="float" office:value="5.823948221505107">
            <text:p>5.823948221505107</text:p>
          </table:table-cell>
          <table:table-cell office:value-type="float" office:value="7.45593267519829">
            <text:p>7.45593267519829</text:p>
          </table:table-cell>
          <table:table-cell office:value-type="float" office:value="7.81909869222632">
            <text:p>7.81909869222632</text:p>
          </table:table-cell>
          <table:table-cell office:value-type="float" office:value="7.330257624680186">
            <text:p>7.330257624680186</text:p>
          </table:table-cell>
          <table:table-cell office:value-type="float" office:value="7.172738667188143">
            <text:p>7.172738667188143</text:p>
          </table:table-cell>
          <table:table-cell office:value-type="float" office:value="7.709302289377106">
            <text:p>7.709302289377106</text:p>
          </table:table-cell>
          <table:table-cell office:value-type="float" office:value="8.065800222086505">
            <text:p>8.065800222086505</text:p>
          </table:table-cell>
          <table:table-cell office:value-type="float" office:value="7.487435748740408">
            <text:p>7.487435748740408</text:p>
          </table:table-cell>
          <table:table-cell office:value-type="float" office:value="6.825722848478772">
            <text:p>6.825722848478772</text:p>
          </table:table-cell>
          <table:table-cell office:value-type="float" office:value="6.474729388747039">
            <text:p>6.474729388747039</text:p>
          </table:table-cell>
          <table:table-cell office:value-type="float" office:value="6.615488635663995">
            <text:p>6.615488635663995</text:p>
          </table:table-cell>
          <table:table-cell office:value-type="float" office:value="6.396443010562211">
            <text:p>6.396443010562211</text:p>
          </table:table-cell>
          <table:table-cell office:value-type="float" office:value="6.246930342645909">
            <text:p>6.246930342645909</text:p>
          </table:table-cell>
          <table:table-cell office:value-type="float" office:value="6.804952862504473">
            <text:p>6.804952862504473</text:p>
          </table:table-cell>
          <table:table-cell office:value-type="float" office:value="7.130314075186273">
            <text:p>7.130314075186273</text:p>
          </table:table-cell>
          <table:table-cell office:value-type="float" office:value="6.655143025952575">
            <text:p>6.655143025952575</text:p>
          </table:table-cell>
          <table:table-cell office:value-type="float" office:value="5.831592726379089">
            <text:p>5.831592726379089</text:p>
          </table:table-cell>
          <table:table-cell office:value-type="float" office:value="4.856711828292496">
            <text:p>4.856711828292496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.6941047970177874">
            <text:p>1.6941047970177874</text:p>
          </table:table-cell>
          <table:table-cell office:value-type="float" office:value="1.5701470840692446">
            <text:p>1.5701470840692446</text:p>
          </table:table-cell>
          <table:table-cell office:value-type="float" office:value="1.250144164241689">
            <text:p>1.250144164241689</text:p>
          </table:table-cell>
          <table:table-cell office:value-type="float" office:value="1.214159487632155">
            <text:p>1.214159487632155</text:p>
          </table:table-cell>
          <table:table-cell office:value-type="float" office:value="1.0349960812503567">
            <text:p>1.0349960812503567</text:p>
          </table:table-cell>
          <table:table-cell office:value-type="float" office:value="1.0570721224474426">
            <text:p>1.0570721224474426</text:p>
          </table:table-cell>
          <table:table-cell office:value-type="float" office:value="1.5457060198588042">
            <text:p>1.5457060198588042</text:p>
          </table:table-cell>
          <table:table-cell office:value-type="float" office:value="1.2374559893490062">
            <text:p>1.2374559893490062</text:p>
          </table:table-cell>
          <table:table-cell office:value-type="float" office:value="1.4365009102272046">
            <text:p>1.4365009102272046</text:p>
          </table:table-cell>
          <table:table-cell office:value-type="float" office:value="1.517120967968213">
            <text:p>1.517120967968213</text:p>
          </table:table-cell>
          <table:table-cell office:value-type="float" office:value="1.4118284632404332">
            <text:p>1.4118284632404332</text:p>
          </table:table-cell>
          <table:table-cell office:value-type="float" office:value="1.2757826331884374">
            <text:p>1.2757826331884374</text:p>
          </table:table-cell>
          <table:table-cell office:value-type="float" office:value="1.4606599784524756">
            <text:p>1.4606599784524756</text:p>
          </table:table-cell>
          <table:table-cell office:value-type="float" office:value="1.4077201972860502">
            <text:p>1.4077201972860502</text:p>
          </table:table-cell>
          <table:table-cell office:value-type="float" office:value="1.285837514461179">
            <text:p>1.285837514461179</text:p>
          </table:table-cell>
          <table:table-cell office:value-type="float" office:value="1.231081582081492">
            <text:p>1.231081582081492</text:p>
          </table:table-cell>
          <table:table-cell office:value-type="float" office:value="1.1496635910775204">
            <text:p>1.1496635910775204</text:p>
          </table:table-cell>
          <table:table-cell office:value-type="float" office:value="1.1458342771250876">
            <text:p>1.1458342771250876</text:p>
          </table:table-cell>
          <table:table-cell office:value-type="float" office:value="1.2505783802245105">
            <text:p>1.2505783802245105</text:p>
          </table:table-cell>
          <table:table-cell office:value-type="float" office:value="1.4109961377775724">
            <text:p>1.4109961377775724</text:p>
          </table:table-cell>
          <table:table-cell office:value-type="float" office:value="1.637544098668589">
            <text:p>1.637544098668589</text:p>
          </table:table-cell>
          <table:table-cell office:value-type="float" office:value="1.5605796501961915">
            <text:p>1.5605796501961915</text:p>
          </table:table-cell>
          <table:table-cell office:value-type="float" office:value="1.9291421272659561">
            <text:p>1.9291421272659561</text:p>
          </table:table-cell>
          <table:table-cell office:value-type="float" office:value="1.7724505048143677">
            <text:p>1.7724505048143677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4.210802059751718">
            <text:p>4.210802059751718</text:p>
          </table:table-cell>
          <table:table-cell office:value-type="float" office:value="3.7830779678483513">
            <text:p>3.7830779678483513</text:p>
          </table:table-cell>
          <table:table-cell office:value-type="float" office:value="3.5004301614035427">
            <text:p>3.5004301614035427</text:p>
          </table:table-cell>
          <table:table-cell office:value-type="float" office:value="3.4170086334838605">
            <text:p>3.4170086334838605</text:p>
          </table:table-cell>
          <table:table-cell office:value-type="float" office:value="3.5781984688558754">
            <text:p>3.5781984688558754</text:p>
          </table:table-cell>
          <table:table-cell office:value-type="float" office:value="3.5892366225784893">
            <text:p>3.5892366225784893</text:p>
          </table:table-cell>
          <table:table-cell office:value-type="float" office:value="3.9740055854155374">
            <text:p>3.9740055854155374</text:p>
          </table:table-cell>
          <table:table-cell office:value-type="float" office:value="4.628549561577026">
            <text:p>4.628549561577026</text:p>
          </table:table-cell>
          <table:table-cell office:value-type="float" office:value="5.110730768667495">
            <text:p>5.110730768667495</text:p>
          </table:table-cell>
          <table:table-cell office:value-type="float" office:value="5.265610714641187">
            <text:p>5.265610714641187</text:p>
          </table:table-cell>
          <table:table-cell office:value-type="float" office:value="5.645303759137363">
            <text:p>5.645303759137363</text:p>
          </table:table-cell>
          <table:table-cell office:value-type="float" office:value="5.969305064701446">
            <text:p>5.969305064701446</text:p>
          </table:table-cell>
          <table:table-cell office:value-type="float" office:value="6.1231629019921945">
            <text:p>6.1231629019921945</text:p>
          </table:table-cell>
          <table:table-cell office:value-type="float" office:value="5.833683676172622">
            <text:p>5.833683676172622</text:p>
          </table:table-cell>
          <table:table-cell office:value-type="float" office:value="5.620584360876678">
            <text:p>5.620584360876678</text:p>
          </table:table-cell>
          <table:table-cell office:value-type="float" office:value="5.55410438227989">
            <text:p>5.55410438227989</text:p>
          </table:table-cell>
          <table:table-cell office:value-type="float" office:value="5.572552889222586">
            <text:p>5.572552889222586</text:p>
          </table:table-cell>
          <table:table-cell office:value-type="float" office:value="5.512191921553928">
            <text:p>5.512191921553928</text:p>
          </table:table-cell>
          <table:table-cell office:value-type="float" office:value="5.606999224578428">
            <text:p>5.606999224578428</text:p>
          </table:table-cell>
          <table:table-cell office:value-type="float" office:value="5.699471309498675">
            <text:p>5.699471309498675</text:p>
          </table:table-cell>
          <table:table-cell office:value-type="float" office:value="6.261369553220699">
            <text:p>6.261369553220699</text:p>
          </table:table-cell>
          <table:table-cell office:value-type="float" office:value="5.970230999875811">
            <text:p>5.970230999875811</text:p>
          </table:table-cell>
          <table:table-cell office:value-type="float" office:value="5.649993319090707">
            <text:p>5.649993319090707</text:p>
          </table:table-cell>
          <table:table-cell office:value-type="float" office:value="4.966058790503732">
            <text:p>4.96605879050373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6.579732062712003">
            <text:p>6.579732062712003</text:p>
          </table:table-cell>
          <table:table-cell office:value-type="float" office:value="6.316492246523657">
            <text:p>6.316492246523657</text:p>
          </table:table-cell>
          <table:table-cell office:value-type="float" office:value="5.872095610465769">
            <text:p>5.872095610465769</text:p>
          </table:table-cell>
          <table:table-cell office:value-type="float" office:value="6.122774683445188">
            <text:p>6.122774683445188</text:p>
          </table:table-cell>
          <table:table-cell office:value-type="float" office:value="6.286276468610765">
            <text:p>6.286276468610765</text:p>
          </table:table-cell>
          <table:table-cell office:value-type="float" office:value="6.304015243125727">
            <text:p>6.304015243125727</text:p>
          </table:table-cell>
          <table:table-cell office:value-type="float" office:value="6.862048434425521">
            <text:p>6.862048434425521</text:p>
          </table:table-cell>
          <table:table-cell office:value-type="float" office:value="8.626052844721492">
            <text:p>8.626052844721492</text:p>
          </table:table-cell>
          <table:table-cell office:value-type="float" office:value="9.010685134788291">
            <text:p>9.010685134788291</text:p>
          </table:table-cell>
          <table:table-cell office:value-type="float" office:value="8.959042995679518">
            <text:p>8.959042995679518</text:p>
          </table:table-cell>
          <table:table-cell office:value-type="float" office:value="8.981107489480324">
            <text:p>8.981107489480324</text:p>
          </table:table-cell>
          <table:table-cell office:value-type="float" office:value="9.476000667482042">
            <text:p>9.476000667482042</text:p>
          </table:table-cell>
          <table:table-cell office:value-type="float" office:value="9.356493448919837">
            <text:p>9.356493448919837</text:p>
          </table:table-cell>
          <table:table-cell office:value-type="float" office:value="8.94746490619192">
            <text:p>8.94746490619192</text:p>
          </table:table-cell>
          <table:table-cell office:value-type="float" office:value="8.414828504913086">
            <text:p>8.414828504913086</text:p>
          </table:table-cell>
          <table:table-cell office:value-type="float" office:value="8.117028916274968">
            <text:p>8.117028916274968</text:p>
          </table:table-cell>
          <table:table-cell office:value-type="float" office:value="8.522953277076914">
            <text:p>8.522953277076914</text:p>
          </table:table-cell>
          <table:table-cell office:value-type="float" office:value="8.262853866972844">
            <text:p>8.262853866972844</text:p>
          </table:table-cell>
          <table:table-cell office:value-type="float" office:value="7.784219886108461">
            <text:p>7.784219886108461</text:p>
          </table:table-cell>
          <table:table-cell office:value-type="float" office:value="7.873184852451768">
            <text:p>7.873184852451768</text:p>
          </table:table-cell>
          <table:table-cell office:value-type="float" office:value="8.208688013599128">
            <text:p>8.208688013599128</text:p>
          </table:table-cell>
          <table:table-cell office:value-type="float" office:value="7.5040466139226805">
            <text:p>7.5040466139226805</text:p>
          </table:table-cell>
          <table:table-cell office:value-type="float" office:value="6.887133566147564">
            <text:p>6.887133566147564</text:p>
          </table:table-cell>
          <table:table-cell office:value-type="float" office:value="6.842627520955825">
            <text:p>6.84262752095582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3.3745261480974595">
            <text:p>3.3745261480974595</text:p>
          </table:table-cell>
          <table:table-cell office:value-type="float" office:value="3.027309758507968">
            <text:p>3.027309758507968</text:p>
          </table:table-cell>
          <table:table-cell office:value-type="float" office:value="2.9669485623986707">
            <text:p>2.9669485623986707</text:p>
          </table:table-cell>
          <table:table-cell office:value-type="float" office:value="3.0328827310426427">
            <text:p>3.0328827310426427</text:p>
          </table:table-cell>
          <table:table-cell office:value-type="float" office:value="2.946597210210604">
            <text:p>2.946597210210604</text:p>
          </table:table-cell>
          <table:table-cell office:value-type="float" office:value="3.213144389955189">
            <text:p>3.213144389955189</text:p>
          </table:table-cell>
          <table:table-cell office:value-type="float" office:value="4.149054131066935">
            <text:p>4.149054131066935</text:p>
          </table:table-cell>
          <table:table-cell office:value-type="float" office:value="4.7307184294282205">
            <text:p>4.7307184294282205</text:p>
          </table:table-cell>
          <table:table-cell office:value-type="float" office:value="5.455222383596275">
            <text:p>5.455222383596275</text:p>
          </table:table-cell>
          <table:table-cell office:value-type="float" office:value="5.7489294908398945">
            <text:p>5.7489294908398945</text:p>
          </table:table-cell>
          <table:table-cell office:value-type="float" office:value="5.722990839625717">
            <text:p>5.722990839625717</text:p>
          </table:table-cell>
          <table:table-cell office:value-type="float" office:value="5.9712312761606405">
            <text:p>5.9712312761606405</text:p>
          </table:table-cell>
          <table:table-cell office:value-type="float" office:value="5.803924420557485">
            <text:p>5.803924420557485</text:p>
          </table:table-cell>
          <table:table-cell office:value-type="float" office:value="5.927970917767643">
            <text:p>5.927970917767643</text:p>
          </table:table-cell>
          <table:table-cell office:value-type="float" office:value="5.831289422480646">
            <text:p>5.831289422480646</text:p>
          </table:table-cell>
          <table:table-cell office:value-type="float" office:value="5.433651223670307">
            <text:p>5.433651223670307</text:p>
          </table:table-cell>
          <table:table-cell office:value-type="float" office:value="5.515922585612289">
            <text:p>5.515922585612289</text:p>
          </table:table-cell>
          <table:table-cell office:value-type="float" office:value="5.304972211397538">
            <text:p>5.304972211397538</text:p>
          </table:table-cell>
          <table:table-cell office:value-type="float" office:value="5.280165385641272">
            <text:p>5.280165385641272</text:p>
          </table:table-cell>
          <table:table-cell office:value-type="float" office:value="5.323955497873676">
            <text:p>5.323955497873676</text:p>
          </table:table-cell>
          <table:table-cell office:value-type="float" office:value="5.383376595489056">
            <text:p>5.383376595489056</text:p>
          </table:table-cell>
          <table:table-cell office:value-type="float" office:value="4.536987518889619">
            <text:p>4.536987518889619</text:p>
          </table:table-cell>
          <table:table-cell office:value-type="float" office:value="4.31824415338622">
            <text:p>4.31824415338622</text:p>
          </table:table-cell>
          <table:table-cell office:value-type="float" office:value="3.704333076668781">
            <text:p>3.70433307666878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1640093520186006">
            <text:p>2.1640093520186006</text:p>
          </table:table-cell>
          <table:table-cell office:value-type="float" office:value="2.0198761674166295">
            <text:p>2.0198761674166295</text:p>
          </table:table-cell>
          <table:table-cell office:value-type="float" office:value="1.9537070638937148">
            <text:p>1.9537070638937148</text:p>
          </table:table-cell>
          <table:table-cell office:value-type="float" office:value="1.935886736071004">
            <text:p>1.935886736071004</text:p>
          </table:table-cell>
          <table:table-cell office:value-type="float" office:value="2.016297514285635">
            <text:p>2.016297514285635</text:p>
          </table:table-cell>
          <table:table-cell office:value-type="float" office:value="2.1897173760915796">
            <text:p>2.1897173760915796</text:p>
          </table:table-cell>
          <table:table-cell office:value-type="float" office:value="3.6468246146118273">
            <text:p>3.6468246146118273</text:p>
          </table:table-cell>
          <table:table-cell office:value-type="float" office:value="4.4521696638876564">
            <text:p>4.4521696638876564</text:p>
          </table:table-cell>
          <table:table-cell office:value-type="float" office:value="4.786309001792078">
            <text:p>4.786309001792078</text:p>
          </table:table-cell>
          <table:table-cell office:value-type="float" office:value="4.716815271127569">
            <text:p>4.716815271127569</text:p>
          </table:table-cell>
          <table:table-cell office:value-type="float" office:value="4.93252360694954">
            <text:p>4.93252360694954</text:p>
          </table:table-cell>
          <table:table-cell office:value-type="float" office:value="5.2314894829475245">
            <text:p>5.2314894829475245</text:p>
          </table:table-cell>
          <table:table-cell office:value-type="float" office:value="5.190298078778063">
            <text:p>5.190298078778063</text:p>
          </table:table-cell>
          <table:table-cell office:value-type="float" office:value="4.821069181950087">
            <text:p>4.821069181950087</text:p>
          </table:table-cell>
          <table:table-cell office:value-type="float" office:value="4.194814152189135">
            <text:p>4.194814152189135</text:p>
          </table:table-cell>
          <table:table-cell office:value-type="float" office:value="4.008604355945646">
            <text:p>4.008604355945646</text:p>
          </table:table-cell>
          <table:table-cell office:value-type="float" office:value="3.8107138350993672">
            <text:p>3.8107138350993672</text:p>
          </table:table-cell>
          <table:table-cell office:value-type="float" office:value="3.7084290825759787">
            <text:p>3.7084290825759787</text:p>
          </table:table-cell>
          <table:table-cell office:value-type="float" office:value="3.6670916395701134">
            <text:p>3.6670916395701134</text:p>
          </table:table-cell>
          <table:table-cell office:value-type="float" office:value="3.7805508596082182">
            <text:p>3.7805508596082182</text:p>
          </table:table-cell>
          <table:table-cell office:value-type="float" office:value="3.638170108408714">
            <text:p>3.638170108408714</text:p>
          </table:table-cell>
          <table:table-cell office:value-type="float" office:value="3.2014616746554116">
            <text:p>3.2014616746554116</text:p>
          </table:table-cell>
          <table:table-cell office:value-type="float" office:value="2.621386605177967">
            <text:p>2.621386605177967</text:p>
          </table:table-cell>
          <table:table-cell office:value-type="float" office:value="2.345755157121532">
            <text:p>2.345755157121532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.0794443808028484">
            <text:p>2.0794443808028484</text:p>
          </table:table-cell>
          <table:table-cell office:value-type="float" office:value="1.9124334537289682">
            <text:p>1.9124334537289682</text:p>
          </table:table-cell>
          <table:table-cell office:value-type="float" office:value="1.860162352275163">
            <text:p>1.860162352275163</text:p>
          </table:table-cell>
          <table:table-cell office:value-type="float" office:value="1.7410291889404101">
            <text:p>1.7410291889404101</text:p>
          </table:table-cell>
          <table:table-cell office:value-type="float" office:value="1.7902828506419106">
            <text:p>1.7902828506419106</text:p>
          </table:table-cell>
          <table:table-cell office:value-type="float" office:value="1.7570680713996334">
            <text:p>1.7570680713996334</text:p>
          </table:table-cell>
          <table:table-cell office:value-type="float" office:value="1.7451717641033724">
            <text:p>1.7451717641033724</text:p>
          </table:table-cell>
          <table:table-cell office:value-type="float" office:value="1.9856175123620514">
            <text:p>1.9856175123620514</text:p>
          </table:table-cell>
          <table:table-cell office:value-type="float" office:value="1.7214063013123895">
            <text:p>1.7214063013123895</text:p>
          </table:table-cell>
          <table:table-cell office:value-type="float" office:value="1.7842434675932957">
            <text:p>1.7842434675932957</text:p>
          </table:table-cell>
          <table:table-cell office:value-type="float" office:value="1.9915659107680084">
            <text:p>1.9915659107680084</text:p>
          </table:table-cell>
          <table:table-cell office:value-type="float" office:value="2.2258471557772297">
            <text:p>2.2258471557772297</text:p>
          </table:table-cell>
          <table:table-cell office:value-type="float" office:value="2.321051325458604">
            <text:p>2.321051325458604</text:p>
          </table:table-cell>
          <table:table-cell office:value-type="float" office:value="2.288313791343381">
            <text:p>2.288313791343381</text:p>
          </table:table-cell>
          <table:table-cell office:value-type="float" office:value="2.2174629601175657">
            <text:p>2.2174629601175657</text:p>
          </table:table-cell>
          <table:table-cell office:value-type="float" office:value="2.3108697914939262">
            <text:p>2.3108697914939262</text:p>
          </table:table-cell>
          <table:table-cell office:value-type="float" office:value="2.3352251859152267">
            <text:p>2.3352251859152267</text:p>
          </table:table-cell>
          <table:table-cell office:value-type="float" office:value="2.2566204267498513">
            <text:p>2.2566204267498513</text:p>
          </table:table-cell>
          <table:table-cell office:value-type="float" office:value="2.2605630184514762">
            <text:p>2.2605630184514762</text:p>
          </table:table-cell>
          <table:table-cell office:value-type="float" office:value="2.4152555778332947">
            <text:p>2.4152555778332947</text:p>
          </table:table-cell>
          <table:table-cell office:value-type="float" office:value="2.5293722173930417">
            <text:p>2.5293722173930417</text:p>
          </table:table-cell>
          <table:table-cell office:value-type="float" office:value="2.3712033462860314">
            <text:p>2.3712033462860314</text:p>
          </table:table-cell>
          <table:table-cell office:value-type="float" office:value="1.9683184860751421">
            <text:p>1.9683184860751421</text:p>
          </table:table-cell>
          <table:table-cell office:value-type="float" office:value="2.0833008177495898">
            <text:p>2.0833008177495898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4.378563405452473">
            <text:p>4.378563405452473</text:p>
          </table:table-cell>
          <table:table-cell office:value-type="float" office:value="4.1124538714580305">
            <text:p>4.1124538714580305</text:p>
          </table:table-cell>
          <table:table-cell office:value-type="float" office:value="3.7782743498861966">
            <text:p>3.7782743498861966</text:p>
          </table:table-cell>
          <table:table-cell office:value-type="float" office:value="3.7704482453416857">
            <text:p>3.7704482453416857</text:p>
          </table:table-cell>
          <table:table-cell office:value-type="float" office:value="3.61971401527775">
            <text:p>3.61971401527775</text:p>
          </table:table-cell>
          <table:table-cell office:value-type="float" office:value="3.7346907939350062">
            <text:p>3.7346907939350062</text:p>
          </table:table-cell>
          <table:table-cell office:value-type="float" office:value="4.4589221786770805">
            <text:p>4.4589221786770805</text:p>
          </table:table-cell>
          <table:table-cell office:value-type="float" office:value="4.319926525477716">
            <text:p>4.319926525477716</text:p>
          </table:table-cell>
          <table:table-cell office:value-type="float" office:value="4.589074526104966">
            <text:p>4.589074526104966</text:p>
          </table:table-cell>
          <table:table-cell office:value-type="float" office:value="4.814548074413779">
            <text:p>4.814548074413779</text:p>
          </table:table-cell>
          <table:table-cell office:value-type="float" office:value="4.63403933577209">
            <text:p>4.63403933577209</text:p>
          </table:table-cell>
          <table:table-cell office:value-type="float" office:value="4.788974957174825">
            <text:p>4.788974957174825</text:p>
          </table:table-cell>
          <table:table-cell office:value-type="float" office:value="5.020713929586012">
            <text:p>5.020713929586012</text:p>
          </table:table-cell>
          <table:table-cell office:value-type="float" office:value="4.883352898999482">
            <text:p>4.883352898999482</text:p>
          </table:table-cell>
          <table:table-cell office:value-type="float" office:value="4.739197090802602">
            <text:p>4.739197090802602</text:p>
          </table:table-cell>
          <table:table-cell office:value-type="float" office:value="4.4387539049952265">
            <text:p>4.4387539049952265</text:p>
          </table:table-cell>
          <table:table-cell office:value-type="float" office:value="4.3404232134574965">
            <text:p>4.3404232134574965</text:p>
          </table:table-cell>
          <table:table-cell office:value-type="float" office:value="4.409361771930179">
            <text:p>4.409361771930179</text:p>
          </table:table-cell>
          <table:table-cell office:value-type="float" office:value="4.386934277257911">
            <text:p>4.386934277257911</text:p>
          </table:table-cell>
          <table:table-cell office:value-type="float" office:value="4.650780622242954">
            <text:p>4.650780622242954</text:p>
          </table:table-cell>
          <table:table-cell office:value-type="float" office:value="5.047502238205891">
            <text:p>5.047502238205891</text:p>
          </table:table-cell>
          <table:table-cell office:value-type="float" office:value="4.610311803715881">
            <text:p>4.610311803715881</text:p>
          </table:table-cell>
          <table:table-cell office:value-type="float" office:value="4.874218510246597">
            <text:p>4.874218510246597</text:p>
          </table:table-cell>
          <table:table-cell office:value-type="float" office:value="4.4814174323602725">
            <text:p>4.481417432360272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12367436741093761">
            <text:p>-0.12367436741093761</text:p>
          </table:table-cell>
          <table:table-cell office:value-type="float" office:value="-0.2918896661624672">
            <text:p>-0.2918896661624672</text:p>
          </table:table-cell>
          <table:table-cell office:value-type="float" office:value="-0.5141578707094351">
            <text:p>-0.5141578707094351</text:p>
          </table:table-cell>
          <table:table-cell office:value-type="float" office:value="-0.4752577587729887">
            <text:p>-0.4752577587729887</text:p>
          </table:table-cell>
          <table:table-cell office:value-type="float" office:value="-0.48285579229433623">
            <text:p>-0.48285579229433623</text:p>
          </table:table-cell>
          <table:table-cell office:value-type="float" office:value="-0.46231702088002025">
            <text:p>-0.46231702088002025</text:p>
          </table:table-cell>
          <table:table-cell office:value-type="float" office:value="-0.028662153134194845">
            <text:p>-0.028662153134194845</text:p>
          </table:table-cell>
          <table:table-cell office:value-type="float" office:value="0.5536906000411186">
            <text:p>0.5536906000411186</text:p>
          </table:table-cell>
          <table:table-cell office:value-type="float" office:value="0.7229859334944989">
            <text:p>0.7229859334944989</text:p>
          </table:table-cell>
          <table:table-cell office:value-type="float" office:value="0.7312554519539121">
            <text:p>0.7312554519539121</text:p>
          </table:table-cell>
          <table:table-cell office:value-type="float" office:value="0.6106354664098733">
            <text:p>0.6106354664098733</text:p>
          </table:table-cell>
          <table:table-cell office:value-type="float" office:value="0.7663166842383623">
            <text:p>0.7663166842383623</text:p>
          </table:table-cell>
          <table:table-cell office:value-type="float" office:value="0.6921899163612131">
            <text:p>0.6921899163612131</text:p>
          </table:table-cell>
          <table:table-cell office:value-type="float" office:value="0.6027655885293652">
            <text:p>0.6027655885293652</text:p>
          </table:table-cell>
          <table:table-cell office:value-type="float" office:value="0.4364217733870527">
            <text:p>0.4364217733870527</text:p>
          </table:table-cell>
          <table:table-cell office:value-type="float" office:value="0.27246907903653955">
            <text:p>0.27246907903653955</text:p>
          </table:table-cell>
          <table:table-cell office:value-type="float" office:value="0.335978317674295">
            <text:p>0.335978317674295</text:p>
          </table:table-cell>
          <table:table-cell office:value-type="float" office:value="0.2992562240488177">
            <text:p>0.2992562240488177</text:p>
          </table:table-cell>
          <table:table-cell office:value-type="float" office:value="0.05780106187979135">
            <text:p>0.05780106187979135</text:p>
          </table:table-cell>
          <table:table-cell office:value-type="float" office:value="0.24055500815237277">
            <text:p>0.24055500815237277</text:p>
          </table:table-cell>
          <table:table-cell office:value-type="float" office:value="0.33596790730807985">
            <text:p>0.33596790730807985</text:p>
          </table:table-cell>
          <table:table-cell office:value-type="float" office:value="0.2186053547237007">
            <text:p>0.2186053547237007</text:p>
          </table:table-cell>
          <table:table-cell office:value-type="float" office:value="-0.20599944553721328">
            <text:p>-0.20599944553721328</text:p>
          </table:table-cell>
          <table:table-cell office:value-type="float" office:value="-0.4243489141120331">
            <text:p>-0.424348914112033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2.452923954886277">
            <text:p>-2.452923954886277</text:p>
          </table:table-cell>
          <table:table-cell office:value-type="float" office:value="-2.9267507065498255">
            <text:p>-2.9267507065498255</text:p>
          </table:table-cell>
          <table:table-cell office:value-type="float" office:value="-3.107759878304365">
            <text:p>-3.107759878304365</text:p>
          </table:table-cell>
          <table:table-cell office:value-type="float" office:value="-3.0154792797213976">
            <text:p>-3.0154792797213976</text:p>
          </table:table-cell>
          <table:table-cell office:value-type="float" office:value="-2.8311071655248323">
            <text:p>-2.8311071655248323</text:p>
          </table:table-cell>
          <table:table-cell office:value-type="float" office:value="-3.1641352657353194">
            <text:p>-3.1641352657353194</text:p>
          </table:table-cell>
          <table:table-cell office:value-type="float" office:value="-1.8465154067957348">
            <text:p>-1.8465154067957348</text:p>
          </table:table-cell>
          <table:table-cell office:value-type="float" office:value="-0.5571752769235021">
            <text:p>-0.5571752769235021</text:p>
          </table:table-cell>
          <table:table-cell office:value-type="float" office:value="-0.3971455537325707">
            <text:p>-0.3971455537325707</text:p>
          </table:table-cell>
          <table:table-cell office:value-type="float" office:value="-0.43320150538921526">
            <text:p>-0.43320150538921526</text:p>
          </table:table-cell>
          <table:table-cell office:value-type="float" office:value="-0.5159544922028385">
            <text:p>-0.5159544922028385</text:p>
          </table:table-cell>
          <table:table-cell office:value-type="float" office:value="-0.5714039190271805">
            <text:p>-0.5714039190271805</text:p>
          </table:table-cell>
          <table:table-cell office:value-type="float" office:value="-0.5329463878340214">
            <text:p>-0.5329463878340214</text:p>
          </table:table-cell>
          <table:table-cell office:value-type="float" office:value="-0.5891104633222154">
            <text:p>-0.5891104633222154</text:p>
          </table:table-cell>
          <table:table-cell office:value-type="float" office:value="-0.5587035574354043">
            <text:p>-0.5587035574354043</text:p>
          </table:table-cell>
          <table:table-cell office:value-type="float" office:value="-0.6856940782650444">
            <text:p>-0.6856940782650444</text:p>
          </table:table-cell>
          <table:table-cell office:value-type="float" office:value="-0.7896379126951906">
            <text:p>-0.7896379126951906</text:p>
          </table:table-cell>
          <table:table-cell office:value-type="float" office:value="-0.7872119307964128">
            <text:p>-0.7872119307964128</text:p>
          </table:table-cell>
          <table:table-cell office:value-type="float" office:value="-0.47686506340640583">
            <text:p>-0.47686506340640583</text:p>
          </table:table-cell>
          <table:table-cell office:value-type="float" office:value="-0.41102292240369614">
            <text:p>-0.41102292240369614</text:p>
          </table:table-cell>
          <table:table-cell office:value-type="float" office:value="-0.41626086331538614">
            <text:p>-0.41626086331538614</text:p>
          </table:table-cell>
          <table:table-cell office:value-type="float" office:value="-0.5495775457299371">
            <text:p>-0.5495775457299371</text:p>
          </table:table-cell>
          <table:table-cell office:value-type="float" office:value="-1.1311380203130046">
            <text:p>-1.1311380203130046</text:p>
          </table:table-cell>
          <table:table-cell office:value-type="float" office:value="-1.5112759287335555">
            <text:p>-1.5112759287335555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2952676831445875">
            <text:p>-0.2952676831445875</text:p>
          </table:table-cell>
          <table:table-cell office:value-type="float" office:value="-0.38590623823589326">
            <text:p>-0.38590623823589326</text:p>
          </table:table-cell>
          <table:table-cell office:value-type="float" office:value="-0.4530806437376721">
            <text:p>-0.4530806437376721</text:p>
          </table:table-cell>
          <table:table-cell office:value-type="float" office:value="-0.4519612193429635">
            <text:p>-0.4519612193429635</text:p>
          </table:table-cell>
          <table:table-cell office:value-type="float" office:value="-0.4547980930881571">
            <text:p>-0.4547980930881571</text:p>
          </table:table-cell>
          <table:table-cell office:value-type="float" office:value="-0.49167510210054144">
            <text:p>-0.49167510210054144</text:p>
          </table:table-cell>
          <table:table-cell office:value-type="float" office:value="-0.442254776636468">
            <text:p>-0.442254776636468</text:p>
          </table:table-cell>
          <table:table-cell office:value-type="float" office:value="-0.17655070601780284">
            <text:p>-0.17655070601780284</text:p>
          </table:table-cell>
          <table:table-cell office:value-type="float" office:value="0.05515088940455655">
            <text:p>0.05515088940455655</text:p>
          </table:table-cell>
          <table:table-cell office:value-type="float" office:value="0.19613736948752009">
            <text:p>0.19613736948752009</text:p>
          </table:table-cell>
          <table:table-cell office:value-type="float" office:value="0.3235587181452441">
            <text:p>0.3235587181452441</text:p>
          </table:table-cell>
          <table:table-cell office:value-type="float" office:value="0.34351202883887116">
            <text:p>0.34351202883887116</text:p>
          </table:table-cell>
          <table:table-cell office:value-type="float" office:value="0.3015198749646411">
            <text:p>0.3015198749646411</text:p>
          </table:table-cell>
          <table:table-cell office:value-type="float" office:value="0.24634885014956806">
            <text:p>0.24634885014956806</text:p>
          </table:table-cell>
          <table:table-cell office:value-type="float" office:value="0.1627529241199997">
            <text:p>0.1627529241199997</text:p>
          </table:table-cell>
          <table:table-cell office:value-type="float" office:value="0.10806381114787066">
            <text:p>0.10806381114787066</text:p>
          </table:table-cell>
          <table:table-cell office:value-type="float" office:value="0.09027132044861272">
            <text:p>0.09027132044861272</text:p>
          </table:table-cell>
          <table:table-cell office:value-type="float" office:value="0.07944555125053905">
            <text:p>0.07944555125053905</text:p>
          </table:table-cell>
          <table:table-cell office:value-type="float" office:value="0.08035239531444685">
            <text:p>0.08035239531444685</text:p>
          </table:table-cell>
          <table:table-cell office:value-type="float" office:value="0.02195990062300295">
            <text:p>0.02195990062300295</text:p>
          </table:table-cell>
          <table:table-cell office:value-type="float" office:value="0.17091527128583747">
            <text:p>0.17091527128583747</text:p>
          </table:table-cell>
          <table:table-cell office:value-type="float" office:value="0.07795964280380485">
            <text:p>0.07795964280380485</text:p>
          </table:table-cell>
          <table:table-cell office:value-type="float" office:value="0.044691669527262105">
            <text:p>0.044691669527262105</text:p>
          </table:table-cell>
          <table:table-cell office:value-type="float" office:value="-0.07159323066477631">
            <text:p>-0.0715932306647763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8345281123333037">
            <text:p>0.8345281123333037</text:p>
          </table:table-cell>
          <table:table-cell office:value-type="float" office:value="0.9274845893091344">
            <text:p>0.9274845893091344</text:p>
          </table:table-cell>
          <table:table-cell office:value-type="float" office:value="0.7023563079750325">
            <text:p>0.7023563079750325</text:p>
          </table:table-cell>
          <table:table-cell office:value-type="float" office:value="0.8275896848368482">
            <text:p>0.8275896848368482</text:p>
          </table:table-cell>
          <table:table-cell office:value-type="float" office:value="0.847196026835806">
            <text:p>0.847196026835806</text:p>
          </table:table-cell>
          <table:table-cell office:value-type="float" office:value="0.8698504522669308">
            <text:p>0.8698504522669308</text:p>
          </table:table-cell>
          <table:table-cell office:value-type="float" office:value="0.8425899129840666">
            <text:p>0.8425899129840666</text:p>
          </table:table-cell>
          <table:table-cell office:value-type="float" office:value="1.5580083587339493">
            <text:p>1.5580083587339493</text:p>
          </table:table-cell>
          <table:table-cell office:value-type="float" office:value="1.789316416205875">
            <text:p>1.789316416205875</text:p>
          </table:table-cell>
          <table:table-cell office:value-type="float" office:value="1.7853343042738843">
            <text:p>1.7853343042738843</text:p>
          </table:table-cell>
          <table:table-cell office:value-type="float" office:value="1.560260032833469">
            <text:p>1.560260032833469</text:p>
          </table:table-cell>
          <table:table-cell office:value-type="float" office:value="1.863413552068844">
            <text:p>1.863413552068844</text:p>
          </table:table-cell>
          <table:table-cell office:value-type="float" office:value="1.9416293747309217">
            <text:p>1.9416293747309217</text:p>
          </table:table-cell>
          <table:table-cell office:value-type="float" office:value="1.792041027694704">
            <text:p>1.792041027694704</text:p>
          </table:table-cell>
          <table:table-cell office:value-type="float" office:value="1.5564048359930478">
            <text:p>1.5564048359930478</text:p>
          </table:table-cell>
          <table:table-cell office:value-type="float" office:value="1.3687612157682774">
            <text:p>1.3687612157682774</text:p>
          </table:table-cell>
          <table:table-cell office:value-type="float" office:value="1.6687610140936222">
            <text:p>1.6687610140936222</text:p>
          </table:table-cell>
          <table:table-cell office:value-type="float" office:value="1.6181103073535503">
            <text:p>1.6181103073535503</text:p>
          </table:table-cell>
          <table:table-cell office:value-type="float" office:value="1.2697731227255222">
            <text:p>1.2697731227255222</text:p>
          </table:table-cell>
          <table:table-cell office:value-type="float" office:value="1.1776629530445424">
            <text:p>1.1776629530445424</text:p>
          </table:table-cell>
          <table:table-cell office:value-type="float" office:value="1.3873540645597817">
            <text:p>1.3873540645597817</text:p>
          </table:table-cell>
          <table:table-cell office:value-type="float" office:value="1.0914781418994635">
            <text:p>1.0914781418994635</text:p>
          </table:table-cell>
          <table:table-cell office:value-type="float" office:value="0.8334740219610486">
            <text:p>0.8334740219610486</text:p>
          </table:table-cell>
          <table:table-cell office:value-type="float" office:value="0.9281346987303631">
            <text:p>0.928134698730363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-0.4626458448611609">
            <text:p>-0.4626458448611609</text:p>
          </table:table-cell>
          <table:table-cell office:value-type="float" office:value="-0.4779684027485266">
            <text:p>-0.4779684027485266</text:p>
          </table:table-cell>
          <table:table-cell office:value-type="float" office:value="-0.5030095759649528">
            <text:p>-0.5030095759649528</text:p>
          </table:table-cell>
          <table:table-cell office:value-type="float" office:value="-0.5198465321100428">
            <text:p>-0.5198465321100428</text:p>
          </table:table-cell>
          <table:table-cell office:value-type="float" office:value="-0.4864094474926633">
            <text:p>-0.4864094474926633</text:p>
          </table:table-cell>
          <table:table-cell office:value-type="float" office:value="-0.5245522460799286">
            <text:p>-0.5245522460799286</text:p>
          </table:table-cell>
          <table:table-cell office:value-type="float" office:value="-0.45494197805568876">
            <text:p>-0.45494197805568876</text:p>
          </table:table-cell>
          <table:table-cell office:value-type="float" office:value="-0.2073921502036639">
            <text:p>-0.2073921502036639</text:p>
          </table:table-cell>
          <table:table-cell office:value-type="float" office:value="-0.0372757031943607">
            <text:p>-0.0372757031943607</text:p>
          </table:table-cell>
          <table:table-cell office:value-type="float" office:value="-0.027762325461309797">
            <text:p>-0.027762325461309797</text:p>
          </table:table-cell>
          <table:table-cell office:value-type="float" office:value="0.06349347623373686">
            <text:p>0.06349347623373686</text:p>
          </table:table-cell>
          <table:table-cell office:value-type="float" office:value="0.02131974468671335">
            <text:p>0.02131974468671335</text:p>
          </table:table-cell>
          <table:table-cell office:value-type="float" office:value="0.005424845098152352">
            <text:p>0.005424845098152352</text:p>
          </table:table-cell>
          <table:table-cell office:value-type="float" office:value="0.0037053071475490014">
            <text:p>0.0037053071475490014</text:p>
          </table:table-cell>
          <table:table-cell office:value-type="float" office:value="-0.053523739374815554">
            <text:p>-0.053523739374815554</text:p>
          </table:table-cell>
          <table:table-cell office:value-type="float" office:value="-0.09303571324282252">
            <text:p>-0.09303571324282252</text:p>
          </table:table-cell>
          <table:table-cell office:value-type="float" office:value="-0.13719341909606492">
            <text:p>-0.13719341909606492</text:p>
          </table:table-cell>
          <table:table-cell office:value-type="float" office:value="-0.17424848126854278">
            <text:p>-0.17424848126854278</text:p>
          </table:table-cell>
          <table:table-cell office:value-type="float" office:value="-0.15138242190354584">
            <text:p>-0.15138242190354584</text:p>
          </table:table-cell>
          <table:table-cell office:value-type="float" office:value="-0.18658525474914825">
            <text:p>-0.18658525474914825</text:p>
          </table:table-cell>
          <table:table-cell office:value-type="float" office:value="-0.1327819693022356">
            <text:p>-0.1327819693022356</text:p>
          </table:table-cell>
          <table:table-cell office:value-type="float" office:value="-0.245256479653268">
            <text:p>-0.245256479653268</text:p>
          </table:table-cell>
          <table:table-cell office:value-type="float" office:value="-0.30801437703280593">
            <text:p>-0.30801437703280593</text:p>
          </table:table-cell>
          <table:table-cell office:value-type="float" office:value="-0.33430649118264627">
            <text:p>-0.3343064911826462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1.9555329246440956">
            <text:p>-1.9555329246440956</text:p>
          </table:table-cell>
          <table:table-cell office:value-type="float" office:value="-1.9690807924839817">
            <text:p>-1.9690807924839817</text:p>
          </table:table-cell>
          <table:table-cell office:value-type="float" office:value="-1.9874854061898148">
            <text:p>-1.9874854061898148</text:p>
          </table:table-cell>
          <table:table-cell office:value-type="float" office:value="-1.998257981353623">
            <text:p>-1.998257981353623</text:p>
          </table:table-cell>
          <table:table-cell office:value-type="float" office:value="-1.9714544212497895">
            <text:p>-1.9714544212497895</text:p>
          </table:table-cell>
          <table:table-cell office:value-type="float" office:value="-1.9245298750240734">
            <text:p>-1.9245298750240734</text:p>
          </table:table-cell>
          <table:table-cell office:value-type="float" office:value="-1.6357590109884068">
            <text:p>-1.6357590109884068</text:p>
          </table:table-cell>
          <table:table-cell office:value-type="float" office:value="-1.3497832486955663">
            <text:p>-1.3497832486955663</text:p>
          </table:table-cell>
          <table:table-cell office:value-type="float" office:value="-1.3243673349297715">
            <text:p>-1.3243673349297715</text:p>
          </table:table-cell>
          <table:table-cell office:value-type="float" office:value="-1.3032604316488738">
            <text:p>-1.3032604316488738</text:p>
          </table:table-cell>
          <table:table-cell office:value-type="float" office:value="-1.2817153139556343">
            <text:p>-1.2817153139556343</text:p>
          </table:table-cell>
          <table:table-cell office:value-type="float" office:value="-1.267546609730554">
            <text:p>-1.267546609730554</text:p>
          </table:table-cell>
          <table:table-cell office:value-type="float" office:value="-1.2974541559540986">
            <text:p>-1.2974541559540986</text:p>
          </table:table-cell>
          <table:table-cell office:value-type="float" office:value="-1.3474826230307717">
            <text:p>-1.3474826230307717</text:p>
          </table:table-cell>
          <table:table-cell office:value-type="float" office:value="-1.4814275509864339">
            <text:p>-1.4814275509864339</text:p>
          </table:table-cell>
          <table:table-cell office:value-type="float" office:value="-1.5478156638123892">
            <text:p>-1.5478156638123892</text:p>
          </table:table-cell>
          <table:table-cell office:value-type="float" office:value="-1.602450668987701">
            <text:p>-1.602450668987701</text:p>
          </table:table-cell>
          <table:table-cell office:value-type="float" office:value="-1.6076331385689882">
            <text:p>-1.6076331385689882</text:p>
          </table:table-cell>
          <table:table-cell office:value-type="float" office:value="-1.6380232819573903">
            <text:p>-1.6380232819573903</text:p>
          </table:table-cell>
          <table:table-cell office:value-type="float" office:value="-1.6930735922124953">
            <text:p>-1.6930735922124953</text:p>
          </table:table-cell>
          <table:table-cell office:value-type="float" office:value="-1.8005176765439848">
            <text:p>-1.8005176765439848</text:p>
          </table:table-cell>
          <table:table-cell office:value-type="float" office:value="-1.8770211081839887">
            <text:p>-1.8770211081839887</text:p>
          </table:table-cell>
          <table:table-cell office:value-type="float" office:value="-1.9033864538754803">
            <text:p>-1.9033864538754803</text:p>
          </table:table-cell>
          <table:table-cell office:value-type="float" office:value="-1.940195746555901">
            <text:p>-1.94019574655590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05997839486884651">
            <text:p>0.005997839486884651</text:p>
          </table:table-cell>
          <table:table-cell office:value-type="float" office:value="-0.055305184738303356">
            <text:p>-0.055305184738303356</text:p>
          </table:table-cell>
          <table:table-cell office:value-type="float" office:value="-0.07081584717383246">
            <text:p>-0.07081584717383246</text:p>
          </table:table-cell>
          <table:table-cell office:value-type="float" office:value="-0.08982909200791835">
            <text:p>-0.08982909200791835</text:p>
          </table:table-cell>
          <table:table-cell office:value-type="float" office:value="-0.08553838940843406">
            <text:p>-0.08553838940843406</text:p>
          </table:table-cell>
          <table:table-cell office:value-type="float" office:value="-0.09883826861863676">
            <text:p>-0.09883826861863676</text:p>
          </table:table-cell>
          <table:table-cell office:value-type="float" office:value="-0.1859600127230791">
            <text:p>-0.1859600127230791</text:p>
          </table:table-cell>
          <table:table-cell office:value-type="float" office:value="-0.060559580486168156">
            <text:p>-0.060559580486168156</text:p>
          </table:table-cell>
          <table:table-cell office:value-type="float" office:value="-0.09332697505620875">
            <text:p>-0.09332697505620875</text:p>
          </table:table-cell>
          <table:table-cell office:value-type="float" office:value="-0.03203008609386855">
            <text:p>-0.03203008609386855</text:p>
          </table:table-cell>
          <table:table-cell office:value-type="float" office:value="-0.0005965237744411502">
            <text:p>-0.0005965237744411502</text:p>
          </table:table-cell>
          <table:table-cell office:value-type="float" office:value="0.0251020363292515">
            <text:p>0.0251020363292515</text:p>
          </table:table-cell>
          <table:table-cell office:value-type="float" office:value="0.08596198361994706">
            <text:p>0.08596198361994706</text:p>
          </table:table-cell>
          <table:table-cell office:value-type="float" office:value="0.08705889029462927">
            <text:p>0.08705889029462927</text:p>
          </table:table-cell>
          <table:table-cell office:value-type="float" office:value="0.0666793420049644">
            <text:p>0.0666793420049644</text:p>
          </table:table-cell>
          <table:table-cell office:value-type="float" office:value="0.1532213364046665">
            <text:p>0.1532213364046665</text:p>
          </table:table-cell>
          <table:table-cell office:value-type="float" office:value="0.13006904092031826">
            <text:p>0.13006904092031826</text:p>
          </table:table-cell>
          <table:table-cell office:value-type="float" office:value="0.11301862331625245">
            <text:p>0.11301862331625245</text:p>
          </table:table-cell>
          <table:table-cell office:value-type="float" office:value="0.09359865624348501">
            <text:p>0.09359865624348501</text:p>
          </table:table-cell>
          <table:table-cell office:value-type="float" office:value="0.09578594271747941">
            <text:p>0.09578594271747941</text:p>
          </table:table-cell>
          <table:table-cell office:value-type="float" office:value="0.13538374499660186">
            <text:p>0.13538374499660186</text:p>
          </table:table-cell>
          <table:table-cell office:value-type="float" office:value="0.12185056262629851">
            <text:p>0.12185056262629851</text:p>
          </table:table-cell>
          <table:table-cell office:value-type="float" office:value="-0.0119901311297048">
            <text:p>-0.0119901311297048</text:p>
          </table:table-cell>
          <table:table-cell office:value-type="float" office:value="-0.01955898951814845">
            <text:p>-0.0195589895181484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3869736131487766">
            <text:p>-0.3869736131487766</text:p>
          </table:table-cell>
          <table:table-cell office:value-type="float" office:value="-0.440127385886521">
            <text:p>-0.440127385886521</text:p>
          </table:table-cell>
          <table:table-cell office:value-type="float" office:value="-0.42915584578579413">
            <text:p>-0.42915584578579413</text:p>
          </table:table-cell>
          <table:table-cell office:value-type="float" office:value="-0.4187342110319873">
            <text:p>-0.4187342110319873</text:p>
          </table:table-cell>
          <table:table-cell office:value-type="float" office:value="-0.41428425138487956">
            <text:p>-0.41428425138487956</text:p>
          </table:table-cell>
          <table:table-cell office:value-type="float" office:value="-0.42770878453555167">
            <text:p>-0.42770878453555167</text:p>
          </table:table-cell>
          <table:table-cell office:value-type="float" office:value="-0.13598334704330206">
            <text:p>-0.13598334704330206</text:p>
          </table:table-cell>
          <table:table-cell office:value-type="float" office:value="0.09871512087076043">
            <text:p>0.09871512087076043</text:p>
          </table:table-cell>
          <table:table-cell office:value-type="float" office:value="0.22294721448870666">
            <text:p>0.22294721448870666</text:p>
          </table:table-cell>
          <table:table-cell office:value-type="float" office:value="0.23805122143092006">
            <text:p>0.23805122143092006</text:p>
          </table:table-cell>
          <table:table-cell office:value-type="float" office:value="0.09919960427114799">
            <text:p>0.09919960427114799</text:p>
          </table:table-cell>
          <table:table-cell office:value-type="float" office:value="0.24044503369973486">
            <text:p>0.24044503369973486</text:p>
          </table:table-cell>
          <table:table-cell office:value-type="float" office:value="0.26000189618427477">
            <text:p>0.26000189618427477</text:p>
          </table:table-cell>
          <table:table-cell office:value-type="float" office:value="0.25094317479413947">
            <text:p>0.25094317479413947</text:p>
          </table:table-cell>
          <table:table-cell office:value-type="float" office:value="0.1981208035738544">
            <text:p>0.1981208035738544</text:p>
          </table:table-cell>
          <table:table-cell office:value-type="float" office:value="0.08586817169099605">
            <text:p>0.08586817169099605</text:p>
          </table:table-cell>
          <table:table-cell office:value-type="float" office:value="0.043260088867914416">
            <text:p>0.043260088867914416</text:p>
          </table:table-cell>
          <table:table-cell office:value-type="float" office:value="0.044089206571114">
            <text:p>0.044089206571114</text:p>
          </table:table-cell>
          <table:table-cell office:value-type="float" office:value="0.04377596333973657">
            <text:p>0.04377596333973657</text:p>
          </table:table-cell>
          <table:table-cell office:value-type="float" office:value="0.08691907726658568">
            <text:p>0.08691907726658568</text:p>
          </table:table-cell>
          <table:table-cell office:value-type="float" office:value="0.12547248586105986">
            <text:p>0.12547248586105986</text:p>
          </table:table-cell>
          <table:table-cell office:value-type="float" office:value="0.017210669654581564">
            <text:p>0.017210669654581564</text:p>
          </table:table-cell>
          <table:table-cell office:value-type="float" office:value="-0.15246117519655022">
            <text:p>-0.15246117519655022</text:p>
          </table:table-cell>
          <table:table-cell office:value-type="float" office:value="-0.27139898510015387">
            <text:p>-0.27139898510015387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793207345454545">
            <text:p>1.0793207345454545</text:p>
          </table:table-cell>
          <table:table-cell office:value-type="float" office:value="1.0802474972727274">
            <text:p>1.0802474972727274</text:p>
          </table:table-cell>
          <table:table-cell office:value-type="float" office:value="1.0844963072727274">
            <text:p>1.0844963072727274</text:p>
          </table:table-cell>
          <table:table-cell office:value-type="float" office:value="1.083521270909091">
            <text:p>1.083521270909091</text:p>
          </table:table-cell>
          <table:table-cell office:value-type="float" office:value="1.0830809854545456">
            <text:p>1.0830809854545456</text:p>
          </table:table-cell>
          <table:table-cell office:value-type="float" office:value="1.0816021309090909">
            <text:p>1.0816021309090909</text:p>
          </table:table-cell>
          <table:table-cell office:value-type="float" office:value="1.081222880909091">
            <text:p>1.081222880909091</text:p>
          </table:table-cell>
          <table:table-cell office:value-type="float" office:value="1.0815022554545455">
            <text:p>1.0815022554545455</text:p>
          </table:table-cell>
          <table:table-cell office:value-type="float" office:value="1.0823926754545454">
            <text:p>1.0823926754545454</text:p>
          </table:table-cell>
          <table:table-cell office:value-type="float" office:value="1.0817294727272726">
            <text:p>1.0817294727272726</text:p>
          </table:table-cell>
          <table:table-cell office:value-type="float" office:value="1.0806346545454546">
            <text:p>1.0806346545454546</text:p>
          </table:table-cell>
          <table:table-cell office:value-type="float" office:value="1.0784905172727273">
            <text:p>1.0784905172727273</text:p>
          </table:table-cell>
          <table:table-cell office:value-type="float" office:value="1.0786746636363636">
            <text:p>1.0786746636363636</text:p>
          </table:table-cell>
          <table:table-cell office:value-type="float" office:value="1.0799053536363636">
            <text:p>1.0799053536363636</text:p>
          </table:table-cell>
          <table:table-cell office:value-type="float" office:value="1.0802081718181817">
            <text:p>1.0802081718181817</text:p>
          </table:table-cell>
          <table:table-cell office:value-type="float" office:value="1.079735980909091">
            <text:p>1.079735980909091</text:p>
          </table:table-cell>
          <table:table-cell office:value-type="float" office:value="1.077459230909091">
            <text:p>1.077459230909091</text:p>
          </table:table-cell>
          <table:table-cell office:value-type="float" office:value="1.0745182381818181">
            <text:p>1.0745182381818181</text:p>
          </table:table-cell>
          <table:table-cell office:value-type="float" office:value="1.0717606981818182">
            <text:p>1.0717606981818182</text:p>
          </table:table-cell>
          <table:table-cell office:value-type="float" office:value="1.068018757272727">
            <text:p>1.068018757272727</text:p>
          </table:table-cell>
          <table:table-cell office:value-type="float" office:value="1.0685865918181818">
            <text:p>1.0685865918181818</text:p>
          </table:table-cell>
          <table:table-cell office:value-type="float" office:value="1.067235149090909">
            <text:p>1.067235149090909</text:p>
          </table:table-cell>
          <table:table-cell office:value-type="float" office:value="1.0665749981818182">
            <text:p>1.0665749981818182</text:p>
          </table:table-cell>
          <table:table-cell office:value-type="float" office:value="1.0573507136363636">
            <text:p>1.0573507136363636</text:p>
          </table:table-cell>
          <table:table-cell office:value-type="float" office:value="1.0484660754545454">
            <text:p>1.0484660754545454</text:p>
          </table:table-cell>
          <table:table-cell office:value-type="float" office:value="1.0404717881818182">
            <text:p>1.0404717881818182</text:p>
          </table:table-cell>
          <table:table-cell office:value-type="float" office:value="1.0381658381818182">
            <text:p>1.0381658381818182</text:p>
          </table:table-cell>
          <table:table-cell office:value-type="float" office:value="1.0356477909090909">
            <text:p>1.0356477909090909</text:p>
          </table:table-cell>
          <table:table-cell office:value-type="float" office:value="1.0298818418181817">
            <text:p>1.0298818418181817</text:p>
          </table:table-cell>
          <table:table-cell office:value-type="float" office:value="1.02769172">
            <text:p>1.02769172</text:p>
          </table:table-cell>
          <table:table-cell office:value-type="float" office:value="1.0256773518181819">
            <text:p>1.0256773518181819</text:p>
          </table:table-cell>
          <table:table-cell office:value-type="float" office:value="1.0171493527272728">
            <text:p>1.0171493527272728</text:p>
          </table:table-cell>
          <table:table-cell office:value-type="float" office:value="1.0201022063636365">
            <text:p>1.0201022063636365</text:p>
          </table:table-cell>
          <table:table-cell office:value-type="float" office:value="1.0208192999999999">
            <text:p>1.0208192999999999</text:p>
          </table:table-cell>
          <table:table-cell office:value-type="float" office:value="1.020246679090909">
            <text:p>1.020246679090909</text:p>
          </table:table-cell>
          <table:table-cell office:value-type="float" office:value="1.0192444545454544">
            <text:p>1.0192444545454544</text:p>
          </table:table-cell>
          <table:table-cell office:value-type="float" office:value="1.02114237">
            <text:p>1.02114237</text:p>
          </table:table-cell>
          <table:table-cell office:value-type="float" office:value="1.0206425063636364">
            <text:p>1.0206425063636364</text:p>
          </table:table-cell>
          <table:table-cell office:value-type="float" office:value="1.0229996418181817">
            <text:p>1.0229996418181817</text:p>
          </table:table-cell>
          <table:table-cell office:value-type="float" office:value="1.025040089090909">
            <text:p>1.025040089090909</text:p>
          </table:table-cell>
          <table:table-cell office:value-type="float" office:value="1.0357221427272727">
            <text:p>1.0357221427272727</text:p>
          </table:table-cell>
          <table:table-cell office:value-type="float" office:value="1.036027319090909">
            <text:p>1.036027319090909</text:p>
          </table:table-cell>
          <table:table-cell office:value-type="float" office:value="1.03139156">
            <text:p>1.03139156</text:p>
          </table:table-cell>
          <table:table-cell office:value-type="float" office:value="1.0260045836363636">
            <text:p>1.0260045836363636</text:p>
          </table:table-cell>
          <table:table-cell office:value-type="float" office:value="1.0253700945454545">
            <text:p>1.0253700945454545</text:p>
          </table:table-cell>
          <table:table-cell office:value-type="float" office:value="1.0233448372727272">
            <text:p>1.0233448372727272</text:p>
          </table:table-cell>
          <table:table-cell office:value-type="float" office:value="1.01971817">
            <text:p>1.01971817</text:p>
          </table:table-cell>
          <table:table-cell office:value-type="float" office:value="1.0213646627272728">
            <text:p>1.0213646627272728</text:p>
          </table:table-cell>
          <table:table-cell office:value-type="float" office:value="1.02420037">
            <text:p>1.02420037</text:p>
          </table:table-cell>
          <table:table-cell office:value-type="float" office:value="1.0260145709090909">
            <text:p>1.0260145709090909</text:p>
          </table:table-cell>
          <table:table-cell office:value-type="float" office:value="1.027025119090909">
            <text:p>1.027025119090909</text:p>
          </table:table-cell>
          <table:table-cell office:value-type="float" office:value="1.031747921818182">
            <text:p>1.031747921818182</text:p>
          </table:table-cell>
          <table:table-cell office:value-type="float" office:value="1.0326458327272727">
            <text:p>1.0326458327272727</text:p>
          </table:table-cell>
          <table:table-cell office:value-type="float" office:value="1.0316008136363637">
            <text:p>1.0316008136363637</text:p>
          </table:table-cell>
          <table:table-cell office:value-type="float" office:value="1.032397391818182">
            <text:p>1.032397391818182</text:p>
          </table:table-cell>
          <table:table-cell office:value-type="float" office:value="1.0367743054545455">
            <text:p>1.0367743054545455</text:p>
          </table:table-cell>
          <table:table-cell office:value-type="float" office:value="1.0419256036363636">
            <text:p>1.0419256036363636</text:p>
          </table:table-cell>
          <table:table-cell office:value-type="float" office:value="1.0415633463636365">
            <text:p>1.0415633463636365</text:p>
          </table:table-cell>
          <table:table-cell office:value-type="float" office:value="1.0422279354545454">
            <text:p>1.0422279354545454</text:p>
          </table:table-cell>
          <table:table-cell office:value-type="float" office:value="1.0441310536363637">
            <text:p>1.0441310536363637</text:p>
          </table:table-cell>
          <table:table-cell office:value-type="float" office:value="1.0461344636363636">
            <text:p>1.0461344636363636</text:p>
          </table:table-cell>
          <table:table-cell office:value-type="float" office:value="1.0477563336363638">
            <text:p>1.0477563336363638</text:p>
          </table:table-cell>
          <table:table-cell office:value-type="float" office:value="1.0495852381818183">
            <text:p>1.0495852381818183</text:p>
          </table:table-cell>
          <table:table-cell office:value-type="float" office:value="1.049134549090909">
            <text:p>1.049134549090909</text:p>
          </table:table-cell>
          <table:table-cell office:value-type="float" office:value="1.0442047118181819">
            <text:p>1.0442047118181819</text:p>
          </table:table-cell>
          <table:table-cell office:value-type="float" office:value="1.0387672427272727">
            <text:p>1.0387672427272727</text:p>
          </table:table-cell>
          <table:table-cell office:value-type="float" office:value="1.0409808763636363">
            <text:p>1.0409808763636363</text:p>
          </table:table-cell>
          <table:table-cell office:value-type="float" office:value="1.0346722690909091">
            <text:p>1.0346722690909091</text:p>
          </table:table-cell>
          <table:table-cell office:value-type="float" office:value="1.0284258063636362">
            <text:p>1.0284258063636362</text:p>
          </table:table-cell>
          <table:table-cell office:value-type="float" office:value="1.0229907645454546">
            <text:p>1.0229907645454546</text:p>
          </table:table-cell>
          <table:table-cell office:value-type="float" office:value="1.0204326281818181">
            <text:p>1.0204326281818181</text:p>
          </table:table-cell>
          <table:table-cell office:value-type="float" office:value="1.0222513372727273">
            <text:p>1.0222513372727273</text:p>
          </table:table-cell>
          <table:table-cell office:value-type="float" office:value="1.02603191">
            <text:p>1.02603191</text:p>
          </table:table-cell>
          <table:table-cell office:value-type="float" office:value="1.0272254254545454">
            <text:p>1.0272254254545454</text:p>
          </table:table-cell>
          <table:table-cell office:value-type="float" office:value="1.0313867745454546">
            <text:p>1.0313867745454546</text:p>
          </table:table-cell>
          <table:table-cell office:value-type="float" office:value="1.033576549090909">
            <text:p>1.033576549090909</text:p>
          </table:table-cell>
          <table:table-cell office:value-type="float" office:value="1.031756730909091">
            <text:p>1.031756730909091</text:p>
          </table:table-cell>
          <table:table-cell office:value-type="float" office:value="1.0367487818181818">
            <text:p>1.0367487818181818</text:p>
          </table:table-cell>
          <table:table-cell office:value-type="float" office:value="1.034546730909091">
            <text:p>1.034546730909091</text:p>
          </table:table-cell>
          <table:table-cell office:value-type="float" office:value="1.0366958618181819">
            <text:p>1.0366958618181819</text:p>
          </table:table-cell>
          <table:table-cell office:value-type="float" office:value="1.0392930463636363">
            <text:p>1.0392930463636363</text:p>
          </table:table-cell>
          <table:table-cell office:value-type="float" office:value="1.0411594045454546">
            <text:p>1.0411594045454546</text:p>
          </table:table-cell>
          <table:table-cell office:value-type="float" office:value="1.0450728672727272">
            <text:p>1.0450728672727272</text:p>
          </table:table-cell>
          <table:table-cell office:value-type="float" office:value="1.048741288181818">
            <text:p>1.048741288181818</text:p>
          </table:table-cell>
          <table:table-cell office:value-type="float" office:value="1.0520991236363637">
            <text:p>1.0520991236363637</text:p>
          </table:table-cell>
          <table:table-cell office:value-type="float" office:value="1.0528380654545455">
            <text:p>1.0528380654545455</text:p>
          </table:table-cell>
          <table:table-cell office:value-type="float" office:value="1.052870039090909">
            <text:p>1.052870039090909</text:p>
          </table:table-cell>
          <table:table-cell office:value-type="float" office:value="1.0580863954545454">
            <text:p>1.0580863954545454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7750909090908">
            <text:p>1.0657750909090908</text:p>
          </table:table-cell>
          <table:table-cell office:value-type="float" office:value="1.0636287345454545">
            <text:p>1.0636287345454545</text:p>
          </table:table-cell>
          <table:table-cell office:value-type="float" office:value="1.0704890163636365">
            <text:p>1.0704890163636365</text:p>
          </table:table-cell>
          <table:table-cell office:value-type="float" office:value="1.0711117136363637">
            <text:p>1.0711117136363637</text:p>
          </table:table-cell>
          <table:table-cell office:value-type="float" office:value="1.0680066890909092">
            <text:p>1.0680066890909092</text:p>
          </table:table-cell>
          <table:table-cell office:value-type="float" office:value="1.0655437818181819">
            <text:p>1.0655437818181819</text:p>
          </table:table-cell>
          <table:table-cell office:value-type="float" office:value="1.0671926327272727">
            <text:p>1.0671926327272727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279299570908071">
            <text:p>1.0279299570908071</text:p>
          </table:table-cell>
          <table:table-cell office:value-type="float" office:value="1.0288125929375838">
            <text:p>1.0288125929375838</text:p>
          </table:table-cell>
          <table:table-cell office:value-type="float" office:value="1.0328591000982437">
            <text:p>1.0328591000982437</text:p>
          </table:table-cell>
          <table:table-cell office:value-type="float" office:value="1.0319304891160255">
            <text:p>1.0319304891160255</text:p>
          </table:table-cell>
          <table:table-cell office:value-type="float" office:value="1.0315111674131128">
            <text:p>1.0315111674131128</text:p>
          </table:table-cell>
          <table:table-cell office:value-type="float" office:value="1.0301027270479854">
            <text:p>1.0301027270479854</text:p>
          </table:table-cell>
          <table:table-cell office:value-type="float" office:value="1.0297415346574854">
            <text:p>1.0297415346574854</text:p>
          </table:table-cell>
          <table:table-cell office:value-type="float" office:value="1.0300076070633326">
            <text:p>1.0300076070633326</text:p>
          </table:table-cell>
          <table:table-cell office:value-type="float" office:value="1.0308556306054526">
            <text:p>1.0308556306054526</text:p>
          </table:table-cell>
          <table:table-cell office:value-type="float" office:value="1.0302240056128362">
            <text:p>1.0302240056128362</text:p>
          </table:table-cell>
          <table:table-cell office:value-type="float" office:value="1.0291813161039274">
            <text:p>1.0291813161039274</text:p>
          </table:table-cell>
          <table:table-cell office:value-type="float" office:value="1.0271392697833035">
            <text:p>1.0271392697833035</text:p>
          </table:table-cell>
          <table:table-cell office:value-type="float" office:value="1.0273146482019817">
            <text:p>1.0273146482019817</text:p>
          </table:table-cell>
          <table:table-cell office:value-type="float" office:value="1.0284867401283218">
            <text:p>1.0284867401283218</text:p>
          </table:table-cell>
          <table:table-cell office:value-type="float" office:value="1.0287751399252307">
            <text:p>1.0287751399252307</text:p>
          </table:table-cell>
          <table:table-cell office:value-type="float" office:value="1.0283254319140855">
            <text:p>1.0283254319140855</text:p>
          </table:table-cell>
          <table:table-cell office:value-type="float" office:value="1.0261570870885854">
            <text:p>1.0261570870885854</text:p>
          </table:table-cell>
          <table:table-cell office:value-type="float" office:value="1.023356126789029">
            <text:p>1.023356126789029</text:p>
          </table:table-cell>
          <table:table-cell office:value-type="float" office:value="1.020729884298589">
            <text:p>1.020729884298589</text:p>
          </table:table-cell>
          <table:table-cell office:value-type="float" office:value="1.0171661121639435">
            <text:p>1.0171661121639435</text:p>
          </table:table-cell>
          <table:table-cell office:value-type="float" office:value="1.0177069098353508">
            <text:p>1.0177069098353508</text:p>
          </table:table-cell>
          <table:table-cell office:value-type="float" office:value="1.0164198147020944">
            <text:p>1.0164198147020944</text:p>
          </table:table-cell>
          <table:table-cell office:value-type="float" office:value="1.0157910962183891">
            <text:p>1.0157910962183891</text:p>
          </table:table-cell>
          <table:table-cell office:value-type="float" office:value="1.0070060167572816">
            <text:p>1.0070060167572816</text:p>
          </table:table-cell>
          <table:table-cell office:value-type="float" office:value="0.9985444117378526">
            <text:p>0.9985444117378526</text:p>
          </table:table-cell>
          <table:table-cell office:value-type="float" office:value="0.990930764459329">
            <text:p>0.990930764459329</text:p>
          </table:table-cell>
          <table:table-cell office:value-type="float" office:value="0.9887346099626291">
            <text:p>0.9887346099626291</text:p>
          </table:table-cell>
          <table:table-cell office:value-type="float" office:value="0.9863364569927454">
            <text:p>0.9863364569927454</text:p>
          </table:table-cell>
          <table:table-cell office:value-type="float" office:value="0.9808450478018507">
            <text:p>0.9808450478018507</text:p>
          </table:table-cell>
          <table:table-cell office:value-type="float" office:value="0.9787592064439199">
            <text:p>0.9787592064439199</text:p>
          </table:table-cell>
          <table:table-cell office:value-type="float" office:value="0.9768407503887109">
            <text:p>0.9768407503887109</text:p>
          </table:table-cell>
          <table:table-cell office:value-type="float" office:value="0.9687188034465164">
            <text:p>0.9687188034465164</text:p>
          </table:table-cell>
          <table:table-cell office:value-type="float" office:value="0.9715310599098382">
            <text:p>0.9715310599098382</text:p>
          </table:table-cell>
          <table:table-cell office:value-type="float" office:value="0.9722140098497999">
            <text:p>0.9722140098497999</text:p>
          </table:table-cell>
          <table:table-cell office:value-type="float" office:value="0.9716686537126744">
            <text:p>0.9716686537126744</text:p>
          </table:table-cell>
          <table:table-cell office:value-type="float" office:value="0.9707141490867272">
            <text:p>0.9707141490867272</text:p>
          </table:table-cell>
          <table:table-cell office:value-type="float" office:value="0.97252169719482">
            <text:p>0.97252169719482</text:p>
          </table:table-cell>
          <table:table-cell office:value-type="float" office:value="0.9720456340656382">
            <text:p>0.9720456340656382</text:p>
          </table:table-cell>
          <table:table-cell office:value-type="float" office:value="0.9742905368726508">
            <text:p>0.9742905368726508</text:p>
          </table:table-cell>
          <table:table-cell office:value-type="float" office:value="0.9762338302889344">
            <text:p>0.9762338302889344</text:p>
          </table:table-cell>
          <table:table-cell office:value-type="float" office:value="0.9864072686234563">
            <text:p>0.9864072686234563</text:p>
          </table:table-cell>
          <table:table-cell office:value-type="float" office:value="0.9866979143197144">
            <text:p>0.9866979143197144</text:p>
          </table:table-cell>
          <table:table-cell office:value-type="float" office:value="0.9822828822621601">
            <text:p>0.9822828822621601</text:p>
          </table:table-cell>
          <table:table-cell office:value-type="float" office:value="0.9771524013911017">
            <text:p>0.9771524013911017</text:p>
          </table:table-cell>
          <table:table-cell office:value-type="float" office:value="0.9765481228637671">
            <text:p>0.9765481228637671</text:p>
          </table:table-cell>
          <table:table-cell office:value-type="float" office:value="0.9746192961908235">
            <text:p>0.9746192961908235</text:p>
          </table:table-cell>
          <table:table-cell office:value-type="float" office:value="0.97116530905362">
            <text:p>0.97116530905362</text:p>
          </table:table-cell>
          <table:table-cell office:value-type="float" office:value="0.9727334056761764">
            <text:p>0.9727334056761764</text:p>
          </table:table-cell>
          <table:table-cell office:value-type="float" office:value="0.97543409358282">
            <text:p>0.97543409358282</text:p>
          </table:table-cell>
          <table:table-cell office:value-type="float" office:value="0.9771619131298254">
            <text:p>0.9771619131298254</text:p>
          </table:table-cell>
          <table:table-cell office:value-type="float" office:value="0.9781243450705144">
            <text:p>0.9781243450705144</text:p>
          </table:table-cell>
          <table:table-cell office:value-type="float" office:value="0.982622276268731">
            <text:p>0.982622276268731</text:p>
          </table:table-cell>
          <table:table-cell office:value-type="float" office:value="0.9834774340477963">
            <text:p>0.9834774340477963</text:p>
          </table:table-cell>
          <table:table-cell office:value-type="float" office:value="0.9824821724958818">
            <text:p>0.9824821724958818</text:p>
          </table:table-cell>
          <table:table-cell office:value-type="float" office:value="0.9832408224041509">
            <text:p>0.9832408224041509</text:p>
          </table:table-cell>
          <table:table-cell office:value-type="float" office:value="0.9874093336746328">
            <text:p>0.9874093336746328</text:p>
          </table:table-cell>
          <table:table-cell office:value-type="float" office:value="0.9923153579448217">
            <text:p>0.9923153579448217</text:p>
          </table:table-cell>
          <table:table-cell office:value-type="float" office:value="0.9919703491898783">
            <text:p>0.9919703491898783</text:p>
          </table:table-cell>
          <table:table-cell office:value-type="float" office:value="0.9926032945358126">
            <text:p>0.9926032945358126</text:p>
          </table:table-cell>
          <table:table-cell office:value-type="float" office:value="0.9944157976485218">
            <text:p>0.9944157976485218</text:p>
          </table:table-cell>
          <table:table-cell office:value-type="float" office:value="0.9963238172847818">
            <text:p>0.9963238172847818</text:p>
          </table:table-cell>
          <table:table-cell office:value-type="float" office:value="0.9978684635666019">
            <text:p>0.9978684635666019</text:p>
          </table:table-cell>
          <table:table-cell office:value-type="float" office:value="0.9996102866510291">
            <text:p>0.9996102866510291</text:p>
          </table:table-cell>
          <table:table-cell office:value-type="float" office:value="0.9991810566704944">
            <text:p>0.9991810566704944</text:p>
          </table:table-cell>
          <table:table-cell office:value-type="float" office:value="0.9944859486696709">
            <text:p>0.9944859486696709</text:p>
          </table:table-cell>
          <table:table-cell office:value-type="float" office:value="0.9893073792320564">
            <text:p>0.9893073792320564</text:p>
          </table:table-cell>
          <table:table-cell office:value-type="float" office:value="0.9914156129164581">
            <text:p>0.9914156129164581</text:p>
          </table:table-cell>
          <table:table-cell office:value-type="float" office:value="0.9854073836704146">
            <text:p>0.9854073836704146</text:p>
          </table:table-cell>
          <table:table-cell office:value-type="float" office:value="0.979458340019438">
            <text:p>0.979458340019438</text:p>
          </table:table-cell>
          <table:table-cell office:value-type="float" office:value="0.9742820822823872">
            <text:p>0.9742820822823872</text:p>
          </table:table-cell>
          <table:table-cell office:value-type="float" office:value="0.971845749023569">
            <text:p>0.971845749023569</text:p>
          </table:table-cell>
          <table:table-cell office:value-type="float" office:value="0.9735778620998237">
            <text:p>0.9735778620998237</text:p>
          </table:table-cell>
          <table:table-cell office:value-type="float" office:value="0.9771784266372598">
            <text:p>0.9771784266372598</text:p>
          </table:table-cell>
          <table:table-cell office:value-type="float" office:value="0.9783151140469527">
            <text:p>0.9783151140469527</text:p>
          </table:table-cell>
          <table:table-cell office:value-type="float" office:value="0.9822783246622473">
            <text:p>0.9822783246622473</text:p>
          </table:table-cell>
          <table:table-cell office:value-type="float" office:value="0.9843638352824944">
            <text:p>0.9843638352824944</text:p>
          </table:table-cell>
          <table:table-cell office:value-type="float" office:value="0.9826306659235854">
            <text:p>0.9826306659235854</text:p>
          </table:table-cell>
          <table:table-cell office:value-type="float" office:value="0.9873850253206908">
            <text:p>0.9873850253206908</text:p>
          </table:table-cell>
          <table:table-cell office:value-type="float" office:value="0.9852878228635855">
            <text:p>0.9852878228635855</text:p>
          </table:table-cell>
          <table:table-cell office:value-type="float" office:value="0.987334625053571">
            <text:p>0.987334625053571</text:p>
          </table:table-cell>
          <table:table-cell office:value-type="float" office:value="0.9898081472540781">
            <text:p>0.9898081472540781</text:p>
          </table:table-cell>
          <table:table-cell office:value-type="float" office:value="0.9915856406574273">
            <text:p>0.9915856406574273</text:p>
          </table:table-cell>
          <table:table-cell office:value-type="float" office:value="0.9953127677704036">
            <text:p>0.9953127677704036</text:p>
          </table:table-cell>
          <table:table-cell office:value-type="float" office:value="0.998806520486329">
            <text:p>0.998806520486329</text:p>
          </table:table-cell>
          <table:table-cell office:value-type="float" office:value="1.0020044759635418">
            <text:p>1.0020044759635418</text:p>
          </table:table-cell>
          <table:table-cell office:value-type="float" office:value="1.0027082338059927">
            <text:p>1.0027082338059927</text:p>
          </table:table-cell>
          <table:table-cell office:value-type="float" office:value="1.0027386850496343">
            <text:p>1.0027386850496343</text:p>
          </table:table-cell>
          <table:table-cell office:value-type="float" office:value="1.0077066698213726">
            <text:p>1.0077066698213726</text:p>
          </table:table-cell>
          <table:table-cell office:value-type="float" office:value="1.0130953624505563">
            <text:p>1.0130953624505563</text:p>
          </table:table-cell>
          <table:table-cell office:value-type="float" office:value="1.0150292757305452">
            <text:p>1.0150292757305452</text:p>
          </table:table-cell>
          <table:table-cell office:value-type="float" office:value="1.0129851159788072">
            <text:p>1.0129851159788072</text:p>
          </table:table-cell>
          <table:table-cell office:value-type="float" office:value="1.0195187523384983">
            <text:p>1.0195187523384983</text:p>
          </table:table-cell>
          <table:table-cell office:value-type="float" office:value="1.0201118005032819">
            <text:p>1.0201118005032819</text:p>
          </table:table-cell>
          <table:table-cell office:value-type="float" office:value="1.0171546185965346">
            <text:p>1.0171546185965346</text:p>
          </table:table-cell>
          <table:table-cell office:value-type="float" office:value="1.014808980190691">
            <text:p>1.014808980190691</text:p>
          </table:table-cell>
          <table:table-cell office:value-type="float" office:value="1.0163793227125963">
            <text:p>1.01637932271259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